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text-align="start" style:justify-single-word="false"/>
      <style:text-properties fo:font-size="16pt" style:text-underline-style="none" style:font-size-asian="16pt" style:font-size-complex="16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font-size="12pt" style:text-underline-style="none" style:font-size-asian="12pt" style:font-size-complex="12pt"/>
    </style:style>
    <style:style style:name="P8" style:family="paragraph" style:parent-style-name="Standard">
      <style:paragraph-properties style:text-autospace="none"/>
      <style:text-properties fo:color="#dcdcdc" style:font-name="Consolas" fo:font-size="9.5pt" style:font-name-asian="Consolas" style:font-size-asian="9.5pt" style:font-name-complex="Consolas" style:font-size-complex="9.5pt"/>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10" style:family="paragraph" style:parent-style-name="Standard">
      <style:paragraph-properties fo:text-align="start" style:justify-single-word="false"/>
      <style:text-properties fo:font-size="18pt" style:text-underline-style="none" style:font-size-asian="18pt" style:font-size-complex="18pt"/>
    </style:style>
    <style:style style:name="P11" style:family="paragraph" style:parent-style-name="Standard">
      <style:paragraph-properties fo:text-align="start" style:justify-single-word="false"/>
      <style:text-properties fo:color="#b4b4b4" style:font-name="Consolas" fo:font-size="9.5pt" style:font-name-asian="Consolas" style:font-size-asian="9.5pt" style:font-name-complex="Consolas" style:font-size-complex="9.5pt"/>
    </style:style>
    <style:style style:name="P12" style:family="paragraph" style:parent-style-name="Standard">
      <style:paragraph-properties style:text-autospace="none"/>
      <style:text-properties fo:color="#b4b4b4" style:font-name="Consolas" fo:font-size="9.5pt" style:font-name-asian="Consolas" style:font-size-asian="9.5pt" style:font-name-complex="Consolas" style:font-size-complex="9.5pt"/>
    </style:style>
    <style:style style:name="P13" style:family="paragraph" style:parent-style-name="Standard">
      <style:paragraph-properties style:text-autospace="none"/>
      <style:text-properties fo:color="#9b9b9b" style:font-name="Consolas" fo:font-size="9.5pt" style:font-name-asian="Consolas" style:font-size-asian="9.5pt" style:font-name-complex="Consolas" style:font-size-complex="9.5pt"/>
    </style:style>
    <style:style style:name="P14" style:family="paragraph" style:parent-style-name="Standard">
      <style:paragraph-properties style:text-autospace="none"/>
    </style:style>
    <style:style style:name="P15" style:family="paragraph" style:parent-style-name="Standard">
      <style:paragraph-properties style:text-autospace="none"/>
      <style:text-properties fo:color="#608b4e" style:font-name="Consolas" fo:font-size="9.5pt" style:font-name-asian="Consolas" style:font-size-asian="9.5pt" style:font-name-complex="Consolas" style:font-size-complex="9.5pt"/>
    </style:style>
    <style:style style:name="P16" style:family="paragraph" style:parent-style-name="Standard">
      <style:paragraph-properties fo:text-align="start" style:justify-single-word="false"/>
      <style:text-properties fo:color="#608b4e" style:font-name="Consolas" fo:font-size="9.5pt" style:text-underline-style="none" style:font-name-asian="Consolas" style:font-size-asian="9.5pt" style:font-name-complex="Consolas" style:font-size-complex="9.5pt"/>
    </style:style>
    <style:style style:name="P17" style:family="paragraph" style:parent-style-name="Standard">
      <style:paragraph-properties style:text-autospace="none"/>
      <style:text-properties fo:color="#569cd6" style:font-name="Consolas" fo:font-size="9.5pt" style:font-name-asian="Consolas" style:font-size-asian="9.5pt" style:font-name-complex="Consolas" style:font-size-complex="9.5pt"/>
    </style:style>
    <style:style style:name="P18" style:family="paragraph" style:parent-style-name="Standard">
      <style:paragraph-properties fo:text-align="start" style:justify-single-word="false"/>
      <style:text-properties fo:font-size="12pt" style:text-underline-style="none" style:font-size-asian="12pt" style:font-size-complex="12pt"/>
    </style:style>
    <style:style style:name="P19" style:family="paragraph" style:parent-style-name="Standard">
      <style:paragraph-properties fo:text-align="start" style:justify-single-word="false"/>
      <style:text-properties fo:color="#000000" style:font-name="Times New Roman" fo:font-size="12pt" style:text-underline-style="none" style:font-name-asian="Consolas" style:font-size-asian="12pt" style:font-name-complex="Consolas" style:font-size-complex="12pt"/>
    </style:style>
    <style:style style:name="P20" style:family="paragraph" style:parent-style-name="Standard">
      <style:paragraph-properties fo:text-align="start" style:justify-single-word="false"/>
      <style:text-properties fo:color="#dcdcdc" style:font-name="Consolas" fo:font-size="9.5pt" style:font-name-asian="Consolas" style:font-size-asian="9.5pt" style:font-name-complex="Consolas" style:font-size-complex="9.5pt"/>
    </style:style>
    <style:style style:name="P21" style:family="paragraph" style:parent-style-name="Standard" style:list-style-name="">
      <style:paragraph-properties style:text-autospace="none"/>
      <style:text-properties fo:color="#dcdcdc" style:font-name="Consolas" fo:font-size="9.5pt" style:font-name-asian="Consolas" style:font-size-asian="9.5pt" style:font-name-complex="Consolas" style:font-size-complex="9.5pt"/>
    </style:style>
    <style:style style:name="P22" style:family="paragraph" style:parent-style-name="Standard" style:list-style-name="">
      <style:paragraph-properties style:text-autospace="none"/>
    </style:style>
    <style:style style:name="P23" style:family="paragraph" style:parent-style-name="Standard" style:list-style-name="">
      <style:paragraph-properties style:text-autospace="none"/>
      <style:text-properties fo:color="#608b4e" style:font-name="Consolas" fo:font-size="9.5pt" style:font-name-asian="Consolas" style:font-size-asian="9.5pt" style:font-name-complex="Consolas" style:font-size-complex="9.5pt"/>
    </style:style>
    <style:style style:name="P24" style:family="paragraph" style:parent-style-name="Standard">
      <style:paragraph-properties fo:text-align="start" style:justify-single-word="false"/>
      <style:text-properties fo:color="#608b4e" style:font-name="Consolas" fo:font-size="9.5pt" style:font-name-asian="Consolas" style:font-size-asian="9.5pt" style:font-name-complex="Consolas" style:font-size-complex="9.5pt"/>
    </style:style>
    <style:style style:name="P25" style:family="paragraph" style:parent-style-name="Standard" style:list-style-name="">
      <style:paragraph-properties style:text-autospace="none"/>
      <style:text-properties fo:color="#b4b4b4" style:font-name="Consolas" fo:font-size="9.5pt" style:font-name-asian="Consolas" style:font-size-asian="9.5pt" style:font-name-complex="Consolas" style:font-size-complex="9.5pt"/>
    </style:style>
    <style:style style:name="P26" style:family="paragraph" style:parent-style-name="Standard">
      <style:paragraph-properties fo:text-align="start" style:justify-single-word="false"/>
      <style:text-properties fo:color="#b4b4b4" style:font-name="Consolas" fo:font-size="9.5pt" style:font-name-asian="Consolas" style:font-size-asian="9.5pt" style:font-name-complex="Consolas" style:font-size-complex="9.5pt"/>
    </style:style>
    <style:style style:name="T1" style:family="text">
      <style:text-properties style:text-position="super 58%"/>
    </style:style>
    <style:style style:name="T2" style:family="text">
      <style:text-properties fo:color="#dcdcdc" style:font-name="Consolas" fo:font-size="9.5pt" style:font-name-asian="Consolas" style:font-size-asian="9.5pt" style:font-name-complex="Consolas" style:font-size-complex="9.5pt"/>
    </style:style>
    <style:style style:name="T3" style:family="text">
      <style:text-properties fo:color="#9b9b9b" style:font-name="Consolas" fo:font-size="9.5pt" style:font-name-asian="Consolas" style:font-size-asian="9.5pt" style:font-name-complex="Consolas" style:font-size-complex="9.5pt"/>
    </style:style>
    <style:style style:name="T4" style:family="text">
      <style:text-properties fo:color="#d69d85" style:font-name="Consolas" fo:font-size="9.5pt" style:font-name-asian="Consolas" style:font-size-asian="9.5pt" style:font-name-complex="Consolas" style:font-size-complex="9.5pt"/>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b4b4b4" style:font-name="Consolas" fo:font-size="9.5pt" style:font-name-asian="Consolas" style:font-size-asian="9.5pt" style:font-name-complex="Consolas" style:font-size-complex="9.5pt"/>
    </style:style>
    <style:style style:name="T7" style:family="text">
      <style:text-properties fo:color="#c8c8c8" style:font-name="Consolas" fo:font-size="9.5pt" style:font-name-asian="Consolas" style:font-size-asian="9.5pt" style:font-name-complex="Consolas" style:font-size-complex="9.5pt"/>
    </style:style>
    <style:style style:name="T8" style:family="text">
      <style:text-properties fo:color="#569cd6" style:font-name="Consolas" fo:font-size="9.5pt" style:font-name-asian="Consolas" style:font-size-asian="9.5pt" style:font-name-complex="Consolas" style:font-size-complex="9.5pt"/>
    </style:style>
    <style:style style:name="T9" style:family="text">
      <style:text-properties fo:color="#7f7f7f" style:font-name="Consolas" fo:font-size="9.5pt" style:font-name-asian="Consolas" style:font-size-asian="9.5pt" style:font-name-complex="Consolas" style:font-size-complex="9.5pt"/>
    </style:style>
    <style:style style:name="T10" style:family="text">
      <style:text-properties fo:color="#b5cea8" style:font-name="Consolas" fo:font-size="9.5pt" style:font-name-asian="Consolas" style:font-size-asian="9.5pt" style:font-name-complex="Consolas" style:font-size-complex="9.5pt"/>
    </style:style>
    <style:style style:name="T11" style:family="text">
      <style:text-properties fo:color="#608b4e" style:font-name="Consolas" fo:font-size="9.5pt" style:font-name-asian="Consolas" style:font-size-asian="9.5pt" style:font-name-complex="Consolas" style:font-size-complex="9.5pt"/>
    </style:style>
    <style:style style:name="T12" style:family="text">
      <style:text-properties fo:color="#bd63c5" style:font-name="Consolas" fo:font-size="9.5pt" style:font-name-asian="Consolas" style:font-size-asian="9.5pt" style:font-name-complex="Consolas" style:font-size-complex="9.5pt"/>
    </style:style>
    <style:style style:name="T13" style:family="text">
      <style:text-properties fo:color="#dadada" style:font-name="Consolas" fo:font-size="9.5pt" style:font-name-asian="Consolas" style:font-size-asian="9.5pt" style:font-name-complex="Consolas" style:font-size-complex="9.5pt"/>
    </style:style>
    <style:style style:name="T14" style:family="text">
      <style:text-properties fo:color="#ffffff" style:font-name="Consolas" fo:font-size="9.5pt" style:font-name-asian="Consolas" style:font-size-asian="9.5pt" style:font-name-complex="Consolas" style:font-size-complex="9.5pt"/>
    </style:style>
    <style:style style:name="T15" style:family="text">
      <style:text-properties fo:color="#000000" style:font-name="Times New Roman" fo:font-size="12pt" style:font-name-asian="Consolas" style:font-size-asian="12pt" style:font-name-complex="Consolas" style:font-size-complex="12pt"/>
    </style:style>
    <style:style style:name="T16" style:family="text">
      <style:text-properties fo:color="#000000" style:font-name="Times New Roman" fo:font-size="12pt" style:text-underline-style="none" style:font-name-asian="Consolas" style:font-size-asian="12pt" style:font-name-complex="Consolas" style:font-size-complex="12pt"/>
    </style:style>
    <style:style style:name="T17" style:family="text">
      <style:text-properties fo:color="#b8d7a3" style:font-name="Consolas" fo:font-size="9.5pt" style:font-name-asian="Consolas" style:font-size-asian="9.5pt" style:font-name-complex="Consolas"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Warren Rainey 040740424</text:p>
      <text:p text:style-name="P2">Email: warren_biz@hotmail.com</text:p>
      <text:p text:style-name="P2">Course: CST 8152 – Compilers, Lab Section: 011 </text:p>
      <text:p text:style-name="P2">Assignment: #4 Parser</text:p>
      <text:p text:style-name="P2">Professor: Sv.Ranev </text:p>
      <text:p text:style-name="P2">Due Date: December 11<text:span text:style-name="T1">th</text:span> 2015 </text:p>
      <text:p text:style-name="P2">Date: December 12<text:span text:style-name="T1">th</text:span> 2015</text:p>
      <text:p text:style-name="P2">Contents: Source Code: </text:p>
      <text:p text:style-name="P2">-parser.c </text:p>
      <text:p text:style-name="P2">-parser.h</text:p>
      <text:p text:style-name="P2">-platy.c</text:p>
      <text:p text:style-name="P2">Test Plan &amp; Files<text:line-break/>-Description</text:p>
      <text:p text:style-name="P2">-ass4e.out</text:p>
      <text:p text:style-name="P2">-ass4r.out</text:p>
      <text:p text:style-name="P2">-ass4w1.out</text:p>
      <text:p text:style-name="P2">-ass4w2.out</text:p>
      <text:p text:style-name="P2">-ass4w3.out</text:p>
      <text:p text:style-name="P2">-ass4w4.out<text:line-break/>Platypus LL Gramm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3"/>
      <text:p text:style-name="P3"/>
      <text:p text:style-name="P3"/>
      <text:p text:style-name="P4">Source Code</text:p>
      <text:p text:style-name="P5"/>
      <text:p text:style-name="P24">/*****************************************************************************************</text:p>
      <text:p text:style-name="P23">File name: parser.c </text:p>
      <text:p text:style-name="P23">Compiler: MS Visual Studio 2012</text:p>
      <text:p text:style-name="P23">Author: Warren Rainey 040740424</text:p>
      <text:p text:style-name="P23">Course: CST 8152 - Compilers, Lab Section: 011 </text:p>
      <text:p text:style-name="P23">Assignment: 4 Parser</text:p>
      <text:p text:style-name="P23">Date: December 11 2015</text:p>
      <text:p text:style-name="P23">Professor: Sv. Ranev </text:p>
      <text:p text:style-name="P23">Production: To validate that the program is syntacticaly correct</text:p>
      <text:p text:style-name="P23">Function list:<text:tab/>void parser(Buffer *);</text:p>
      <text:p text:style-name="P23"><text:tab/><text:tab/><text:tab/><text:tab/>void match(int pr_token_code,int pr_token_attribute);</text:p>
      <text:p text:style-name="P23"><text:tab/><text:tab/><text:tab/><text:tab/>void syn_eh(int sync_token_code);</text:p>
      <text:p text:style-name="P23"><text:tab/><text:tab/><text:tab/><text:tab/>void syn_printe();</text:p>
      <text:p text:style-name="P23"><text:tab/><text:tab/><text:tab/><text:tab/>All Future productions</text:p>
      <text:p text:style-name="P22"><text:span text:style-name="T11">*******************************************************************************************/</text:span><text:span text:style-name="T2"> </text:span></text:p>
      <text:p text:style-name="P22"><text:span text:style-name="T3">#include</text:span><text:span text:style-name="T2"> </text:span><text:span text:style-name="T4">"parser.h"</text:span></text:p>
      <text:p text:style-name="P22"><text:span text:style-name="T3">#include</text:span><text:span text:style-name="T4">&lt;stdio.h&gt;</text:span></text:p>
      <text:p text:style-name="P22"><text:span text:style-name="T3">#include</text:span><text:span text:style-name="T2"> </text:span><text:span text:style-name="T4">&lt;stdlib.h&gt;</text:span></text:p>
      <text:p text:style-name="P23">/********************************************************************</text:p>
      <text:p text:style-name="P23">Function name: <text:s text:c="5"/>parser()</text:p>
      <text:p text:style-name="P23">Author: <text:s text:c="12"/>Svillen Ranev</text:p>
      <text:p text:style-name="P23">History/Versions: <text:s text:c="2"/>1.0</text:p>
      <text:p text:style-name="P22"><text:span text:style-name="T11">**********************************************************************/</text:span><text:span text:style-name="T2"> </text:span></text:p>
      <text:p text:style-name="P22"><text:span text:style-name="T8">void</text:span><text:span text:style-name="T2"> </text:span><text:span text:style-name="T7">parser</text:span><text:span text:style-name="T6">(</text:span><text:span text:style-name="T5">Buffer</text:span><text:span text:style-name="T2"> </text:span><text:span text:style-name="T6">*</text:span><text:span text:style-name="T2"> </text:span><text:span text:style-name="T9">in_buf</text:span><text:span text:style-name="T6">){</text:span></text:p>
      <text:p text:style-name="P22"><text:span text:style-name="T2"><text:s text:c="2"/></text:span><text:span text:style-name="T7">sc_buf</text:span><text:span text:style-name="T2"> </text:span><text:span text:style-name="T6">=</text:span><text:span text:style-name="T2"> </text:span><text:span text:style-name="T9">in_buf</text:span><text:span text:style-name="T6">;</text:span></text:p>
      <text:p text:style-name="P22"><text:span text:style-name="T2"><text:s text:c="2"/></text:span><text:span text:style-name="T7">lookahead</text:span><text:span text:style-name="T2"> </text:span><text:span text:style-name="T6">=</text:span><text:span text:style-name="T2"> </text:span><text:span text:style-name="T7">mlwpar_next_token</text:span><text:span text:style-name="T6">(</text:span><text:span text:style-name="T7">sc_buf</text:span><text:span text:style-name="T6">);</text:span></text:p>
      <text:p text:style-name="P22"><text:span text:style-name="T2"><text:s text:c="2"/></text:span><text:span text:style-name="T7">program</text:span><text:span text:style-name="T6">();</text:span><text:span text:style-name="T2"> </text:span></text:p>
      <text:p text:style-name="P22"><text:span text:style-name="T2"><text:s text:c="2"/></text:span><text:span text:style-name="T7">match</text:span><text:span text:style-name="T6">(</text:span><text:span text:style-name="T12">SEOF_T</text:span><text:span text:style-name="T6">,</text:span><text:span text:style-name="T12">NO_ATTR</text:span><text:span text:style-name="T6">);</text:span></text:p>
      <text:p text:style-name="P22"><text:span text:style-name="T2"><text:s text:c="2"/></text:span><text:span text:style-name="T7">gen_incode</text:span><text:span text:style-name="T6">(</text:span><text:span text:style-name="T4">"PLATY: Source file parsed\n"</text:span><text:span text:style-name="T6">);</text:span></text:p>
      <text:p text:style-name="P25">}</text:p>
      <text:p text:style-name="P21"/>
      <text:p text:style-name="P23">/********************************************************************</text:p>
      <text:p text:style-name="P23">Function name: <text:s text:c="5"/>match()</text:p>
      <text:p text:style-name="P23">Author: <text:s text:c="12"/>Warren Rainey</text:p>
      <text:p text:style-name="P23">History/Versions: <text:s text:c="2"/>1.0</text:p>
      <text:p text:style-name="P23">Match function, Assignmet 4, F15</text:p>
      <text:p text:style-name="P23"><text:s/>********************************************************************/</text:p>
      <text:p text:style-name="P22"><text:span text:style-name="T8">void</text:span><text:span text:style-name="T2"> </text:span><text:span text:style-name="T7">match</text:span><text:span text:style-name="T6">(</text:span><text:span text:style-name="T8">int</text:span><text:span text:style-name="T2"> </text:span><text:span text:style-name="T9">pr_token_code</text:span><text:span text:style-name="T6">,</text:span><text:span text:style-name="T8">int</text:span><text:span text:style-name="T2"> </text:span><text:span text:style-name="T9">pr_token_attribute</text:span><text:span text:style-name="T6">){</text:span></text:p>
      <text:p text:style-name="P22"><text:span text:style-name="T2"><text:tab/> <text:s/></text:span><text:span text:style-name="T11">/* If the token codes match, verify the attributes */</text:span></text:p>
      <text:p text:style-name="P22"><text:span text:style-name="T2"><text:s text:c="4"/></text:span><text:span text:style-name="T8">if</text:span><text:span text:style-name="T2"> </text:span><text:span text:style-name="T6">(</text:span><text:span text:style-name="T9">pr_token_code</text:span><text:span text:style-name="T2"> </text:span><text:span text:style-name="T6">==</text:span><text:span text:style-name="T2"> </text:span><text:span text:style-name="T7">lookahead</text:span><text:span text:style-name="T6">.</text:span><text:span text:style-name="T13">code</text:span><text:span text:style-name="T6">)</text:span></text:p>
      <text:p text:style-name="P22"><text:span text:style-name="T2"><text:s text:c="4"/></text:span><text:span text:style-name="T6">{</text:span></text:p>
      <text:p text:style-name="P22"><text:span text:style-name="T2"><text:s text:c="8"/></text:span><text:span text:style-name="T8">switch</text:span><text:span text:style-name="T2"> </text:span><text:span text:style-name="T6">(</text:span><text:span text:style-name="T9">pr_token_code</text:span><text:span text:style-name="T6">)</text:span></text:p>
      <text:p text:style-name="P22"><text:span text:style-name="T2"><text:s text:c="8"/></text:span><text:span text:style-name="T6">{</text:span></text:p>
      <text:p text:style-name="P22"><text:span text:style-name="T2"><text:s text:c="8"/></text:span><text:span text:style-name="T8">case</text:span><text:span text:style-name="T2"> </text:span><text:span text:style-name="T12">ART_OP_T</text:span><text:span text:style-name="T6">:</text:span><text:span text:style-name="T2"> </text:span></text:p>
      <text:p text:style-name="P22"><text:span text:style-name="T2"><text:s text:c="8"/></text:span><text:span text:style-name="T8">case</text:span><text:span text:style-name="T2"> </text:span><text:span text:style-name="T12">REL_OP_T</text:span><text:span text:style-name="T6">:</text:span></text:p>
      <text:p text:style-name="P22"><text:span text:style-name="T2"><text:s text:c="8"/></text:span><text:span text:style-name="T8">case</text:span><text:span text:style-name="T2"> </text:span><text:span text:style-name="T12">LOG_OP_T</text:span><text:span text:style-name="T6">:</text:span><text:span text:style-name="T2"> </text:span></text:p>
      <text:p text:style-name="P22"><text:span text:style-name="T2"><text:s text:c="8"/></text:span><text:span text:style-name="T8">case</text:span><text:span text:style-name="T2"> </text:span><text:span text:style-name="T12">KW_T</text:span><text:span text:style-name="T6">:</text:span><text:span text:style-name="T2"> </text:span></text:p>
      <text:p text:style-name="P22"><text:span text:style-name="T2"><text:s text:c="12"/></text:span><text:span text:style-name="T11">/* If the attributes do not match, break to print error */</text:span></text:p>
      <text:p text:style-name="P22"><text:span text:style-name="T2"><text:s text:c="12"/></text:span><text:span text:style-name="T8">if</text:span><text:span text:style-name="T2"> </text:span><text:span text:style-name="T6">(</text:span><text:span text:style-name="T9">pr_token_attribute</text:span><text:span text:style-name="T2"> </text:span><text:span text:style-name="T6">!=</text:span><text:span text:style-name="T2"> </text:span><text:span text:style-name="T7">lookahead</text:span><text:span text:style-name="T6">.</text:span><text:span text:style-name="T13">attribute</text:span><text:span text:style-name="T6">.</text:span><text:span text:style-name="T13">get_int</text:span><text:span text:style-name="T6">)</text:span></text:p>
      <text:p text:style-name="P22"><text:span text:style-name="T2"><text:s text:c="16"/></text:span><text:span text:style-name="T8">break</text:span><text:span text:style-name="T6">;</text:span></text:p>
      <text:p text:style-name="P22"><text:span text:style-name="T2"><text:s text:c="8"/></text:span><text:span text:style-name="T8">default</text:span><text:span text:style-name="T6">:</text:span></text:p>
      <text:p text:style-name="P22"><text:span text:style-name="T2"><text:s text:c="12"/></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SEOF_T</text:span><text:span text:style-name="T6">){</text:span><text:span text:style-name="T11">/*Remember to return if next = seof*/</text:span></text:p>
      <text:p text:style-name="P22"><text:span text:style-name="T2"><text:s text:c="16"/></text:span><text:span text:style-name="T8">return</text:span><text:span text:style-name="T6">;</text:span></text:p>
      <text:p text:style-name="P22"><text:span text:style-name="T2"><text:tab/><text:tab/><text:tab/></text:span><text:span text:style-name="T6">}</text:span></text:p>
      <text:p text:style-name="P22"><text:soft-page-break/><text:span text:style-name="T2"><text:s text:c="12"/></text:span><text:span text:style-name="T11">/* Get the next token */</text:span></text:p>
      <text:p text:style-name="P22"><text:span text:style-name="T2"><text:s text:c="12"/></text:span><text:span text:style-name="T7">lookahead</text:span><text:span text:style-name="T2"> </text:span><text:span text:style-name="T6">=</text:span><text:span text:style-name="T2"> </text:span><text:span text:style-name="T7">mlwpar_next_token</text:span><text:span text:style-name="T6">(</text:span><text:span text:style-name="T7">sc_buf</text:span><text:span text:style-name="T6">);</text:span></text:p>
      <text:p text:style-name="P21"><text:s text:c="9"/></text:p>
      <text:p text:style-name="P22"><text:span text:style-name="T2"><text:s text:c="12"/></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ERR_T</text:span><text:span text:style-name="T6">)</text:span></text:p>
      <text:p text:style-name="P22"><text:span text:style-name="T2"><text:s text:c="12"/></text:span><text:span text:style-name="T6">{</text:span></text:p>
      <text:p text:style-name="P22"><text:span text:style-name="T2"><text:s text:c="16"/></text:span><text:span text:style-name="T7">syn_printe</text:span><text:span text:style-name="T6">();</text:span></text:p>
      <text:p text:style-name="P22"><text:span text:style-name="T2"><text:s text:c="16"/></text:span><text:span text:style-name="T6">++</text:span><text:span text:style-name="T7">synerrno</text:span><text:span text:style-name="T6">;</text:span><text:span text:style-name="T11">/* increments the error counter synerrno, and returns. */</text:span></text:p>
      <text:p text:style-name="P21"><text:s text:c="16"/></text:p>
      <text:p text:style-name="P22"><text:span text:style-name="T2"><text:s text:c="16"/></text:span><text:span text:style-name="T7">lookahead</text:span><text:span text:style-name="T2"> </text:span><text:span text:style-name="T6">=</text:span><text:span text:style-name="T2"> </text:span><text:span text:style-name="T7">mlwpar_next_token</text:span><text:span text:style-name="T6">(</text:span><text:span text:style-name="T7">sc_buf</text:span><text:span text:style-name="T6">);</text:span></text:p>
      <text:p text:style-name="P22"><text:span text:style-name="T2"><text:s text:c="12"/></text:span><text:span text:style-name="T6">}</text:span></text:p>
      <text:p text:style-name="P21"/>
      <text:p text:style-name="P22"><text:span text:style-name="T2"><text:s text:c="12"/></text:span><text:span text:style-name="T8">return</text:span><text:span text:style-name="T6">;</text:span></text:p>
      <text:p text:style-name="P22"><text:span text:style-name="T2"><text:s text:c="8"/></text:span><text:span text:style-name="T6">}</text:span></text:p>
      <text:p text:style-name="P22"><text:span text:style-name="T2"><text:s text:c="4"/></text:span><text:span text:style-name="T6">}</text:span></text:p>
      <text:p text:style-name="P21"/>
      <text:p text:style-name="P22"><text:span text:style-name="T2"><text:s text:c="4"/></text:span><text:span text:style-name="T11">/* Result from break */</text:span></text:p>
      <text:p text:style-name="P22"><text:span text:style-name="T2"><text:s text:c="4"/></text:span><text:span text:style-name="T7">syn_eh</text:span><text:span text:style-name="T6">(</text:span><text:span text:style-name="T9">pr_token_code</text:span><text:span text:style-name="T6">);</text:span></text:p>
      <text:p text:style-name="P25">}</text:p>
      <text:p text:style-name="P21"/>
      <text:p text:style-name="P23">/********************************************************************</text:p>
      <text:p text:style-name="P23">Function name: <text:s text:c="5"/>syn_printe()</text:p>
      <text:p text:style-name="P23">Author: <text:s text:c="12"/>Svillen Ranev</text:p>
      <text:p text:style-name="P23">History/Versions: <text:s text:c="2"/>1.0</text:p>
      <text:p text:style-name="P23">Parser error printing function, Assignmet 4, F15</text:p>
      <text:p text:style-name="P23"><text:s/>********************************************************************/</text:p>
      <text:p text:style-name="P22"><text:span text:style-name="T8">void</text:span><text:span text:style-name="T2"> </text:span><text:span text:style-name="T7">syn_eh</text:span><text:span text:style-name="T6">(</text:span><text:span text:style-name="T8">int</text:span><text:span text:style-name="T2"> </text:span><text:span text:style-name="T9">sync_token_code</text:span><text:span text:style-name="T6">){</text:span></text:p>
      <text:p text:style-name="P22"><text:span text:style-name="T2"><text:tab/></text:span><text:span text:style-name="T7">syn_printe</text:span><text:span text:style-name="T6">();</text:span></text:p>
      <text:p text:style-name="P22"><text:span text:style-name="T2"><text:s text:c="4"/></text:span><text:span text:style-name="T7">synerrno</text:span><text:span text:style-name="T6">++;</text:span></text:p>
      <text:p text:style-name="P22"><text:span text:style-name="T2"><text:s text:c="4"/></text:span><text:span text:style-name="T8">while</text:span><text:span text:style-name="T6">(</text:span><text:span text:style-name="T7">lookahead</text:span><text:span text:style-name="T6">.</text:span><text:span text:style-name="T13">code</text:span><text:span text:style-name="T2"> </text:span><text:span text:style-name="T6">!=</text:span><text:span text:style-name="T2"> </text:span><text:span text:style-name="T12">SEOF_T</text:span><text:span text:style-name="T6">){</text:span></text:p>
      <text:p text:style-name="P21"><text:tab/><text:tab/></text:p>
      <text:p text:style-name="P22"><text:span text:style-name="T2"><text:s text:c="8"/></text:span><text:span text:style-name="T7">lookahead</text:span><text:span text:style-name="T2"> </text:span><text:span text:style-name="T6">=</text:span><text:span text:style-name="T2"> </text:span><text:span text:style-name="T7">mlwpar_next_token</text:span><text:span text:style-name="T6">(</text:span><text:span text:style-name="T7">sc_buf</text:span><text:span text:style-name="T6">);</text:span><text:span text:style-name="T2"> <text:s text:c="5"/></text:span></text:p>
      <text:p text:style-name="P22"><text:span text:style-name="T2"><text:s text:c="8"/></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9">sync_token_code</text:span><text:span text:style-name="T6">){</text:span><text:span text:style-name="T2"> <text:s text:c="3"/></text:span></text:p>
      <text:p text:style-name="P22"><text:span text:style-name="T2"><text:s text:c="12"/></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SEOF_T</text:span><text:span text:style-name="T6">){</text:span></text:p>
      <text:p text:style-name="P22"><text:span text:style-name="T2"><text:s text:c="16"/></text:span><text:span text:style-name="T7">lookahead</text:span><text:span text:style-name="T2"> </text:span><text:span text:style-name="T6">=</text:span><text:span text:style-name="T2"> </text:span><text:span text:style-name="T7">mlwpar_next_token</text:span><text:span text:style-name="T6">(</text:span><text:span text:style-name="T7">sc_buf</text:span><text:span text:style-name="T6">);</text:span></text:p>
      <text:p text:style-name="P22"><text:span text:style-name="T2"><text:tab/><text:tab/><text:tab/></text:span><text:span text:style-name="T6">}</text:span></text:p>
      <text:p text:style-name="P22"><text:span text:style-name="T2"><text:tab/><text:tab/><text:tab/></text:span><text:span text:style-name="T11">/*If the Token is SEOF <text:s/>*/</text:span></text:p>
      <text:p text:style-name="P22"><text:span text:style-name="T2"><text:s text:c="12"/></text:span><text:span text:style-name="T8">return</text:span><text:span text:style-name="T6">;</text:span></text:p>
      <text:p text:style-name="P22"><text:span text:style-name="T2"><text:s text:c="8"/></text:span><text:span text:style-name="T6">}</text:span></text:p>
      <text:p text:style-name="P22"><text:span text:style-name="T2"><text:s text:c="4"/></text:span><text:span text:style-name="T6">}</text:span></text:p>
      <text:p text:style-name="P22"><text:span text:style-name="T2"><text:s text:c="4"/></text:span><text:span text:style-name="T8">if</text:span><text:span text:style-name="T2"> </text:span><text:span text:style-name="T6">(</text:span><text:span text:style-name="T9">sync_token_code</text:span><text:span text:style-name="T2"> </text:span><text:span text:style-name="T6">!=</text:span><text:span text:style-name="T2"> </text:span><text:span text:style-name="T12">SEOF_T</text:span><text:span text:style-name="T6">){</text:span></text:p>
      <text:p text:style-name="P22"><text:span text:style-name="T2"><text:s text:c="8"/></text:span><text:span text:style-name="T7">exit</text:span><text:span text:style-name="T6">(</text:span><text:span text:style-name="T7">synerrno</text:span><text:span text:style-name="T6">);</text:span></text:p>
      <text:p text:style-name="P22"><text:span text:style-name="T2"><text:tab/></text:span><text:span text:style-name="T6">}</text:span></text:p>
      <text:p text:style-name="P25">}</text:p>
      <text:p text:style-name="P21"/>
      <text:p text:style-name="P23">/********************************************************************</text:p>
      <text:p text:style-name="P23">Function name: <text:s text:c="5"/>syn_printe()</text:p>
      <text:p text:style-name="P23">Author: <text:s text:c="12"/>Svillen Ranev</text:p>
      <text:p text:style-name="P23">History/Versions: <text:s text:c="2"/>1.0</text:p>
      <text:p text:style-name="P23">Parser error printing function, Assignmet 4, F15</text:p>
      <text:p text:style-name="P23"><text:s/>********************************************************************/</text:p>
      <text:p text:style-name="P22"><text:span text:style-name="T8">void</text:span><text:span text:style-name="T2"> </text:span><text:span text:style-name="T7">syn_printe</text:span><text:span text:style-name="T6">(){</text:span></text:p>
      <text:p text:style-name="P22"><text:span text:style-name="T5">Token</text:span><text:span text:style-name="T2"> </text:span><text:span text:style-name="T7">t</text:span><text:span text:style-name="T2"> </text:span><text:span text:style-name="T6">=</text:span><text:span text:style-name="T2"> </text:span><text:span text:style-name="T7">lookahead</text:span><text:span text:style-name="T6">;</text:span></text:p>
      <text:p text:style-name="P21"/>
      <text:p text:style-name="P22"><text:span text:style-name="T7">printf</text:span><text:span text:style-name="T6">(</text:span><text:span text:style-name="T4">"PLATY: Syntax error: <text:s/>Line:%3d\n"</text:span><text:span text:style-name="T6">,</text:span><text:span text:style-name="T7">line</text:span><text:span text:style-name="T6">);</text:span></text:p>
      <text:p text:style-name="P22"><text:span text:style-name="T7">printf</text:span><text:span text:style-name="T6">(</text:span><text:span text:style-name="T4">"***** <text:s/>Token code:%3d Attribute: "</text:span><text:span text:style-name="T6">,</text:span><text:span text:style-name="T2"> </text:span><text:span text:style-name="T7">t</text:span><text:span text:style-name="T6">.</text:span><text:span text:style-name="T13">code</text:span><text:span text:style-name="T6">);</text:span></text:p>
      <text:p text:style-name="P22"><text:span text:style-name="T8">switch</text:span><text:span text:style-name="T6">(</text:span><text:span text:style-name="T7">t</text:span><text:span text:style-name="T6">.</text:span><text:span text:style-name="T13">code</text:span><text:span text:style-name="T6">){</text:span></text:p>
      <text:p text:style-name="P22"><text:span text:style-name="T2"><text:tab/></text:span><text:span text:style-name="T8">case</text:span><text:span text:style-name="T2"> <text:s/></text:span><text:span text:style-name="T12">ERR_T</text:span><text:span text:style-name="T6">:</text:span><text:span text:style-name="T2"> </text:span><text:span text:style-name="T11">/* ERR_T <text:s text:c="4"/>0 <text:s text:c="2"/>Error token */</text:span></text:p>
      <text:p text:style-name="P22"><text:span text:style-name="T2"><text:tab/><text:tab/></text:span><text:span text:style-name="T7">printf</text:span><text:span text:style-name="T6">(</text:span><text:span text:style-name="T4">"%s\n"</text:span><text:span text:style-name="T6">,</text:span><text:span text:style-name="T7">t</text:span><text:span text:style-name="T6">.</text:span><text:span text:style-name="T13">attribute</text:span><text:span text:style-name="T6">.</text:span><text:span text:style-name="T13">err_lex</text:span><text:span text:style-name="T6">);</text:span></text:p>
      <text:p text:style-name="P22"><text:span text:style-name="T2"><text:tab/> </text:span><text:span text:style-name="T8">break</text:span><text:span text:style-name="T6">;</text:span></text:p>
      <text:p text:style-name="P22"><text:span text:style-name="T2"><text:tab/></text:span><text:span text:style-name="T8">case</text:span><text:span text:style-name="T2"> <text:s/></text:span><text:span text:style-name="T12">SEOF_T</text:span><text:span text:style-name="T6">:</text:span><text:span text:style-name="T2"> </text:span><text:span text:style-name="T11">/*SEOF_T <text:s text:c="3"/>1 <text:s text:c="2"/>Source end-of-file token */</text:span></text:p>
      <text:p text:style-name="P22"><text:span text:style-name="T2"><text:tab/><text:tab/></text:span><text:span text:style-name="T7">printf</text:span><text:span text:style-name="T6">(</text:span><text:span text:style-name="T4">"NA\n"</text:span><text:span text:style-name="T2"> </text:span><text:span text:style-name="T6">);</text:span></text:p>
      <text:p text:style-name="P22"><text:span text:style-name="T2"><text:tab/> </text:span><text:span text:style-name="T8">break</text:span><text:span text:style-name="T6">;</text:span></text:p>
      <text:p text:style-name="P22"><text:soft-page-break/><text:span text:style-name="T2"><text:tab/></text:span><text:span text:style-name="T8">case</text:span><text:span text:style-name="T2"> <text:s/></text:span><text:span text:style-name="T12">AVID_T</text:span><text:span text:style-name="T6">:</text:span><text:span text:style-name="T2"> </text:span><text:span text:style-name="T11">/* AVID_T <text:s text:c="3"/>2 <text:s text:c="2"/>Arithmetic Variable identifier token */</text:span></text:p>
      <text:p text:style-name="P22"><text:span text:style-name="T2"><text:tab/></text:span><text:span text:style-name="T8">case</text:span><text:span text:style-name="T2"> <text:s/></text:span><text:span text:style-name="T12">SVID_T</text:span><text:span text:style-name="T2"> </text:span><text:span text:style-name="T6">:</text:span><text:span text:style-name="T11">/* SVID_T <text:s text:c="3"/>3 <text:s/>String Variable identifier token */</text:span></text:p>
      <text:p text:style-name="P22"><text:span text:style-name="T2"><text:tab/><text:tab/></text:span><text:span text:style-name="T7">printf</text:span><text:span text:style-name="T6">(</text:span><text:span text:style-name="T4">"%s\n"</text:span><text:span text:style-name="T6">,</text:span><text:span text:style-name="T7">sym_table</text:span><text:span text:style-name="T6">.</text:span><text:span text:style-name="T13">pstvr</text:span><text:span text:style-name="T6">[</text:span><text:span text:style-name="T7">t</text:span><text:span text:style-name="T6">.</text:span><text:span text:style-name="T13">attribute</text:span><text:span text:style-name="T6">.</text:span><text:span text:style-name="T13">get_int</text:span><text:span text:style-name="T6">].</text:span><text:span text:style-name="T13">plex</text:span><text:span text:style-name="T6">);</text:span></text:p>
      <text:p text:style-name="P22"><text:span text:style-name="T2"><text:tab/> </text:span><text:span text:style-name="T8">break</text:span><text:span text:style-name="T6">;</text:span></text:p>
      <text:p text:style-name="P22"><text:span text:style-name="T2"><text:tab/></text:span><text:span text:style-name="T8">case</text:span><text:span text:style-name="T2"> <text:s/></text:span><text:span text:style-name="T12">FPL_T</text:span><text:span text:style-name="T6">:</text:span><text:span text:style-name="T2"> </text:span><text:span text:style-name="T11">/* FPL_T <text:s text:c="4"/>4 <text:s/>Floating point literal token */</text:span></text:p>
      <text:p text:style-name="P22"><text:span text:style-name="T2"><text:tab/><text:tab/></text:span><text:span text:style-name="T7">printf</text:span><text:span text:style-name="T6">(</text:span><text:span text:style-name="T4">"%5.1f\n"</text:span><text:span text:style-name="T6">,</text:span><text:span text:style-name="T7">t</text:span><text:span text:style-name="T6">.</text:span><text:span text:style-name="T13">attribute</text:span><text:span text:style-name="T6">.</text:span><text:span text:style-name="T13">flt_value</text:span><text:span text:style-name="T6">);</text:span></text:p>
      <text:p text:style-name="P22"><text:span text:style-name="T2"><text:tab/> </text:span><text:span text:style-name="T8">break</text:span><text:span text:style-name="T6">;</text:span></text:p>
      <text:p text:style-name="P22"><text:span text:style-name="T2"><text:tab/></text:span><text:span text:style-name="T8">case</text:span><text:span text:style-name="T2"> </text:span><text:span text:style-name="T12">INL_T</text:span><text:span text:style-name="T6">:</text:span><text:span text:style-name="T2"> </text:span><text:span text:style-name="T11">/* INL_T <text:s text:c="5"/>5 <text:s text:c="2"/>Integer literal token */</text:span></text:p>
      <text:p text:style-name="P22"><text:span text:style-name="T2"><text:tab/> <text:s text:c="7"/></text:span><text:span text:style-name="T7">printf</text:span><text:span text:style-name="T6">(</text:span><text:span text:style-name="T4">"%d\n"</text:span><text:span text:style-name="T6">,</text:span><text:span text:style-name="T7">t</text:span><text:span text:style-name="T6">.</text:span><text:span text:style-name="T13">attribute</text:span><text:span text:style-name="T6">.</text:span><text:span text:style-name="T13">get_int</text:span><text:span text:style-name="T6">);</text:span></text:p>
      <text:p text:style-name="P22"><text:span text:style-name="T2"><text:tab/> </text:span><text:span text:style-name="T8">break</text:span><text:span text:style-name="T6">;</text:span></text:p>
      <text:p text:style-name="P22"><text:span text:style-name="T2"><text:tab/></text:span><text:span text:style-name="T8">case</text:span><text:span text:style-name="T2"> </text:span><text:span text:style-name="T12">STR_T</text:span><text:span text:style-name="T6">:</text:span><text:span text:style-name="T11">/* STR_T <text:s text:c="4"/>6 <text:s text:c="2"/>String literal token */</text:span></text:p>
      <text:p text:style-name="P22"><text:span text:style-name="T2"><text:tab/> <text:s text:c="7"/></text:span><text:span text:style-name="T7">printf</text:span><text:span text:style-name="T6">(</text:span><text:span text:style-name="T4">"%s\n"</text:span><text:span text:style-name="T6">,</text:span><text:span text:style-name="T7">b_setmark</text:span><text:span text:style-name="T6">(</text:span><text:span text:style-name="T7">str_LTBL</text:span><text:span text:style-name="T6">,</text:span><text:span text:style-name="T7">t</text:span><text:span text:style-name="T6">.</text:span><text:span text:style-name="T13">attribute</text:span><text:span text:style-name="T6">.</text:span><text:span text:style-name="T13">str_offset</text:span><text:span text:style-name="T6">));</text:span></text:p>
      <text:p text:style-name="P22"><text:span text:style-name="T2"><text:tab/></text:span><text:span text:style-name="T8">break</text:span><text:span text:style-name="T6">;</text:span></text:p>
      <text:p text:style-name="P21"><text:s text:c="8"/></text:p>
      <text:p text:style-name="P22"><text:span text:style-name="T2"><text:s text:c="8"/></text:span><text:span text:style-name="T8">case</text:span><text:span text:style-name="T2"> </text:span><text:span text:style-name="T12">SCC_OP_T</text:span><text:span text:style-name="T6">:</text:span><text:span text:style-name="T2"> </text:span><text:span text:style-name="T11">/* 7 <text:s text:c="2"/>String concatenation operator token */</text:span></text:p>
      <text:p text:style-name="P22"><text:span text:style-name="T2"><text:tab/> <text:s text:c="7"/></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1"><text:tab/></text:p>
      <text:p text:style-name="P22"><text:span text:style-name="T2"><text:tab/></text:span><text:span text:style-name="T8">case</text:span><text:span text:style-name="T2"> <text:s/></text:span><text:span text:style-name="T12">ASS_OP_T</text:span><text:span text:style-name="T6">:</text:span><text:span text:style-name="T11">/* ASS_OP_T <text:s/>8 <text:s text:c="2"/>Assignment operator token */</text:span></text:p>
      <text:p text:style-name="P22"><text:span text:style-name="T2"><text:tab/><text:tab/></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text:span><text:span text:style-name="T12">ART_OP_T</text:span><text:span text:style-name="T6">:</text:span><text:span text:style-name="T11">/* ART_OP_T <text:s/>9 <text:s text:c="2"/>Arithmetic operator token */</text:span></text:p>
      <text:p text:style-name="P22"><text:span text:style-name="T2"><text:tab/><text:tab/></text:span><text:span text:style-name="T7">printf</text:span><text:span text:style-name="T6">(</text:span><text:span text:style-name="T4">"%d\n"</text:span><text:span text:style-name="T6">,</text:span><text:span text:style-name="T7">t</text:span><text:span text:style-name="T6">.</text:span><text:span text:style-name="T13">attribute</text:span><text:span text:style-name="T6">.</text:span><text:span text:style-name="T13">get_int</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text:span><text:span text:style-name="T12">REL_OP_T</text:span><text:span text:style-name="T6">:</text:span><text:span text:style-name="T2"> </text:span><text:span text:style-name="T11">/*REL_OP_T <text:s/>10 <text:s text:c="2"/>Relational operator token */</text:span><text:span text:style-name="T2"> </text:span></text:p>
      <text:p text:style-name="P22"><text:span text:style-name="T2"><text:tab/><text:tab/></text:span><text:span text:style-name="T7">printf</text:span><text:span text:style-name="T6">(</text:span><text:span text:style-name="T4">"%d\n"</text:span><text:span text:style-name="T6">,</text:span><text:span text:style-name="T7">t</text:span><text:span text:style-name="T6">.</text:span><text:span text:style-name="T13">attribute</text:span><text:span text:style-name="T6">.</text:span><text:span text:style-name="T13">get_int</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text:span><text:span text:style-name="T12">LOG_OP_T</text:span><text:span text:style-name="T6">:</text:span><text:span text:style-name="T11">/*LOG_OP_T 11 <text:s/>Logical operator token */</text:span></text:p>
      <text:p text:style-name="P22"><text:span text:style-name="T2"><text:tab/><text:tab/></text:span><text:span text:style-name="T7">printf</text:span><text:span text:style-name="T6">(</text:span><text:span text:style-name="T4">"%d\n"</text:span><text:span text:style-name="T6">,</text:span><text:span text:style-name="T7">t</text:span><text:span text:style-name="T6">.</text:span><text:span text:style-name="T13">attribute</text:span><text:span text:style-name="T6">.</text:span><text:span text:style-name="T13">get_int</text:span><text:span text:style-name="T6">);</text:span></text:p>
      <text:p text:style-name="P22"><text:span text:style-name="T2"><text:tab/></text:span><text:span text:style-name="T8">break</text:span><text:span text:style-name="T6">;</text:span></text:p>
      <text:p text:style-name="P21"><text:tab/></text:p>
      <text:p text:style-name="P22"><text:span text:style-name="T2"><text:tab/></text:span><text:span text:style-name="T8">case</text:span><text:span text:style-name="T2"> <text:s/></text:span><text:span text:style-name="T12">LPR_T</text:span><text:span text:style-name="T6">:</text:span><text:span text:style-name="T2"> </text:span><text:span text:style-name="T11">/*LPR_T <text:s text:c="3"/>12 <text:s/>Left parenthesis token */</text:span></text:p>
      <text:p text:style-name="P22"><text:span text:style-name="T2"><text:tab/><text:tab/></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text:span><text:span text:style-name="T12">RPR_T</text:span><text:span text:style-name="T6">:</text:span><text:span text:style-name="T2"> </text:span><text:span text:style-name="T11">/*RPR_T <text:s text:c="3"/>13 <text:s/>Right parenthesis token */</text:span></text:p>
      <text:p text:style-name="P22"><text:span text:style-name="T2"><text:tab/> <text:s text:c="7"/></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pan><text:span text:style-name="T12">LBR_T</text:span><text:span text:style-name="T6">:</text:span><text:span text:style-name="T2"> </text:span><text:span text:style-name="T11">/* <text:s text:c="3"/>14 <text:s text:c="2"/>Left brace token */</text:span></text:p>
      <text:p text:style-name="P22"><text:span text:style-name="T2"><text:tab/> <text:s text:c="7"/></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pan><text:span text:style-name="T12">RBR_T</text:span><text:span text:style-name="T6">:</text:span><text:span text:style-name="T2"> </text:span><text:span text:style-name="T11">/* <text:s text:c="3"/>15 <text:s/>Right brace token */</text:span></text:p>
      <text:p text:style-name="P22"><text:span text:style-name="T2"><text:tab/> <text:s text:c="7"/></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p>
      <text:p text:style-name="P21"><text:tab/><text:tab/></text:p>
      <text:p text:style-name="P22"><text:span text:style-name="T2"><text:tab/></text:span><text:span text:style-name="T8">case</text:span><text:span text:style-name="T2"> </text:span><text:span text:style-name="T12">KW_T</text:span><text:span text:style-name="T6">:</text:span><text:span text:style-name="T2"> </text:span><text:span text:style-name="T11">/* <text:s text:c="4"/>16 <text:s text:c="2"/>Keyword token */</text:span></text:p>
      <text:p text:style-name="P22"><text:span text:style-name="T2"><text:tab/> <text:s text:c="7"/></text:span><text:span text:style-name="T7">printf</text:span><text:span text:style-name="T6">(</text:span><text:span text:style-name="T4">"%s\n"</text:span><text:span text:style-name="T6">,</text:span><text:span text:style-name="T7">kw_table</text:span><text:span text:style-name="T2"> </text:span><text:span text:style-name="T6">[</text:span><text:span text:style-name="T7">t</text:span><text:span text:style-name="T6">.</text:span><text:span text:style-name="T13">attribute</text:span><text:span text:style-name="T6">.</text:span><text:span text:style-name="T13">get_int</text:span><text:span text:style-name="T6">]);</text:span></text:p>
      <text:p text:style-name="P22"><text:span text:style-name="T2"><text:tab/></text:span><text:span text:style-name="T8">break</text:span><text:span text:style-name="T6">;</text:span></text:p>
      <text:p text:style-name="P21"><text:tab/></text:p>
      <text:p text:style-name="P22"><text:span text:style-name="T2"><text:tab/></text:span><text:span text:style-name="T8">case</text:span><text:span text:style-name="T2"> </text:span><text:span text:style-name="T12">COM_T</text:span><text:span text:style-name="T6">:</text:span><text:span text:style-name="T2"> </text:span><text:span text:style-name="T11">/* 17 <text:s text:c="2"/>Comma token */</text:span></text:p>
      <text:p text:style-name="P22"><text:span text:style-name="T2"><text:tab/> <text:s text:c="7"/></text:span><text:span text:style-name="T7">printf</text:span><text:span text:style-name="T6">(</text:span><text:span text:style-name="T4">"NA\n"</text:span><text:span text:style-name="T6">);</text:span></text:p>
      <text:p text:style-name="P22"><text:span text:style-name="T2"><text:tab/></text:span><text:span text:style-name="T8">break</text:span><text:span text:style-name="T6">;</text:span></text:p>
      <text:p text:style-name="P22"><text:span text:style-name="T2"><text:tab/></text:span><text:span text:style-name="T8">case</text:span><text:span text:style-name="T2"> </text:span><text:span text:style-name="T12">EOS_T</text:span><text:span text:style-name="T6">:</text:span><text:span text:style-name="T2"> </text:span><text:span text:style-name="T11">/* <text:s text:c="3"/>18 <text:s/>End of statement *(semi - colon) */</text:span></text:p>
      <text:p text:style-name="P22"><text:span text:style-name="T2"><text:tab/> <text:s text:c="7"/></text:span><text:span text:style-name="T7">printf</text:span><text:span text:style-name="T6">(</text:span><text:span text:style-name="T4">"NA\n"</text:span><text:span text:style-name="T2"> </text:span><text:span text:style-name="T6">);</text:span></text:p>
      <text:p text:style-name="P22"><text:span text:style-name="T2"><text:tab/></text:span><text:span text:style-name="T8">break</text:span><text:span text:style-name="T6">;</text:span><text:span text:style-name="T2"> <text:tab/><text:tab/></text:span></text:p>
      <text:p text:style-name="P22"><text:span text:style-name="T2"><text:tab/></text:span><text:span text:style-name="T8">default</text:span><text:span text:style-name="T6">:</text:span></text:p>
      <text:p text:style-name="P22"><text:span text:style-name="T2"><text:tab/> <text:s text:c="7"/></text:span><text:span text:style-name="T7">printf</text:span><text:span text:style-name="T6">(</text:span><text:span text:style-name="T4">"PLATY: Scanner error: invalid token code: %d\n"</text:span><text:span text:style-name="T6">,</text:span><text:span text:style-name="T2"> </text:span><text:span text:style-name="T7">t</text:span><text:span text:style-name="T6">.</text:span><text:span text:style-name="T13">code</text:span><text:span text:style-name="T6">);</text:span></text:p>
      <text:p text:style-name="P22"><text:span text:style-name="T2"><text:s text:c="4"/></text:span><text:span text:style-name="T6">}</text:span><text:span text:style-name="T11">/*end switch*/</text:span></text:p>
      <text:p text:style-name="P22"><text:span text:style-name="T6">}</text:span><text:span text:style-name="T11">/* end syn_printe()*/</text:span></text:p>
      <text:p text:style-name="P21"/>
      <text:p text:style-name="P23">/********************************************************************</text:p>
      <text:p text:style-name="P23">Function name: <text:s text:c="5"/>gen_incode()</text:p>
      <text:p text:style-name="P23">Author: <text:s text:c="12"/>Warren Rainey</text:p>
      <text:p text:style-name="P23"><text:soft-page-break/>Takes in string and prints it</text:p>
      <text:p text:style-name="P23">Modiefied for bonus</text:p>
      <text:p text:style-name="P22"><text:span text:style-name="T11">**********************************************************************/</text:span><text:span text:style-name="T2"> </text:span></text:p>
      <text:p text:style-name="P22"><text:span text:style-name="T8">void</text:span><text:span text:style-name="T2"> </text:span><text:span text:style-name="T7">gen_incode</text:span><text:span text:style-name="T6">(</text:span><text:span text:style-name="T8">char</text:span><text:span text:style-name="T2"> </text:span><text:span text:style-name="T6">*</text:span><text:span text:style-name="T2"> </text:span><text:span text:style-name="T9">c</text:span><text:span text:style-name="T6">){</text:span></text:p>
      <text:p text:style-name="P22"><text:span text:style-name="T2"><text:tab/></text:span><text:span text:style-name="T7">printf</text:span><text:span text:style-name="T6">(</text:span><text:span text:style-name="T4">"%s"</text:span><text:span text:style-name="T6">,</text:span><text:span text:style-name="T2"> </text:span><text:span text:style-name="T9">c</text:span><text:span text:style-name="T6">);</text:span></text:p>
      <text:p text:style-name="P25">}</text:p>
      <text:p text:style-name="P23">/********************************************************************</text:p>
      <text:p text:style-name="P23">Function name: <text:s text:c="5"/>program()</text:p>
      <text:p text:style-name="P23">Production: <text:s text:c="8"/>program grammar production</text:p>
      <text:p text:style-name="P23">Author: <text:s text:c="12"/>Svillen Ranev</text:p>
      <text:p text:style-name="P23">FIRST SET:<text:tab/><text:tab/><text:tab/>{KW_T(PLATYPUS)}</text:p>
      <text:p text:style-name="P23">PRODUCTION:<text:tab/><text:tab/><text:tab/>&lt;program&gt; -&gt; PLATYPUS{&lt;opt_statments&gt;}</text:p>
      <text:p text:style-name="P22"><text:span text:style-name="T11">**********************************************************************/</text:span><text:span text:style-name="T2"> </text:span></text:p>
      <text:p text:style-name="P22"><text:span text:style-name="T8">void</text:span><text:span text:style-name="T2"> </text:span><text:span text:style-name="T7">program</text:span><text:span text:style-name="T6">(</text:span><text:span text:style-name="T8">void</text:span><text:span text:style-name="T6">){</text:span></text:p>
      <text:p text:style-name="P22"><text:span text:style-name="T2"><text:tab/></text:span><text:span text:style-name="T7">match</text:span><text:span text:style-name="T6">(</text:span><text:span text:style-name="T12">KW_T</text:span><text:span text:style-name="T6">,</text:span><text:span text:style-name="T17">PLATYPUS</text:span><text:span text:style-name="T6">);</text:span></text:p>
      <text:p text:style-name="P22"><text:span text:style-name="T2"><text:tab/></text:span><text:span text:style-name="T7">match</text:span><text:span text:style-name="T6">(</text:span><text:span text:style-name="T12">LBR_T</text:span><text:span text:style-name="T6">,</text:span><text:span text:style-name="T12">NO_ATTR</text:span><text:span text:style-name="T6">);</text:span></text:p>
      <text:p text:style-name="P22"><text:span text:style-name="T2"><text:tab/></text:span><text:span text:style-name="T7">opt_statements</text:span><text:span text:style-name="T6">();</text:span></text:p>
      <text:p text:style-name="P22"><text:span text:style-name="T2"><text:tab/></text:span><text:span text:style-name="T7">match</text:span><text:span text:style-name="T6">(</text:span><text:span text:style-name="T12">RBR_T</text:span><text:span text:style-name="T6">,</text:span><text:span text:style-name="T12">NO_ATTR</text:span><text:span text:style-name="T6">);</text:span></text:p>
      <text:p text:style-name="P22"><text:span text:style-name="T2"><text:tab/></text:span><text:span text:style-name="T7">gen_incode</text:span><text:span text:style-name="T6">(</text:span><text:span text:style-name="T4">"PLATY: Program parsed\n"</text:span><text:span text:style-name="T6">);</text:span></text:p>
      <text:p text:style-name="P25">}</text:p>
      <text:p text:style-name="P21"/>
      <text:p text:style-name="P23">/********************************************************************</text:p>
      <text:p text:style-name="P23">Function name: <text:s text:c="5"/>opt_statements()</text:p>
      <text:p text:style-name="P23">Production: <text:s text:c="8"/>opt_statements grammar production</text:p>
      <text:p text:style-name="P23">Author: <text:s text:c="12"/>Svillen Ranev</text:p>
      <text:p text:style-name="P23">FIRST SET:<text:tab/><text:tab/><text:tab/>{AVID_T,SVID_T,KW_T(IF),KW_T(USING),KW_T(INPUT),KW_T(OUTPUT), E }</text:p>
      <text:p text:style-name="P23">PRODUCTION:<text:tab/><text:tab/><text:tab/>&lt;opt_statments&gt; -&gt; &lt;statements&gt;|Ɛ</text:p>
      <text:p text:style-name="P22"><text:span text:style-name="T11">**********************************************************************/</text:span><text:span text:style-name="T2"> </text:span></text:p>
      <text:p text:style-name="P22"><text:span text:style-name="T8">void</text:span><text:span text:style-name="T2"> </text:span><text:span text:style-name="T7">opt_statements</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tab/><text:tab/></text:span><text:span text:style-name="T8">case</text:span><text:span text:style-name="T2"> </text:span><text:span text:style-name="T12">AVID_T</text:span><text:span text:style-name="T6">:</text:span></text:p>
      <text:p text:style-name="P22"><text:span text:style-name="T2"><text:tab/><text:tab/></text:span><text:span text:style-name="T8">case</text:span><text:span text:style-name="T2"> </text:span><text:span text:style-name="T12">SVID_T</text:span><text:span text:style-name="T6">:</text:span><text:span text:style-name="T2"> </text:span></text:p>
      <text:p text:style-name="P22"><text:span text:style-name="T2"><text:tab/><text:tab/><text:tab/></text:span><text:span text:style-name="T7">statements</text:span><text:span text:style-name="T6">();</text:span></text:p>
      <text:p text:style-name="P22"><text:span text:style-name="T2"><text:tab/><text:tab/><text:tab/></text:span><text:span text:style-name="T8">break</text:span><text:span text:style-name="T6">;</text:span></text:p>
      <text:p text:style-name="P22"><text:span text:style-name="T2"><text:tab/><text:tab/></text:span><text:span text:style-name="T8">case</text:span><text:span text:style-name="T2"> </text:span><text:span text:style-name="T12">KW_T</text:span><text:span text:style-name="T6">:</text:span><text:span text:style-name="T2"><text:tab/></text:span></text:p>
      <text:p text:style-name="P22"><text:span text:style-name="T2"><text:tab/><text:tab/><text:tab/></text:span><text:span text:style-name="T8">if</text:span><text:span text:style-name="T2"> </text:span><text:span text:style-name="T6">(</text:span><text:span text:style-name="T7">lookahead</text:span><text:span text:style-name="T6">.</text:span><text:span text:style-name="T13">attribute</text:span><text:span text:style-name="T6">.</text:span><text:span text:style-name="T13">get_int</text:span><text:span text:style-name="T2"> </text:span><text:span text:style-name="T6">!=</text:span><text:span text:style-name="T2"> </text:span><text:span text:style-name="T17">PLATYPUS</text:span><text:span text:style-name="T2"> </text:span><text:span text:style-name="T6">&amp;&amp;</text:span><text:span text:style-name="T2"> </text:span><text:span text:style-name="T7">lookahead</text:span><text:span text:style-name="T6">.</text:span><text:span text:style-name="T13">attribute</text:span><text:span text:style-name="T6">.</text:span><text:span text:style-name="T13">get_int</text:span><text:span text:style-name="T2"> </text:span><text:span text:style-name="T6">!=</text:span><text:span text:style-name="T2"> </text:span><text:span text:style-name="T17">ELSE</text:span><text:span text:style-name="T2"> </text:span><text:span text:style-name="T6">&amp;&amp;</text:span><text:span text:style-name="T2"> </text:span><text:span text:style-name="T7">lookahead</text:span><text:span text:style-name="T6">.</text:span><text:span text:style-name="T13">attribute</text:span><text:span text:style-name="T6">.</text:span><text:span text:style-name="T13">get_int</text:span><text:span text:style-name="T2"> </text:span><text:span text:style-name="T6">!=</text:span><text:span text:style-name="T2"> </text:span><text:span text:style-name="T17">THEN</text:span><text:span text:style-name="T2"> <text:s/></text:span><text:span text:style-name="T6">&amp;&amp;</text:span><text:span text:style-name="T2"> </text:span><text:span text:style-name="T7">lookahead</text:span><text:span text:style-name="T6">.</text:span><text:span text:style-name="T13">attribute</text:span><text:span text:style-name="T6">.</text:span><text:span text:style-name="T13">get_int</text:span><text:span text:style-name="T2"> </text:span><text:span text:style-name="T6">!=</text:span><text:span text:style-name="T2"> </text:span><text:span text:style-name="T17">REPEAT</text:span><text:span text:style-name="T6">){</text:span></text:p>
      <text:p text:style-name="P22"><text:span text:style-name="T2"><text:tab/><text:tab/><text:tab/></text:span><text:span text:style-name="T7">statements</text:span><text:span text:style-name="T6">();</text:span></text:p>
      <text:p text:style-name="P22"><text:span text:style-name="T2"><text:tab/><text:tab/><text:tab/></text:span><text:span text:style-name="T8">break</text:span><text:span text:style-name="T6">;</text:span><text:span text:style-name="T2"> </text:span></text:p>
      <text:p text:style-name="P22"><text:span text:style-name="T2"><text:tab/><text:tab/></text:span><text:span text:style-name="T6">}</text:span></text:p>
      <text:p text:style-name="P22"><text:span text:style-name="T2"><text:tab/><text:tab/></text:span><text:span text:style-name="T8">default</text:span><text:span text:style-name="T6">:</text:span><text:span text:style-name="T2"> </text:span><text:span text:style-name="T11">/*empty string – optional statements*/</text:span><text:span text:style-name="T2"> </text:span><text:span text:style-name="T6">;</text:span></text:p>
      <text:p text:style-name="P22"><text:span text:style-name="T2"><text:tab/><text:tab/></text:span><text:span text:style-name="T7">gen_incode</text:span><text:span text:style-name="T6">(</text:span><text:span text:style-name="T4">"PLATY: Opt_statements parsed\n"</text:span><text:span text:style-name="T6">);</text:span></text:p>
      <text:p text:style-name="P22"><text:span text:style-name="T2"><text:tab/></text:span><text:span text:style-name="T6">}</text:span><text:span text:style-name="T2"> </text:span></text:p>
      <text:p text:style-name="P25">}</text:p>
      <text:p text:style-name="P23">/********************************************************************</text:p>
      <text:p text:style-name="P23">Function name: <text:s text:c="5"/>statements()</text:p>
      <text:p text:style-name="P23">Production: <text:s text:c="8"/>statements grammar production</text:p>
      <text:p text:style-name="P23">Author: <text:s text:c="12"/>Warren Rainey</text:p>
      <text:p text:style-name="P23">FIRST SET:<text:tab/><text:tab/><text:tab/>{AVID , SVID ,KW_T(IF), KW_T(USING) , KW_T(INPUT) , KW_T(OUTPUT) }</text:p>
      <text:p text:style-name="P23">PRODUCTION:<text:tab/><text:tab/><text:tab/>&lt;statements&gt; -&gt; &lt;statement&gt;&lt;statements’&gt;</text:p>
      <text:p text:style-name="P22"><text:span text:style-name="T11">**********************************************************************/</text:span><text:span text:style-name="T2"> </text:span></text:p>
      <text:p text:style-name="P22"><text:span text:style-name="T8">void</text:span><text:span text:style-name="T2"> </text:span><text:span text:style-name="T7">statements</text:span><text:span text:style-name="T6">(){</text:span></text:p>
      <text:p text:style-name="P22"><text:span text:style-name="T2"><text:tab/></text:span><text:span text:style-name="T7">statement</text:span><text:span text:style-name="T6">();</text:span></text:p>
      <text:p text:style-name="P22"><text:span text:style-name="T2"><text:tab/></text:span><text:span text:style-name="T7">statements_prime</text:span><text:span text:style-name="T6">();</text:span></text:p>
      <text:p text:style-name="P25">}</text:p>
      <text:p text:style-name="P21"/>
      <text:p text:style-name="P23">/********************************************************************</text:p>
      <text:p text:style-name="P23">Function name: <text:s text:c="5"/>statement()</text:p>
      <text:p text:style-name="P23">Production: <text:s text:c="8"/>statements grammar production</text:p>
      <text:p text:style-name="P23">Author: <text:s text:c="12"/>Warren Rainey</text:p>
      <text:p text:style-name="P23"><text:soft-page-break/>FIRST SET:<text:tab/><text:tab/><text:tab/>{AVID , SVID ,KW_T(IF), KW_T(USING) , KW_T(INPUT) , KW_T(OUTPUT) }</text:p>
      <text:p text:style-name="P23">PRODUCTION:<text:tab/><text:tab/><text:tab/>&lt;statements&gt; -&gt; &lt;statement&gt;&lt;statements’&gt;</text:p>
      <text:p text:style-name="P22"><text:span text:style-name="T11">**********************************************************************/</text:span><text:span text:style-name="T2"> </text:span></text:p>
      <text:p text:style-name="P22"><text:span text:style-name="T8">void</text:span><text:span text:style-name="T2"> </text:span><text:span text:style-name="T7">statement</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s text:c="8"/></text:span><text:span text:style-name="T11">//Eventually </text:span></text:p>
      <text:p text:style-name="P22"><text:span text:style-name="T2"><text:tab/><text:tab/></text:span><text:span text:style-name="T7">assignment_statement</text:span><text:span text:style-name="T6">();</text:span></text:p>
      <text:p text:style-name="P22"><text:span text:style-name="T2"><text:s text:c="8"/></text:span><text:span text:style-name="T8">break</text:span><text:span text:style-name="T6">;</text:span></text:p>
      <text:p text:style-name="P22"><text:span text:style-name="T2"><text:s text:c="4"/></text:span><text:span text:style-name="T8">case</text:span><text:span text:style-name="T2"> </text:span><text:span text:style-name="T12">KW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kwt_idx</text:span><text:span text:style-name="T6">){</text:span><text:span text:style-name="T11">/*idx index from Token.h*/</text:span></text:p>
      <text:p text:style-name="P22"><text:span text:style-name="T2"><text:s text:c="8"/></text:span><text:span text:style-name="T8">case</text:span><text:span text:style-name="T2"> </text:span><text:span text:style-name="T17">IF</text:span><text:span text:style-name="T6">:</text:span></text:p>
      <text:p text:style-name="P22"><text:span text:style-name="T2"><text:s text:c="7"/></text:span><text:span text:style-name="T11">//Eventually </text:span></text:p>
      <text:p text:style-name="P22"><text:span text:style-name="T2"><text:tab/><text:tab/><text:tab/></text:span><text:span text:style-name="T7">selection_statement</text:span><text:span text:style-name="T6">();</text:span></text:p>
      <text:p text:style-name="P22"><text:span text:style-name="T2"><text:s text:c="12"/></text:span><text:span text:style-name="T8">break</text:span><text:span text:style-name="T6">;</text:span></text:p>
      <text:p text:style-name="P22"><text:span text:style-name="T2"><text:s text:c="8"/></text:span><text:span text:style-name="T8">case</text:span><text:span text:style-name="T2"> </text:span><text:span text:style-name="T17">USING</text:span><text:span text:style-name="T6">:</text:span></text:p>
      <text:p text:style-name="P22"><text:span text:style-name="T2"><text:s text:c="8"/></text:span><text:span text:style-name="T11">//Eventually <text:s text:c="3"/></text:span></text:p>
      <text:p text:style-name="P22"><text:span text:style-name="T2"><text:tab/><text:tab/><text:tab/></text:span><text:span text:style-name="T7">iteration_statement</text:span><text:span text:style-name="T6">();</text:span></text:p>
      <text:p text:style-name="P22"><text:span text:style-name="T2"><text:s text:c="12"/></text:span><text:span text:style-name="T8">break</text:span><text:span text:style-name="T6">;</text:span></text:p>
      <text:p text:style-name="P22"><text:span text:style-name="T2"><text:s text:c="8"/></text:span><text:span text:style-name="T8">case</text:span><text:span text:style-name="T2"> </text:span><text:span text:style-name="T17">INPUT</text:span><text:span text:style-name="T6">:</text:span></text:p>
      <text:p text:style-name="P22"><text:span text:style-name="T2"><text:s text:c="8"/></text:span><text:span text:style-name="T11">//Eventually <text:s text:c="3"/></text:span></text:p>
      <text:p text:style-name="P22"><text:span text:style-name="T2"><text:tab/><text:tab/><text:tab/></text:span><text:span text:style-name="T7">input_statement</text:span><text:span text:style-name="T6">();</text:span></text:p>
      <text:p text:style-name="P22"><text:span text:style-name="T2"><text:s text:c="12"/></text:span><text:span text:style-name="T8">break</text:span><text:span text:style-name="T6">;</text:span></text:p>
      <text:p text:style-name="P22"><text:span text:style-name="T2"><text:s text:c="8"/></text:span><text:span text:style-name="T8">case</text:span><text:span text:style-name="T2"> </text:span><text:span text:style-name="T17">OUTPUT</text:span><text:span text:style-name="T6">:</text:span></text:p>
      <text:p text:style-name="P22"><text:span text:style-name="T2"><text:s text:c="9"/></text:span><text:span text:style-name="T11">//Eventually <text:s text:c="2"/></text:span></text:p>
      <text:p text:style-name="P22"><text:span text:style-name="T2"><text:tab/><text:tab/><text:tab/></text:span><text:span text:style-name="T7">output_statement</text:span><text:span text:style-name="T6">();</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p>
      <text:p text:style-name="P22"><text:span text:style-name="T2"><text:s text:c="8"/></text:span><text:span text:style-name="T7">syn_printe</text:span><text:span text:style-name="T6">();</text:span></text:p>
      <text:p text:style-name="P22"><text:span text:style-name="T2"><text:s text:c="4"/></text:span><text:span text:style-name="T6">}</text:span></text:p>
      <text:p text:style-name="P25">}</text:p>
      <text:p text:style-name="P21"/>
      <text:p text:style-name="P23">/********************************************************************</text:p>
      <text:p text:style-name="P23">Function name: <text:s text:c="5"/>statements_prime()</text:p>
      <text:p text:style-name="P23">Production: <text:s text:c="8"/>Statements grammar production</text:p>
      <text:p text:style-name="P23">Author: <text:s text:c="12"/>Warren Rainey</text:p>
      <text:p text:style-name="P23">FIRST SET:<text:tab/><text:tab/><text:tab/>{AVID , SVID ,KW_T(IF), KW_T(USING) , KW_T(INPUT) , KW_T(OUTPUT) }</text:p>
      <text:p text:style-name="P23">PRODUCTION:<text:tab/><text:tab/><text:tab/>&lt;statements&gt; -&gt; &lt;statement&gt;&lt;statements’&gt;</text:p>
      <text:p text:style-name="P22"><text:span text:style-name="T11">**********************************************************************/</text:span><text:span text:style-name="T2"> </text:span></text:p>
      <text:p text:style-name="P22"><text:span text:style-name="T8">void</text:span><text:span text:style-name="T2"> </text:span><text:span text:style-name="T7">statements_prime</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KW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kwt_idx</text:span><text:span text:style-name="T6">){</text:span></text:p>
      <text:p text:style-name="P22"><text:span text:style-name="T2"><text:s text:c="8"/></text:span><text:span text:style-name="T8">case</text:span><text:span text:style-name="T2"> </text:span><text:span text:style-name="T17">IF</text:span><text:span text:style-name="T6">:</text:span></text:p>
      <text:p text:style-name="P22"><text:span text:style-name="T2"><text:s text:c="8"/></text:span><text:span text:style-name="T8">case</text:span><text:span text:style-name="T2"> </text:span><text:span text:style-name="T17">USING</text:span><text:span text:style-name="T6">:</text:span></text:p>
      <text:p text:style-name="P22"><text:span text:style-name="T2"><text:tab/><text:tab/></text:span><text:span text:style-name="T8">case</text:span><text:span text:style-name="T2"> </text:span><text:span text:style-name="T17">INPUT</text:span><text:span text:style-name="T6">:</text:span></text:p>
      <text:p text:style-name="P22"><text:span text:style-name="T2"><text:s text:c="8"/></text:span><text:span text:style-name="T8">case</text:span><text:span text:style-name="T2"> </text:span><text:span text:style-name="T17">OUTPUT</text:span><text:span text:style-name="T6">:</text:span></text:p>
      <text:p text:style-name="P22"><text:span text:style-name="T2"><text:s text:c="12"/></text:span><text:span text:style-name="T8">break</text:span><text:span text:style-name="T6">;</text:span></text:p>
      <text:p text:style-name="P22"><text:span text:style-name="T2"><text:s text:c="8"/></text:span><text:span text:style-name="T8">default</text:span><text:span text:style-name="T6">:</text:span><text:span text:style-name="T2"> </text:span></text:p>
      <text:p text:style-name="P22"><text:span text:style-name="T2"><text:s text:c="12"/></text:span><text:span text:style-name="T8">return</text:span><text:span text:style-name="T6">;</text:span></text:p>
      <text:p text:style-name="P22"><text:span text:style-name="T2"><text:s text:c="8"/></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s text:c="8"/></text:span><text:span text:style-name="T7">statement</text:span><text:span text:style-name="T6">();</text:span></text:p>
      <text:p text:style-name="P22"><text:span text:style-name="T2"><text:s text:c="8"/></text:span><text:span text:style-name="T7">statements_prime</text:span><text:span text:style-name="T6">();</text:span></text:p>
      <text:p text:style-name="P22"><text:span text:style-name="T2"><text:s text:c="8"/></text:span><text:span text:style-name="T8">break</text:span><text:span text:style-name="T6">;</text:span></text:p>
      <text:p text:style-name="P22"><text:span text:style-name="T2"><text:tab/></text:span><text:span text:style-name="T8">default</text:span><text:span text:style-name="T6">:</text:span></text:p>
      <text:p text:style-name="P22"><text:soft-page-break/><text:span text:style-name="T2"><text:tab/><text:tab/></text:span><text:span text:style-name="T8">break</text:span><text:span text:style-name="T6">;</text:span></text:p>
      <text:p text:style-name="P22"><text:span text:style-name="T2"><text:s text:c="4"/></text:span><text:span text:style-name="T6">}</text:span></text:p>
      <text:p text:style-name="P25">}</text:p>
      <text:p text:style-name="P21"/>
      <text:p text:style-name="P23">/********************************************************************</text:p>
      <text:p text:style-name="P23">Function name: <text:s text:c="5"/>assignment_statement()</text:p>
      <text:p text:style-name="P23">Production: <text:s text:c="8"/>Assignment statement grammar production</text:p>
      <text:p text:style-name="P23">Author: <text:s text:c="12"/>Warren Rainey</text:p>
      <text:p text:style-name="P23">FIRST SET:<text:tab/><text:tab/><text:tab/>{ AVID_T, SVID_T }</text:p>
      <text:p text:style-name="P23">PRODUCTION:<text:tab/><text:tab/><text:tab/>&lt;assignment statement&gt; -&gt; <text:s/>&lt;assignment expression&gt;;</text:p>
      <text:p text:style-name="P22"><text:span text:style-name="T11">**********************************************************************/</text:span><text:span text:style-name="T2"> </text:span></text:p>
      <text:p text:style-name="P22"><text:span text:style-name="T8">void</text:span><text:span text:style-name="T2"> </text:span><text:span text:style-name="T7">assignment_statement</text:span><text:span text:style-name="T6">(){</text:span></text:p>
      <text:p text:style-name="P22"><text:span text:style-name="T2"><text:tab/></text:span><text:span text:style-name="T7">assignment_expression</text:span><text:span text:style-name="T6">();</text:span></text:p>
      <text:p text:style-name="P22"><text:span text:style-name="T2"><text:tab/></text:span><text:span text:style-name="T7">match</text:span><text:span text:style-name="T6">(</text:span><text:span text:style-name="T12">EOS_T</text:span><text:span text:style-name="T6">,</text:span><text:span text:style-name="T12">NO_ATTR</text:span><text:span text:style-name="T6">);</text:span></text:p>
      <text:p text:style-name="P22"><text:span text:style-name="T2"><text:s text:c="4"/></text:span><text:span text:style-name="T7">gen_incode</text:span><text:span text:style-name="T6">(</text:span><text:span text:style-name="T4">"PLATY: Assignment statement parsed\n"</text:span><text:span text:style-name="T6">);</text:span></text:p>
      <text:p text:style-name="P25">}</text:p>
      <text:p text:style-name="P23">/********************************************************************</text:p>
      <text:p text:style-name="P23">Function name: <text:s text:c="5"/>assignment_expression()</text:p>
      <text:p text:style-name="P23">Production: <text:s text:c="8"/>Assignment expression grammar production</text:p>
      <text:p text:style-name="P23">Author: <text:s text:c="12"/>Warren Rainey</text:p>
      <text:p text:style-name="P23">FIRST SET:<text:tab/><text:tab/><text:tab/>{ AVID_T, SVID_T }</text:p>
      <text:p text:style-name="P23">PRODUCTION:<text:tab/><text:tab/><text:tab/>&lt; assignment expression&gt; -&gt; <text:s/>AVID = &lt;arithmetic expression&gt; | SVID = &lt;string expression&gt;</text:p>
      <text:p text:style-name="P22"><text:span text:style-name="T11">**********************************************************************/</text:span><text:span text:style-name="T2"> </text:span></text:p>
      <text:p text:style-name="P22"><text:span text:style-name="T8">void</text:span><text:span text:style-name="T2"> </text:span><text:span text:style-name="T7">assignment_expression</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tab/><text:tab/></text:span><text:span text:style-name="T8">case</text:span><text:span text:style-name="T2"> </text:span><text:span text:style-name="T12">AVID_T</text:span><text:span text:style-name="T6">:</text:span></text:p>
      <text:p text:style-name="P22"><text:span text:style-name="T2"><text:tab/><text:tab/><text:tab/></text:span><text:span text:style-name="T7">match</text:span><text:span text:style-name="T6">(</text:span><text:span text:style-name="T12">AVID_T</text:span><text:span text:style-name="T6">,</text:span><text:span text:style-name="T2"> </text:span><text:span text:style-name="T12">NO_ATTR</text:span><text:span text:style-name="T6">);</text:span></text:p>
      <text:p text:style-name="P22"><text:span text:style-name="T2"><text:tab/><text:tab/><text:tab/></text:span><text:span text:style-name="T7">match</text:span><text:span text:style-name="T6">(</text:span><text:span text:style-name="T12">ASS_OP_T</text:span><text:span text:style-name="T6">,</text:span><text:span text:style-name="T2"> </text:span><text:span text:style-name="T12">NO_ATTR</text:span><text:span text:style-name="T6">);</text:span></text:p>
      <text:p text:style-name="P22"><text:span text:style-name="T2"><text:tab/><text:tab/><text:tab/></text:span><text:span text:style-name="T7">arithmetic_expression</text:span><text:span text:style-name="T6">();</text:span></text:p>
      <text:p text:style-name="P22"><text:span text:style-name="T2"><text:tab/><text:tab/><text:tab/></text:span><text:span text:style-name="T7">gen_incode</text:span><text:span text:style-name="T6">(</text:span><text:span text:style-name="T4">"PLATY: Assignment expression (arithmetic) parsed\n"</text:span><text:span text:style-name="T6">);</text:span></text:p>
      <text:p text:style-name="P22"><text:span text:style-name="T2"><text:tab/><text:tab/><text:tab/></text:span><text:span text:style-name="T8">break</text:span><text:span text:style-name="T6">;</text:span></text:p>
      <text:p text:style-name="P22"><text:span text:style-name="T2"><text:tab/><text:tab/></text:span><text:span text:style-name="T8">case</text:span><text:span text:style-name="T2"> </text:span><text:span text:style-name="T12">SVID_T</text:span><text:span text:style-name="T6">:</text:span></text:p>
      <text:p text:style-name="P22"><text:span text:style-name="T2"><text:tab/><text:tab/><text:tab/></text:span><text:span text:style-name="T7">match</text:span><text:span text:style-name="T6">(</text:span><text:span text:style-name="T12">SVID_T</text:span><text:span text:style-name="T6">,</text:span><text:span text:style-name="T2"> </text:span><text:span text:style-name="T12">NO_ATTR</text:span><text:span text:style-name="T6">);</text:span></text:p>
      <text:p text:style-name="P22"><text:span text:style-name="T2"><text:tab/><text:tab/><text:tab/></text:span><text:span text:style-name="T7">match</text:span><text:span text:style-name="T6">(</text:span><text:span text:style-name="T12">ASS_OP_T</text:span><text:span text:style-name="T6">,</text:span><text:span text:style-name="T2"> </text:span><text:span text:style-name="T12">NO_ATTR</text:span><text:span text:style-name="T6">);</text:span></text:p>
      <text:p text:style-name="P22"><text:span text:style-name="T2"><text:tab/><text:tab/><text:tab/></text:span><text:span text:style-name="T7">string_expression</text:span><text:span text:style-name="T6">();</text:span></text:p>
      <text:p text:style-name="P22"><text:span text:style-name="T2"><text:tab/><text:tab/><text:tab/></text:span><text:span text:style-name="T7">gen_incode</text:span><text:span text:style-name="T6">(</text:span><text:span text:style-name="T4">"PLATY: Assignment expression (string) parsed\n"</text:span><text:span text:style-name="T6">);</text:span></text:p>
      <text:p text:style-name="P22"><text:span text:style-name="T2"><text:tab/><text:tab/><text:tab/></text:span><text:span text:style-name="T8">break</text:span><text:span text:style-name="T6">;</text:span></text:p>
      <text:p text:style-name="P22"><text:span text:style-name="T2"><text:tab/><text:tab/></text:span><text:span text:style-name="T8">default</text:span><text:span text:style-name="T6">:</text:span><text:span text:style-name="T2"> </text:span></text:p>
      <text:p text:style-name="P22"><text:span text:style-name="T2"><text:tab/><text:tab/><text:tab/></text:span><text:span text:style-name="T7">syn_printe</text:span><text:span text:style-name="T6">();</text:span></text:p>
      <text:p text:style-name="P22"><text:span text:style-name="T2"><text:tab/><text:tab/><text:tab/></text:span><text:span text:style-name="T8">return</text:span><text:span text:style-name="T6">;</text:span></text:p>
      <text:p text:style-name="P22"><text:span text:style-name="T2"><text:s text:c="4"/></text:span><text:span text:style-name="T6">}</text:span></text:p>
      <text:p text:style-name="P25">}</text:p>
      <text:p text:style-name="P23">/********************************************************************</text:p>
      <text:p text:style-name="P23">Function name: <text:s text:c="5"/>selection_statement()</text:p>
      <text:p text:style-name="P23">Production: <text:s text:c="8"/>Selection statement grammar production</text:p>
      <text:p text:style-name="P23">Author: <text:s text:c="12"/>Warren Rainey</text:p>
      <text:p text:style-name="P23">FIRST SET:<text:tab/><text:tab/><text:tab/>{ KW_T(IF) }</text:p>
      <text:p text:style-name="P23">PRODUCTION:<text:tab/><text:tab/><text:tab/>&lt;selection statement&gt; -&gt; <text:s/>IF (&lt;conditional expression&gt;) <text:s/>THEN &lt;opt_statements&gt; ELSE { &lt;opt_statements&gt; } ;</text:p>
      <text:p text:style-name="P22"><text:span text:style-name="T11">**********************************************************************/</text:span><text:span text:style-name="T2"> </text:span></text:p>
      <text:p text:style-name="P22"><text:span text:style-name="T8">void</text:span><text:span text:style-name="T2"> </text:span><text:span text:style-name="T7">selection_statement</text:span><text:span text:style-name="T6">(){</text:span></text:p>
      <text:p text:style-name="P22"><text:span text:style-name="T2"><text:tab/></text:span><text:span text:style-name="T7">match</text:span><text:span text:style-name="T6">(</text:span><text:span text:style-name="T12">KW_T</text:span><text:span text:style-name="T6">,</text:span><text:span text:style-name="T2"> </text:span><text:span text:style-name="T17">IF</text:span><text:span text:style-name="T6">);</text:span></text:p>
      <text:p text:style-name="P22"><text:span text:style-name="T2"><text:s text:c="4"/></text:span><text:span text:style-name="T7">match</text:span><text:span text:style-name="T6">(</text:span><text:span text:style-name="T12">LPR_T</text:span><text:span text:style-name="T6">,</text:span><text:span text:style-name="T2"> </text:span><text:span text:style-name="T12">NO_ATTR</text:span><text:span text:style-name="T6">);</text:span></text:p>
      <text:p text:style-name="P22"><text:span text:style-name="T2"><text:s text:c="4"/></text:span><text:span text:style-name="T7">conditional_expression</text:span><text:span text:style-name="T6">();</text:span></text:p>
      <text:p text:style-name="P22"><text:span text:style-name="T2"><text:s text:c="4"/></text:span><text:span text:style-name="T7">match</text:span><text:span text:style-name="T6">(</text:span><text:span text:style-name="T12">RPR_T</text:span><text:span text:style-name="T6">,</text:span><text:span text:style-name="T2"> </text:span><text:span text:style-name="T12">NO_ATTR</text:span><text:span text:style-name="T6">);</text:span></text:p>
      <text:p text:style-name="P22"><text:span text:style-name="T2"><text:s text:c="4"/></text:span><text:span text:style-name="T7">match</text:span><text:span text:style-name="T6">(</text:span><text:span text:style-name="T12">KW_T</text:span><text:span text:style-name="T6">,</text:span><text:span text:style-name="T2"> </text:span><text:span text:style-name="T17">THEN</text:span><text:span text:style-name="T6">);</text:span></text:p>
      <text:p text:style-name="P22"><text:span text:style-name="T2"><text:s text:c="4"/></text:span><text:span text:style-name="T7">opt_statements</text:span><text:span text:style-name="T6">();</text:span></text:p>
      <text:p text:style-name="P22"><text:span text:style-name="T2"><text:s text:c="4"/></text:span><text:span text:style-name="T7">match</text:span><text:span text:style-name="T6">(</text:span><text:span text:style-name="T12">KW_T</text:span><text:span text:style-name="T6">,</text:span><text:span text:style-name="T2"> </text:span><text:span text:style-name="T17">ELSE</text:span><text:span text:style-name="T6">);</text:span></text:p>
      <text:p text:style-name="P22"><text:span text:style-name="T2"><text:s text:c="4"/></text:span><text:span text:style-name="T7">match</text:span><text:span text:style-name="T6">(</text:span><text:span text:style-name="T12">LBR_T</text:span><text:span text:style-name="T6">,</text:span><text:span text:style-name="T2"> </text:span><text:span text:style-name="T12">NO_ATTR</text:span><text:span text:style-name="T6">);</text:span></text:p>
      <text:p text:style-name="P22"><text:span text:style-name="T2"><text:s text:c="4"/></text:span><text:span text:style-name="T7">opt_statements</text:span><text:span text:style-name="T6">();</text:span></text:p>
      <text:p text:style-name="P22"><text:span text:style-name="T2"><text:s text:c="4"/></text:span><text:span text:style-name="T7">match</text:span><text:span text:style-name="T6">(</text:span><text:span text:style-name="T12">RBR_T</text:span><text:span text:style-name="T6">,</text:span><text:span text:style-name="T2"> </text:span><text:span text:style-name="T12">NO_ATTR</text:span><text:span text:style-name="T6">);</text:span></text:p>
      <text:p text:style-name="P22"><text:soft-page-break/><text:span text:style-name="T2"><text:s text:c="4"/></text:span><text:span text:style-name="T7">match</text:span><text:span text:style-name="T6">(</text:span><text:span text:style-name="T12">EOS_T</text:span><text:span text:style-name="T6">,</text:span><text:span text:style-name="T2"> </text:span><text:span text:style-name="T12">NO_ATTR</text:span><text:span text:style-name="T6">);</text:span></text:p>
      <text:p text:style-name="P22"><text:span text:style-name="T2"><text:s text:c="4"/></text:span><text:span text:style-name="T7">gen_incode</text:span><text:span text:style-name="T6">(</text:span><text:span text:style-name="T4">"PLATY: IF statement parsed\n"</text:span><text:span text:style-name="T6">);</text:span></text:p>
      <text:p text:style-name="P25">}</text:p>
      <text:p text:style-name="P23">/********************************************************************</text:p>
      <text:p text:style-name="P23">Function name: <text:s text:c="5"/>iteration_statement()</text:p>
      <text:p text:style-name="P23">Production: <text:s text:c="8"/>Iteration statement grammar production</text:p>
      <text:p text:style-name="P23">Author:<text:tab/><text:tab/><text:tab/><text:tab/>Warren Rainey</text:p>
      <text:p text:style-name="P23">FIRST SET:<text:tab/><text:tab/><text:tab/>{ KW_T(USING) }</text:p>
      <text:p text:style-name="P23">PRODUCTION:<text:tab/><text:tab/><text:tab/>&lt;iteration statement&gt; -&gt;</text:p>
      <text:p text:style-name="P23"><text:tab/><text:tab/><text:tab/><text:tab/><text:tab/><text:tab/> USING <text:s/>(&lt;assignment expression&gt; , &lt;conditional expression&gt; , &lt;assignment <text:s/>expression&gt; )</text:p>
      <text:p text:style-name="P23"><text:tab/><text:tab/><text:tab/><text:tab/><text:tab/><text:tab/> REPEAT {</text:p>
      <text:p text:style-name="P23"><text:tab/><text:tab/><text:tab/><text:tab/><text:tab/><text:tab/><text:tab/><text:tab/>&lt;opt_statements&gt;</text:p>
      <text:p text:style-name="P23"><text:tab/><text:tab/><text:tab/><text:tab/><text:tab/><text:tab/><text:tab/><text:tab/>};</text:p>
      <text:p text:style-name="P22"><text:span text:style-name="T11">**********************************************************************/</text:span><text:span text:style-name="T2"> </text:span></text:p>
      <text:p text:style-name="P22"><text:span text:style-name="T8">void</text:span><text:span text:style-name="T2"> </text:span><text:span text:style-name="T7">iteration_statement</text:span><text:span text:style-name="T6">(){</text:span></text:p>
      <text:p text:style-name="P22"><text:span text:style-name="T2"><text:tab/></text:span><text:span text:style-name="T7">match</text:span><text:span text:style-name="T6">(</text:span><text:span text:style-name="T12">KW_T</text:span><text:span text:style-name="T6">,</text:span><text:span text:style-name="T2"> </text:span><text:span text:style-name="T17">USING</text:span><text:span text:style-name="T6">);</text:span></text:p>
      <text:p text:style-name="P22"><text:span text:style-name="T2"><text:s text:c="4"/></text:span><text:span text:style-name="T7">match</text:span><text:span text:style-name="T6">(</text:span><text:span text:style-name="T12">LPR_T</text:span><text:span text:style-name="T6">,</text:span><text:span text:style-name="T2"> </text:span><text:span text:style-name="T12">NO_ATTR</text:span><text:span text:style-name="T6">);</text:span></text:p>
      <text:p text:style-name="P22"><text:span text:style-name="T2"><text:s text:c="4"/></text:span><text:span text:style-name="T7">assignment_expression</text:span><text:span text:style-name="T6">();</text:span></text:p>
      <text:p text:style-name="P22"><text:span text:style-name="T2"><text:s text:c="4"/></text:span><text:span text:style-name="T7">match</text:span><text:span text:style-name="T6">(</text:span><text:span text:style-name="T12">COM_T</text:span><text:span text:style-name="T6">,</text:span><text:span text:style-name="T2"> </text:span><text:span text:style-name="T12">NO_ATTR</text:span><text:span text:style-name="T6">);</text:span></text:p>
      <text:p text:style-name="P22"><text:span text:style-name="T2"><text:s text:c="4"/></text:span><text:span text:style-name="T7">conditional_expression</text:span><text:span text:style-name="T6">();</text:span></text:p>
      <text:p text:style-name="P22"><text:span text:style-name="T2"><text:s text:c="4"/></text:span><text:span text:style-name="T7">match</text:span><text:span text:style-name="T6">(</text:span><text:span text:style-name="T12">COM_T</text:span><text:span text:style-name="T6">,</text:span><text:span text:style-name="T2"> </text:span><text:span text:style-name="T12">NO_ATTR</text:span><text:span text:style-name="T6">);</text:span></text:p>
      <text:p text:style-name="P22"><text:span text:style-name="T2"><text:s text:c="4"/></text:span><text:span text:style-name="T7">assignment_expression</text:span><text:span text:style-name="T6">();</text:span></text:p>
      <text:p text:style-name="P22"><text:span text:style-name="T2"><text:s text:c="4"/></text:span><text:span text:style-name="T7">match</text:span><text:span text:style-name="T6">(</text:span><text:span text:style-name="T12">RPR_T</text:span><text:span text:style-name="T6">,</text:span><text:span text:style-name="T2"> </text:span><text:span text:style-name="T12">NO_ATTR</text:span><text:span text:style-name="T6">);</text:span></text:p>
      <text:p text:style-name="P22"><text:span text:style-name="T2"><text:s text:c="4"/></text:span><text:span text:style-name="T7">match</text:span><text:span text:style-name="T6">(</text:span><text:span text:style-name="T12">KW_T</text:span><text:span text:style-name="T6">,</text:span><text:span text:style-name="T2"> </text:span><text:span text:style-name="T17">REPEAT</text:span><text:span text:style-name="T6">);</text:span></text:p>
      <text:p text:style-name="P22"><text:span text:style-name="T2"><text:s text:c="4"/></text:span><text:span text:style-name="T7">match</text:span><text:span text:style-name="T6">(</text:span><text:span text:style-name="T12">LBR_T</text:span><text:span text:style-name="T6">,</text:span><text:span text:style-name="T2"> </text:span><text:span text:style-name="T12">NO_ATTR</text:span><text:span text:style-name="T6">);</text:span></text:p>
      <text:p text:style-name="P22"><text:span text:style-name="T2"><text:s text:c="4"/></text:span><text:span text:style-name="T7">opt_statements</text:span><text:span text:style-name="T6">();</text:span></text:p>
      <text:p text:style-name="P22"><text:span text:style-name="T2"><text:s text:c="4"/></text:span><text:span text:style-name="T7">match</text:span><text:span text:style-name="T6">(</text:span><text:span text:style-name="T12">RBR_T</text:span><text:span text:style-name="T6">,</text:span><text:span text:style-name="T2"> </text:span><text:span text:style-name="T12">NO_ATTR</text:span><text:span text:style-name="T6">);</text:span></text:p>
      <text:p text:style-name="P22"><text:span text:style-name="T2"><text:s text:c="4"/></text:span><text:span text:style-name="T7">match</text:span><text:span text:style-name="T6">(</text:span><text:span text:style-name="T12">EOS_T</text:span><text:span text:style-name="T6">,</text:span><text:span text:style-name="T2"> </text:span><text:span text:style-name="T12">NO_ATTR</text:span><text:span text:style-name="T6">);</text:span></text:p>
      <text:p text:style-name="P22"><text:span text:style-name="T2"><text:s text:c="4"/></text:span><text:span text:style-name="T7">gen_incode</text:span><text:span text:style-name="T6">(</text:span><text:span text:style-name="T4">"PLATY: USING statement parsed\n"</text:span><text:span text:style-name="T6">);</text:span></text:p>
      <text:p text:style-name="P25">}</text:p>
      <text:p text:style-name="P23">/********************************************************************</text:p>
      <text:p text:style-name="P23">Function name: <text:s text:c="5"/>input_statement()</text:p>
      <text:p text:style-name="P23">Production: <text:s text:c="8"/>Input statement grammar production</text:p>
      <text:p text:style-name="P23">Author: <text:s text:c="12"/>Warren Rainey</text:p>
      <text:p text:style-name="P23">FIRST SET:<text:tab/><text:tab/><text:tab/>{ KW_T(INPUT) }</text:p>
      <text:p text:style-name="P23">PRODUCTION:<text:tab/><text:tab/><text:tab/>&lt;input statement&gt; -&gt; INPUT (&lt;variable list&gt;);</text:p>
      <text:p text:style-name="P22"><text:span text:style-name="T11">**********************************************************************/</text:span><text:span text:style-name="T2"> </text:span></text:p>
      <text:p text:style-name="P22"><text:span text:style-name="T8">void</text:span><text:span text:style-name="T2"> </text:span><text:span text:style-name="T7">input_statement</text:span><text:span text:style-name="T6">(){</text:span></text:p>
      <text:p text:style-name="P22"><text:span text:style-name="T2"><text:tab/></text:span><text:span text:style-name="T7">match</text:span><text:span text:style-name="T6">(</text:span><text:span text:style-name="T12">KW_T</text:span><text:span text:style-name="T6">,</text:span><text:span text:style-name="T17">INPUT</text:span><text:span text:style-name="T6">);</text:span></text:p>
      <text:p text:style-name="P22"><text:span text:style-name="T2"><text:tab/></text:span><text:span text:style-name="T7">match</text:span><text:span text:style-name="T6">(</text:span><text:span text:style-name="T12">LPR_T</text:span><text:span text:style-name="T6">,</text:span><text:span text:style-name="T12">NO_ATTR</text:span><text:span text:style-name="T6">);</text:span></text:p>
      <text:p text:style-name="P22"><text:span text:style-name="T2"><text:tab/></text:span><text:span text:style-name="T7">variable_list</text:span><text:span text:style-name="T6">();</text:span></text:p>
      <text:p text:style-name="P22"><text:span text:style-name="T2"><text:tab/></text:span><text:span text:style-name="T7">match</text:span><text:span text:style-name="T6">(</text:span><text:span text:style-name="T12">RPR_T</text:span><text:span text:style-name="T6">,</text:span><text:span text:style-name="T12">NO_ATTR</text:span><text:span text:style-name="T6">);</text:span></text:p>
      <text:p text:style-name="P22"><text:span text:style-name="T2"><text:tab/></text:span><text:span text:style-name="T7">match</text:span><text:span text:style-name="T6">(</text:span><text:span text:style-name="T12">EOS_T</text:span><text:span text:style-name="T6">,</text:span><text:span text:style-name="T12">NO_ATTR</text:span><text:span text:style-name="T6">);</text:span></text:p>
      <text:p text:style-name="P22"><text:span text:style-name="T2"><text:tab/></text:span><text:span text:style-name="T7">gen_incode</text:span><text:span text:style-name="T6">(</text:span><text:span text:style-name="T4">"PLATY: INPUT statement parsed\n"</text:span><text:span text:style-name="T6">);</text:span><text:span text:style-name="T2"> </text:span></text:p>
      <text:p text:style-name="P25">}</text:p>
      <text:p text:style-name="P23">/********************************************************************</text:p>
      <text:p text:style-name="P23">Function name: <text:s text:c="5"/>variable_list()</text:p>
      <text:p text:style-name="P23">Production: <text:s text:c="8"/>Variable list grammar production</text:p>
      <text:p text:style-name="P23">Author: <text:s text:c="12"/>Warren Rainey</text:p>
      <text:p text:style-name="P23">FIRST SET:<text:tab/><text:tab/><text:tab/>{ AVID_T, SVID_T }</text:p>
      <text:p text:style-name="P23">PRODUCTION:<text:tab/><text:tab/><text:tab/>&lt;variable list&gt; -&gt; &lt;variable identifier&gt; <text:s/>&lt;variable identifier’&gt;</text:p>
      <text:p text:style-name="P22"><text:span text:style-name="T11">**********************************************************************/</text:span><text:span text:style-name="T2"> </text:span></text:p>
      <text:p text:style-name="P22"><text:span text:style-name="T8">void</text:span><text:span text:style-name="T2"> </text:span><text:span text:style-name="T7">variable_list</text:span><text:span text:style-name="T6">(){</text:span></text:p>
      <text:p text:style-name="P22"><text:span text:style-name="T2"><text:tab/></text:span><text:span text:style-name="T7">variable_identifier</text:span><text:span text:style-name="T6">();</text:span></text:p>
      <text:p text:style-name="P22"><text:span text:style-name="T2"><text:tab/></text:span><text:span text:style-name="T7">variable_identifier_prime</text:span><text:span text:style-name="T6">();</text:span></text:p>
      <text:p text:style-name="P22"><text:span text:style-name="T2"><text:s text:c="4"/></text:span><text:span text:style-name="T7">gen_incode</text:span><text:span text:style-name="T6">(</text:span><text:span text:style-name="T4">"PLATY: Variable list parsed\n"</text:span><text:span text:style-name="T6">);</text:span></text:p>
      <text:p text:style-name="P25">}</text:p>
      <text:p text:style-name="P23">/********************************************************************</text:p>
      <text:p text:style-name="P23">Function name: <text:s text:c="5"/>variable_identifier</text:p>
      <text:p text:style-name="P23">Production: <text:s text:c="8"/>Variable identifier grammar production</text:p>
      <text:p text:style-name="P23">Author: <text:s text:c="12"/>Warren Rainey</text:p>
      <text:p text:style-name="P23"><text:soft-page-break/>FIRST SET:<text:tab/><text:tab/><text:tab/>None</text:p>
      <text:p text:style-name="P23">PRODUCTION:<text:tab/><text:tab/><text:tab/>&lt;variable identifier&gt; -&gt; AVID_T | SVID_T</text:p>
      <text:p text:style-name="P22"><text:span text:style-name="T11">**********************************************************************/</text:span><text:span text:style-name="T2"> </text:span></text:p>
      <text:p text:style-name="P22"><text:span text:style-name="T8">void</text:span><text:span text:style-name="T2"> </text:span><text:span text:style-name="T7">variable_identifier</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tab/><text:tab/></text:span><text:span text:style-name="T7">match</text:span><text:span text:style-name="T6">(</text:span><text:span text:style-name="T7">lookahead</text:span><text:span text:style-name="T6">.</text:span><text:span text:style-name="T13">code</text:span><text:span text:style-name="T6">,</text:span><text:span text:style-name="T2"> </text:span><text:span text:style-name="T12">NO_ATTR</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 </text:span></text:p>
      <text:p text:style-name="P22"><text:span text:style-name="T2"><text:s text:c="8"/></text:span><text:span text:style-name="T7">syn_printe</text:span><text:span text:style-name="T6">();</text:span></text:p>
      <text:p text:style-name="P22"><text:span text:style-name="T2"><text:s text:c="8"/></text:span><text:span text:style-name="T8">return</text:span><text:span text:style-name="T6">;</text:span></text:p>
      <text:p text:style-name="P22"><text:span text:style-name="T2"><text:s text:c="4"/></text:span><text:span text:style-name="T6">}</text:span></text:p>
      <text:p text:style-name="P25">}</text:p>
      <text:p text:style-name="P23">/********************************************************************</text:p>
      <text:p text:style-name="P23">Function name: <text:s text:c="5"/>variable_identifier_prime()</text:p>
      <text:p text:style-name="P23">Production: <text:s text:c="8"/>Variable identifier prime grammar production</text:p>
      <text:p text:style-name="P23">Author: <text:s text:c="12"/>Warren Rainey</text:p>
      <text:p text:style-name="P23">FIRST SET:<text:tab/><text:tab/><text:tab/>{, , E }</text:p>
      <text:p text:style-name="P23">PRODUCTION:<text:tab/><text:tab/><text:tab/>&lt;variable identifier’&gt; -&gt; ,&lt;variable identifier&gt; &lt;variable identifier’&gt;|Ɛ</text:p>
      <text:p text:style-name="P22"><text:span text:style-name="T11">**********************************************************************/</text:span><text:span text:style-name="T2"> </text:span></text:p>
      <text:p text:style-name="P22"><text:span text:style-name="T8">void</text:span><text:span text:style-name="T2"> </text:span><text:span text:style-name="T7">variable_identifier_prime</text:span><text:span text:style-name="T6">(){</text:span></text:p>
      <text:p text:style-name="P22"><text:span text:style-name="T2"><text:tab/></text:span><text:span text:style-name="T8">if</text:span><text:span text:style-name="T6">(</text:span><text:span text:style-name="T7">lookahead</text:span><text:span text:style-name="T6">.</text:span><text:span text:style-name="T13">code</text:span><text:span text:style-name="T2"> </text:span><text:span text:style-name="T6">==</text:span><text:span text:style-name="T2"> </text:span><text:span text:style-name="T12">COM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12">NO_ATTR</text:span><text:span text:style-name="T6">);</text:span></text:p>
      <text:p text:style-name="P22"><text:span text:style-name="T2"><text:s text:c="8"/></text:span><text:span text:style-name="T7">variable_identifier</text:span><text:span text:style-name="T6">();</text:span></text:p>
      <text:p text:style-name="P22"><text:span text:style-name="T2"><text:tab/><text:tab/></text:span><text:span text:style-name="T7">variable_identifier_prime</text:span><text:span text:style-name="T6">();</text:span></text:p>
      <text:p text:style-name="P22"><text:span text:style-name="T2"><text:s text:c="4"/></text:span><text:span text:style-name="T6">}</text:span></text:p>
      <text:p text:style-name="P25">}</text:p>
      <text:p text:style-name="P23">/********************************************************************</text:p>
      <text:p text:style-name="P23">Function name: <text:s text:c="5"/>output_statement</text:p>
      <text:p text:style-name="P23">Production: <text:s text:c="8"/>Output statement grammar production</text:p>
      <text:p text:style-name="P23">Author: <text:s text:c="12"/>Warren Rainey</text:p>
      <text:p text:style-name="P23">FIRST SET:<text:tab/><text:tab/><text:tab/>{ KW_T(OUTPUT) }</text:p>
      <text:p text:style-name="P23">PRODUCTION:<text:tab/><text:tab/><text:tab/>&lt;output statement&gt; -&gt; <text:s/>OUTPUT (&lt;opt_variable list&gt;);</text:p>
      <text:p text:style-name="P22"><text:span text:style-name="T11">**********************************************************************/</text:span><text:span text:style-name="T2"> </text:span></text:p>
      <text:p text:style-name="P22"><text:span text:style-name="T8">void</text:span><text:span text:style-name="T2"> </text:span><text:span text:style-name="T7">output_statement</text:span><text:span text:style-name="T6">(){</text:span></text:p>
      <text:p text:style-name="P22"><text:span text:style-name="T2"><text:tab/></text:span><text:span text:style-name="T7">match</text:span><text:span text:style-name="T6">(</text:span><text:span text:style-name="T12">KW_T</text:span><text:span text:style-name="T6">,</text:span><text:span text:style-name="T2"> </text:span><text:span text:style-name="T17">OUTPUT</text:span><text:span text:style-name="T6">);</text:span></text:p>
      <text:p text:style-name="P22"><text:span text:style-name="T2"><text:s text:c="4"/></text:span><text:span text:style-name="T7">match</text:span><text:span text:style-name="T6">(</text:span><text:span text:style-name="T12">LPR_T</text:span><text:span text:style-name="T6">,</text:span><text:span text:style-name="T2"> </text:span><text:span text:style-name="T12">NO_ATTR</text:span><text:span text:style-name="T6">);</text:span></text:p>
      <text:p text:style-name="P22"><text:span text:style-name="T2"><text:tab/></text:span><text:span text:style-name="T7">opt_variable_list</text:span><text:span text:style-name="T6">();</text:span></text:p>
      <text:p text:style-name="P22"><text:span text:style-name="T2"><text:s text:c="4"/></text:span><text:span text:style-name="T7">match</text:span><text:span text:style-name="T6">(</text:span><text:span text:style-name="T12">RPR_T</text:span><text:span text:style-name="T6">,</text:span><text:span text:style-name="T2"> </text:span><text:span text:style-name="T12">NO_ATTR</text:span><text:span text:style-name="T6">);</text:span></text:p>
      <text:p text:style-name="P22"><text:span text:style-name="T2"><text:s text:c="4"/></text:span><text:span text:style-name="T7">match</text:span><text:span text:style-name="T6">(</text:span><text:span text:style-name="T12">EOS_T</text:span><text:span text:style-name="T6">,</text:span><text:span text:style-name="T2"> </text:span><text:span text:style-name="T12">NO_ATTR</text:span><text:span text:style-name="T6">);</text:span></text:p>
      <text:p text:style-name="P22"><text:span text:style-name="T2"><text:s text:c="4"/></text:span><text:span text:style-name="T7">gen_incode</text:span><text:span text:style-name="T6">(</text:span><text:span text:style-name="T4">"PLATY: OUTPUT statement parsed\n"</text:span><text:span text:style-name="T6">);</text:span></text:p>
      <text:p text:style-name="P25">}</text:p>
      <text:p text:style-name="P23">/********************************************************************</text:p>
      <text:p text:style-name="P23">Function name: <text:s text:c="5"/>opt_variable_list</text:p>
      <text:p text:style-name="P23">Production: <text:s text:c="8"/>opt_variable_list grammar production</text:p>
      <text:p text:style-name="P23">Author: <text:s text:c="12"/>Warren Rainey</text:p>
      <text:p text:style-name="P23">FIRST SET:<text:tab/><text:tab/><text:tab/>{ AVID_T, SVID_T, STR_T, E }</text:p>
      <text:p text:style-name="P23">PRODUCTION:<text:tab/><text:tab/><text:tab/>&lt;opt_variable list&gt; -&gt;variablelist | STR | Ɛ</text:p>
      <text:p text:style-name="P22"><text:span text:style-name="T11">**********************************************************************/</text:span><text:span text:style-name="T2"> </text:span></text:p>
      <text:p text:style-name="P22"><text:span text:style-name="T8">void</text:span><text:span text:style-name="T2"> </text:span><text:span text:style-name="T7">opt_variable_list</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s text:c="8"/></text:span><text:span text:style-name="T7">variable_list</text:span><text:span text:style-name="T6">();</text:span></text:p>
      <text:p text:style-name="P22"><text:span text:style-name="T2"><text:s text:c="8"/></text:span><text:span text:style-name="T8">break</text:span><text:span text:style-name="T6">;</text:span></text:p>
      <text:p text:style-name="P22"><text:span text:style-name="T2"><text:s text:c="4"/></text:span><text:span text:style-name="T8">case</text:span><text:span text:style-name="T2"> </text:span><text:span text:style-name="T12">STR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12">NO_ATTR</text:span><text:span text:style-name="T6">);</text:span></text:p>
      <text:p text:style-name="P22"><text:span text:style-name="T2"><text:s text:c="8"/></text:span><text:span text:style-name="T7">gen_incode</text:span><text:span text:style-name="T6">(</text:span><text:span text:style-name="T4">"PLATY: Output list (string literal) parsed\n"</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 </text:span></text:p>
      <text:p text:style-name="P22"><text:soft-page-break/><text:span text:style-name="T2"><text:s text:c="8"/></text:span><text:span text:style-name="T7">gen_incode</text:span><text:span text:style-name="T6">(</text:span><text:span text:style-name="T4">"PLATY: Output list (empty) parsed\n"</text:span><text:span text:style-name="T6">);</text:span></text:p>
      <text:p text:style-name="P22"><text:span text:style-name="T2"><text:s text:c="4"/></text:span><text:span text:style-name="T6">}</text:span></text:p>
      <text:p text:style-name="P25">}</text:p>
      <text:p text:style-name="P23">/********************************************************************</text:p>
      <text:p text:style-name="P23">Function name: <text:s text:c="5"/>arithmetic_expression</text:p>
      <text:p text:style-name="P23">Production: <text:s text:c="8"/>Arithmetic expression grammar production</text:p>
      <text:p text:style-name="P23">Author: <text:s text:c="12"/>Warren Rainey</text:p>
      <text:p text:style-name="P23">FIRST SET:<text:tab/><text:tab/><text:tab/>{ -, +, AVID_T, FPL_T, INL_T, ( }</text:p>
      <text:p text:style-name="P23">PRODUCTION:<text:tab/><text:tab/><text:tab/>&lt;arithmetic expression&gt; - &gt;</text:p>
      <text:p text:style-name="P23"><text:tab/><text:tab/><text:tab/><text:tab/><text:tab/><text:tab/> <text:s text:c="2"/>&lt;unary arithmetic expression&gt; | &lt;additive arithmetic expression&gt;</text:p>
      <text:p text:style-name="P22"><text:span text:style-name="T11">**********************************************************************/</text:span><text:span text:style-name="T2"> </text:span></text:p>
      <text:p text:style-name="P22"><text:span text:style-name="T8">void</text:span><text:span text:style-name="T2"> </text:span><text:span text:style-name="T7">arithmetic_expression</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RT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case</text:span><text:span text:style-name="T2"> </text:span><text:span text:style-name="T17">MULT</text:span><text:span text:style-name="T6">:</text:span></text:p>
      <text:p text:style-name="P22"><text:span text:style-name="T2"><text:s text:c="8"/></text:span><text:span text:style-name="T8">case</text:span><text:span text:style-name="T2"> </text:span><text:span text:style-name="T17">DIV</text:span><text:span text:style-name="T6">:</text:span></text:p>
      <text:p text:style-name="P22"><text:span text:style-name="T2"><text:s text:c="12"/></text:span><text:span text:style-name="T7">syn_printe</text:span><text:span text:style-name="T6">();</text:span><text:span text:style-name="T2"> </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span text:style-name="T2"><text:tab/></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unary_arithmetic_expression</text:span><text:span text:style-name="T6">();</text:span></text:p>
      <text:p text:style-name="P22"><text:span text:style-name="T2"><text:s text:c="8"/></text:span><text:span text:style-name="T8">break</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FPL_T</text:span><text:span text:style-name="T6">:</text:span></text:p>
      <text:p text:style-name="P22"><text:span text:style-name="T2"><text:s text:c="4"/></text:span><text:span text:style-name="T8">case</text:span><text:span text:style-name="T2"> </text:span><text:span text:style-name="T12">INL_T</text:span><text:span text:style-name="T6">:</text:span></text:p>
      <text:p text:style-name="P22"><text:span text:style-name="T2"><text:s text:c="4"/></text:span><text:span text:style-name="T8">case</text:span><text:span text:style-name="T2"> </text:span><text:span text:style-name="T12">LPR_T</text:span><text:span text:style-name="T6">:</text:span></text:p>
      <text:p text:style-name="P22"><text:span text:style-name="T2"><text:s text:c="8"/></text:span><text:span text:style-name="T7">additive_arithmetic_expression</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text:tab/></text:span></text:p>
      <text:p text:style-name="P22"><text:span text:style-name="T2"><text:s text:c="8"/></text:span><text:span text:style-name="T7">syn_printe</text:span><text:span text:style-name="T6">();</text:span></text:p>
      <text:p text:style-name="P22"><text:span text:style-name="T2"><text:s text:c="8"/></text:span><text:span text:style-name="T8">return</text:span><text:span text:style-name="T6">;</text:span></text:p>
      <text:p text:style-name="P22"><text:span text:style-name="T2"><text:s text:c="4"/></text:span><text:span text:style-name="T6">}</text:span></text:p>
      <text:p text:style-name="P22"><text:span text:style-name="T2"><text:s text:c="4"/></text:span><text:span text:style-name="T7">gen_incode</text:span><text:span text:style-name="T6">(</text:span><text:span text:style-name="T4">"PLATY: Arithmetic expression parsed\n"</text:span><text:span text:style-name="T6">);</text:span></text:p>
      <text:p text:style-name="P25">}</text:p>
      <text:p text:style-name="P21"/>
      <text:p text:style-name="P23">/********************************************************************</text:p>
      <text:p text:style-name="P23">Function name: <text:s text:c="5"/>unary_arithmetic_expression</text:p>
      <text:p text:style-name="P23">Production: <text:s text:c="8"/>Unary arithmetic_expression grammar production</text:p>
      <text:p text:style-name="P23">Author: <text:s text:c="12"/>Warren Rainey</text:p>
      <text:p text:style-name="P23">FIRST SET:<text:tab/><text:tab/><text:tab/>{ -, + }</text:p>
      <text:p text:style-name="P23">PRODUCTION:<text:tab/><text:tab/><text:tab/>&lt;unary arithmetic expression&gt; -&gt;</text:p>
      <text:p text:style-name="P23"><text:s text:c="2"/><text:tab/><text:tab/><text:tab/><text:tab/><text:tab/><text:tab/><text:tab/>- <text:s/>&lt;primary arithmetic expression&gt; | + &lt;primary arithmetic expression&gt;</text:p>
      <text:p text:style-name="P22"><text:span text:style-name="T11">**********************************************************************/</text:span><text:span text:style-name="T2"> </text:span></text:p>
      <text:p text:style-name="P22"><text:span text:style-name="T8">void</text:span><text:span text:style-name="T2"> </text:span><text:span text:style-name="T7">unary_arithmetic_expression</text:span><text:span text:style-name="T6">(){</text:span></text:p>
      <text:p text:style-name="P22"><text:span text:style-name="T2"><text:s text:c="4"/></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RT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case</text:span><text:span text:style-name="T2"> </text:span><text:span text:style-name="T17">MULT</text:span><text:span text:style-name="T6">:</text:span></text:p>
      <text:p text:style-name="P22"><text:span text:style-name="T2"><text:s text:c="8"/></text:span><text:span text:style-name="T8">case</text:span><text:span text:style-name="T2"> </text:span><text:span text:style-name="T17">DIV</text:span><text:span text:style-name="T6">:</text:span></text:p>
      <text:p text:style-name="P22"><text:span text:style-name="T2"><text:s text:c="12"/></text:span><text:span text:style-name="T7">syn_printe</text:span><text:span text:style-name="T6">();</text:span><text:span text:style-name="T2"> </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primary_arithmetic_expression</text:span><text:span text:style-name="T6">();</text:span></text:p>
      <text:p text:style-name="P22"><text:span text:style-name="T2"><text:s text:c="8"/></text:span><text:span text:style-name="T7">gen_incode</text:span><text:span text:style-name="T6">(</text:span><text:span text:style-name="T4">"PLATY: Unary arithmetic expression parsed\n"</text:span><text:span text:style-name="T6">);</text:span></text:p>
      <text:p text:style-name="P22"><text:span text:style-name="T2"><text:s text:c="8"/></text:span><text:span text:style-name="T8">break</text:span><text:span text:style-name="T6">;</text:span></text:p>
      <text:p text:style-name="P22"><text:soft-page-break/><text:span text:style-name="T2"><text:s text:c="4"/></text:span><text:span text:style-name="T8">default</text:span><text:span text:style-name="T6">:</text:span><text:span text:style-name="T2"><text:tab/></text:span></text:p>
      <text:p text:style-name="P22"><text:span text:style-name="T2"><text:s text:c="8"/></text:span><text:span text:style-name="T7">syn_printe</text:span><text:span text:style-name="T6">();</text:span></text:p>
      <text:p text:style-name="P22"><text:span text:style-name="T2"><text:s text:c="8"/></text:span><text:span text:style-name="T8">return</text:span><text:span text:style-name="T6">;</text:span></text:p>
      <text:p text:style-name="P22"><text:span text:style-name="T2"><text:s text:c="4"/></text:span><text:span text:style-name="T6">}</text:span></text:p>
      <text:p text:style-name="P25">}</text:p>
      <text:p text:style-name="P23">/********************************************************************</text:p>
      <text:p text:style-name="P23">Function name: <text:s text:c="5"/>additive_arithmetic_expression</text:p>
      <text:p text:style-name="P23">Production: <text:s text:c="8"/>Additive arithmetic expression grammar production</text:p>
      <text:p text:style-name="P23">Author: <text:s text:c="12"/>Warren Rainey</text:p>
      <text:p text:style-name="P23">FIRST SET:<text:tab/><text:tab/><text:tab/>{ AVID_T, FPL_T, INL_T, ( }</text:p>
      <text:p text:style-name="P23">PRODUCTION:<text:tab/><text:tab/><text:tab/>&lt;additive arithmetic expression&gt; -&gt; </text:p>
      <text:p text:style-name="P23"><text:tab/><text:tab/><text:tab/><text:tab/><text:tab/><text:tab/><text:tab/>&lt;multiplicative arithmetic expression&gt; &lt;additive arithmetic expression’&gt;</text:p>
      <text:p text:style-name="P22"><text:span text:style-name="T11">**********************************************************************/</text:span><text:span text:style-name="T2"> <text:s/></text:span></text:p>
      <text:p text:style-name="P22"><text:span text:style-name="T8">void</text:span><text:span text:style-name="T2"> </text:span><text:span text:style-name="T7">additive_arithmetic_expression</text:span><text:span text:style-name="T6">(){</text:span></text:p>
      <text:p text:style-name="P22"><text:span text:style-name="T2"><text:tab/></text:span><text:span text:style-name="T7">multiplicative_arithmetic_expression</text:span><text:span text:style-name="T6">();</text:span></text:p>
      <text:p text:style-name="P22"><text:span text:style-name="T2"><text:s text:c="4"/></text:span><text:span text:style-name="T7">additive_arithmetic_expression_prime</text:span><text:span text:style-name="T6">();</text:span></text:p>
      <text:p text:style-name="P25">}</text:p>
      <text:p text:style-name="P23">/********************************************************************</text:p>
      <text:p text:style-name="P23">Function name: <text:s text:c="5"/>additive_arithmetic_expression_prime()</text:p>
      <text:p text:style-name="P23">Production: <text:s text:c="8"/>Additive arithmetic expression prime grammar production</text:p>
      <text:p text:style-name="P23">Author: <text:s text:c="12"/>Warren Rainey</text:p>
      <text:p text:style-name="P23">FIRST SET:<text:tab/><text:tab/><text:tab/>{ +, -, E }</text:p>
      <text:p text:style-name="P23">PRODUCTION:<text:tab/><text:tab/><text:tab/>&lt;additive arithmetic expression’&gt; -&gt;</text:p>
      <text:p text:style-name="P23"><text:tab/><text:tab/><text:tab/><text:tab/><text:tab/><text:tab/><text:tab/> <text:s/>+ <text:s/>&lt;multiplicative arithmetic expression&gt; additive arithmetic expression’&gt;</text:p>
      <text:p text:style-name="P23"><text:tab/><text:tab/><text:tab/><text:tab/><text:tab/><text:tab/><text:tab/>| - <text:s/>&lt;multiplicative arithmetic expression&gt; additive arithmetic expression’&gt;</text:p>
      <text:p text:style-name="P23"><text:tab/><text:tab/><text:tab/><text:tab/><text:tab/><text:tab/><text:tab/>| Ɛ</text:p>
      <text:p text:style-name="P22"><text:span text:style-name="T11">**********************************************************************/</text:span><text:span text:style-name="T2"> </text:span></text:p>
      <text:p text:style-name="P22"><text:span text:style-name="T8">void</text:span><text:span text:style-name="T2"> </text:span><text:span text:style-name="T7">additive_arithmetic_expression_prime</text:span><text:span text:style-name="T6">(){</text:span></text:p>
      <text:p text:style-name="P22"><text:span text:style-name="T2"><text:tab/> <text:s/></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ART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case</text:span><text:span text:style-name="T2"> </text:span><text:span text:style-name="T17">MULT</text:span><text:span text:style-name="T6">:</text:span></text:p>
      <text:p text:style-name="P22"><text:span text:style-name="T2"><text:s text:c="8"/></text:span><text:span text:style-name="T8">case</text:span><text:span text:style-name="T2"> </text:span><text:span text:style-name="T17">DIV</text:span><text:span text:style-name="T6">:</text:span><text:span text:style-name="T2"> <text:s text:c="10"/></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span text:style-name="T2"> </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span text:style-name="T2"> </text:span></text:p>
      <text:p text:style-name="P22"><text:span text:style-name="T2"><text:s text:c="8"/></text:span><text:span text:style-name="T7">multiplicative_arithmetic_expression</text:span><text:span text:style-name="T6">();</text:span></text:p>
      <text:p text:style-name="P22"><text:span text:style-name="T2"><text:s text:c="8"/></text:span><text:span text:style-name="T7">additive_arithmetic_expression_prime</text:span><text:span text:style-name="T6">();</text:span></text:p>
      <text:p text:style-name="P22"><text:span text:style-name="T2"><text:s text:c="8"/></text:span><text:span text:style-name="T7">gen_incode</text:span><text:span text:style-name="T6">(</text:span><text:span text:style-name="T4">"PLATY: Additive arithmetic expression parsed\n"</text:span><text:span text:style-name="T6">);</text:span></text:p>
      <text:p text:style-name="P22"><text:span text:style-name="T2"><text:s text:c="4"/></text:span><text:span text:style-name="T6">}</text:span></text:p>
      <text:p text:style-name="P25">}</text:p>
      <text:p text:style-name="P23">/********************************************************************</text:p>
      <text:p text:style-name="P23">Function name: <text:s text:c="5"/>multiplicative_arithmetic_expression</text:p>
      <text:p text:style-name="P23">Production: <text:s text:c="8"/>Multiplicative arithmetic expression grammar production</text:p>
      <text:p text:style-name="P23">Author: <text:s text:c="12"/>Warren Rainey</text:p>
      <text:p text:style-name="P23">FIRST SET:<text:tab/><text:tab/><text:tab/>{ AVID_T, FPL_T, INL_T, ( }</text:p>
      <text:p text:style-name="P23">PRODUCTION:<text:tab/><text:tab/><text:tab/>&lt;multiplicative arithmetic expression&gt; -&gt; &lt;primary arithmetic expression&gt; &lt;multiplicative arithmetic expression’&gt;</text:p>
      <text:p text:style-name="P22"><text:span text:style-name="T11">**********************************************************************/</text:span><text:span text:style-name="T2"> </text:span></text:p>
      <text:p text:style-name="P22"><text:span text:style-name="T8">void</text:span><text:span text:style-name="T2"> </text:span><text:span text:style-name="T7">multiplicative_arithmetic_expression</text:span><text:span text:style-name="T6">(){</text:span></text:p>
      <text:p text:style-name="P22"><text:span text:style-name="T2"><text:tab/></text:span><text:span text:style-name="T7">primary_arithmetic_expression</text:span><text:span text:style-name="T6">();</text:span></text:p>
      <text:p text:style-name="P22"><text:span text:style-name="T2"><text:tab/></text:span><text:span text:style-name="T7">multiplicative_arithmetic_expression_prime</text:span><text:span text:style-name="T6">();</text:span></text:p>
      <text:p text:style-name="P25">}</text:p>
      <text:p text:style-name="P23">/********************************************************************</text:p>
      <text:p text:style-name="P23">Function name: <text:s text:c="5"/>multiplicative_arithmetic_expression_prime</text:p>
      <text:p text:style-name="P23">Production: <text:s text:c="8"/>Multiplicative arithmetic expression prime grammar production</text:p>
      <text:p text:style-name="P23">Author: <text:s text:c="12"/>Warren Rainey</text:p>
      <text:p text:style-name="P23">FIRST SET:<text:tab/><text:tab/><text:tab/>{ *, / , E }</text:p>
      <text:p text:style-name="P23"><text:soft-page-break/>PRODUCTION:<text:tab/><text:tab/><text:tab/>&lt;multiplicative arithmetic expression’&gt;-&gt;</text:p>
      <text:p text:style-name="P23"><text:tab/><text:tab/><text:tab/><text:tab/><text:tab/><text:tab/><text:tab/> <text:s/>* &lt;primary arithmetic expression&gt;&lt;multiplicative arithmetic expression’&gt;</text:p>
      <text:p text:style-name="P23"><text:tab/><text:tab/><text:tab/><text:tab/><text:tab/><text:tab/><text:tab/>| / &lt;primary arithmetic expression&gt;&lt;multiplicative arithmetic expression’&gt;</text:p>
      <text:p text:style-name="P23"><text:tab/><text:tab/><text:tab/><text:tab/><text:tab/><text:tab/><text:tab/>| Ɛ</text:p>
      <text:p text:style-name="P22"><text:span text:style-name="T11">**********************************************************************/</text:span><text:span text:style-name="T2"> </text:span></text:p>
      <text:p text:style-name="P22"><text:span text:style-name="T8">void</text:span><text:span text:style-name="T2"> </text:span><text:span text:style-name="T7">multiplicative_arithmetic_expression_prime</text:span><text:span text:style-name="T6">(){</text:span></text:p>
      <text:p text:style-name="P22"><text:span text:style-name="T2"><text:tab/></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ART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case</text:span><text:span text:style-name="T2"> </text:span><text:span text:style-name="T17">PLUS</text:span><text:span text:style-name="T6">:</text:span></text:p>
      <text:p text:style-name="P22"><text:span text:style-name="T2"><text:s text:c="8"/></text:span><text:span text:style-name="T8">case</text:span><text:span text:style-name="T2"> </text:span><text:span text:style-name="T17">MINUS</text:span><text:span text:style-name="T6">:</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span text:style-name="T2"> </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primary_arithmetic_expression</text:span><text:span text:style-name="T6">();</text:span></text:p>
      <text:p text:style-name="P22"><text:span text:style-name="T2"><text:s text:c="8"/></text:span><text:span text:style-name="T7">multiplicative_arithmetic_expression_prime</text:span><text:span text:style-name="T6">();</text:span></text:p>
      <text:p text:style-name="P22"><text:span text:style-name="T2"><text:s text:c="8"/></text:span><text:span text:style-name="T7">gen_incode</text:span><text:span text:style-name="T6">(</text:span><text:span text:style-name="T4">"PLATY: Multiplicative arithmetic expression parsed\n"</text:span><text:span text:style-name="T6">);</text:span></text:p>
      <text:p text:style-name="P22"><text:span text:style-name="T2"><text:s text:c="4"/></text:span><text:span text:style-name="T6">}</text:span></text:p>
      <text:p text:style-name="P25">}</text:p>
      <text:p text:style-name="P23">/********************************************************************</text:p>
      <text:p text:style-name="P23">Function name: <text:s text:c="5"/>primary_arithmetic_expression()</text:p>
      <text:p text:style-name="P23">Production: <text:s text:c="8"/>Primary arithmetic expression grammar production</text:p>
      <text:p text:style-name="P23">Author: <text:s text:c="12"/>Warren Rainey</text:p>
      <text:p text:style-name="P23">FIRST SET:<text:tab/><text:tab/><text:tab/>{ AVID_T, FPL_T, INL_T, ( }</text:p>
      <text:p text:style-name="P23">PRODUCTION:<text:tab/><text:tab/><text:tab/>&lt;primary arithmetic expression&gt; -&gt;</text:p>
      <text:p text:style-name="P23"><text:tab/><text:tab/><text:tab/><text:tab/><text:tab/><text:tab/><text:tab/><text:tab/> <text:s/>AVID_T</text:p>
      <text:p text:style-name="P23"><text:tab/><text:tab/><text:tab/><text:tab/><text:tab/><text:tab/><text:tab/><text:tab/>| FPL_T</text:p>
      <text:p text:style-name="P23"><text:tab/><text:tab/><text:tab/><text:tab/><text:tab/><text:tab/><text:tab/><text:tab/>| INL_T</text:p>
      <text:p text:style-name="P23"><text:tab/><text:tab/><text:tab/><text:tab/><text:tab/><text:tab/><text:tab/><text:tab/>| (&lt;arithmetic expression&gt;)<text:tab/></text:p>
      <text:p text:style-name="P22"><text:span text:style-name="T11">**********************************************************************/</text:span><text:span text:style-name="T2"> </text:span></text:p>
      <text:p text:style-name="P22"><text:span text:style-name="T8">void</text:span><text:span text:style-name="T2"> </text:span><text:span text:style-name="T7">primary_arithmetic_expression</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FPL_T</text:span><text:span text:style-name="T6">:</text:span></text:p>
      <text:p text:style-name="P22"><text:span text:style-name="T2"><text:s text:c="4"/></text:span><text:span text:style-name="T8">case</text:span><text:span text:style-name="T2"> </text:span><text:span text:style-name="T12">INL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break</text:span><text:span text:style-name="T6">;</text:span></text:p>
      <text:p text:style-name="P22"><text:span text:style-name="T2"><text:s text:c="4"/></text:span><text:span text:style-name="T8">case</text:span><text:span text:style-name="T2"> </text:span><text:span text:style-name="T12">LPR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arithmetic_expression</text:span><text:span text:style-name="T6">();</text:span></text:p>
      <text:p text:style-name="P22"><text:span text:style-name="T2"><text:s text:c="8"/></text:span><text:span text:style-name="T7">match</text:span><text:span text:style-name="T6">(</text:span><text:span text:style-name="T12">RPR_T</text:span><text:span text:style-name="T6">,</text:span><text:span text:style-name="T2"> </text:span><text:span text:style-name="T12">NO_ATTR</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text:tab/></text:span></text:p>
      <text:p text:style-name="P22"><text:span text:style-name="T2"><text:s text:c="8"/></text:span><text:span text:style-name="T7">syn_printe</text:span><text:span text:style-name="T6">();</text:span></text:p>
      <text:p text:style-name="P22"><text:span text:style-name="T2"><text:s text:c="8"/></text:span><text:span text:style-name="T8">return</text:span><text:span text:style-name="T6">;</text:span></text:p>
      <text:p text:style-name="P22"><text:span text:style-name="T2"><text:s text:c="4"/></text:span><text:span text:style-name="T6">}</text:span></text:p>
      <text:p text:style-name="P22"><text:span text:style-name="T2"><text:s text:c="4"/></text:span><text:span text:style-name="T7">gen_incode</text:span><text:span text:style-name="T6">(</text:span><text:span text:style-name="T4">"PLATY: Primary arithmetic expression parsed\n"</text:span><text:span text:style-name="T6">);</text:span></text:p>
      <text:p text:style-name="P25">}</text:p>
      <text:p text:style-name="P23">/********************************************************************</text:p>
      <text:p text:style-name="P23">Function name: <text:s text:c="5"/>string_expression()</text:p>
      <text:p text:style-name="P23">Production: <text:s text:c="8"/>String expression grammar production</text:p>
      <text:p text:style-name="P23">Author: <text:s text:c="12"/>Warren Rainey</text:p>
      <text:p text:style-name="P23">FIRST SET:<text:tab/><text:tab/><text:tab/>{ SVID_T, STR_T }</text:p>
      <text:p text:style-name="P23">PRODUCTION:<text:tab/><text:tab/><text:tab/>&lt;string expression&gt; -&gt; &lt;primary string expression&gt; &lt;string expression’&gt; <text:s/></text:p>
      <text:p text:style-name="P22"><text:span text:style-name="T11">**********************************************************************/</text:span><text:span text:style-name="T2"> </text:span></text:p>
      <text:p text:style-name="P22"><text:span text:style-name="T8">void</text:span><text:span text:style-name="T2"> </text:span><text:span text:style-name="T7">string_expression</text:span><text:span text:style-name="T6">(){</text:span></text:p>
      <text:p text:style-name="P22"><text:span text:style-name="T2"><text:tab/></text:span><text:span text:style-name="T7">primary_string_expression</text:span><text:span text:style-name="T6">();</text:span></text:p>
      <text:p text:style-name="P22"><text:span text:style-name="T2"><text:tab/></text:span><text:span text:style-name="T7">string_expression_prime</text:span><text:span text:style-name="T6">();</text:span></text:p>
      <text:p text:style-name="P21"><text:soft-page-break/></text:p>
      <text:p text:style-name="P25">}</text:p>
      <text:p text:style-name="P23">/********************************************************************</text:p>
      <text:p text:style-name="P23">Function name: <text:s text:c="5"/>string_expression_prime()</text:p>
      <text:p text:style-name="P23">Production: <text:s text:c="8"/>String expression prime grammar production</text:p>
      <text:p text:style-name="P23">Author: <text:s text:c="12"/>Warren Rainey</text:p>
      <text:p text:style-name="P23">FIRST SET:<text:tab/><text:tab/><text:tab/>{ SCC_OP_T, E }</text:p>
      <text:p text:style-name="P23">PRODUCTION:<text:tab/><text:tab/><text:tab/>&lt;string expression’&gt; -&gt; # <text:s/>&lt;primary string expression&gt; &lt;string expression’&gt; <text:s/>| Ɛ</text:p>
      <text:p text:style-name="P22"><text:span text:style-name="T11">**********************************************************************/</text:span><text:span text:style-name="T2"> </text:span></text:p>
      <text:p text:style-name="P22"><text:span text:style-name="T8">void</text:span><text:span text:style-name="T2"> </text:span><text:span text:style-name="T7">string_expression_prime</text:span><text:span text:style-name="T6">(){</text:span></text:p>
      <text:p text:style-name="P22"><text:span text:style-name="T2"><text:tab/></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SCC_OP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primary_string_expression</text:span><text:span text:style-name="T6">();</text:span></text:p>
      <text:p text:style-name="P22"><text:span text:style-name="T2"><text:s text:c="8"/></text:span><text:span text:style-name="T7">string_expression_prime</text:span><text:span text:style-name="T6">();</text:span></text:p>
      <text:p text:style-name="P22"><text:span text:style-name="T2"><text:s text:c="4"/></text:span><text:span text:style-name="T6">}</text:span><text:span text:style-name="T8">else</text:span><text:span text:style-name="T6">{</text:span><text:span text:style-name="T2"> </text:span></text:p>
      <text:p text:style-name="P22"><text:span text:style-name="T2"><text:s text:c="8"/></text:span><text:span text:style-name="T7">gen_incode</text:span><text:span text:style-name="T6">(</text:span><text:span text:style-name="T4">"PLATY: String expression parsed\n"</text:span><text:span text:style-name="T6">);</text:span></text:p>
      <text:p text:style-name="P22"><text:span text:style-name="T2"><text:tab/></text:span><text:span text:style-name="T6">}</text:span></text:p>
      <text:p text:style-name="P25">}</text:p>
      <text:p text:style-name="P23">/********************************************************************</text:p>
      <text:p text:style-name="P23">Function name: <text:s text:c="5"/>primary_string_expression()</text:p>
      <text:p text:style-name="P23">Production: <text:s text:c="8"/>Primary string expression grammar production</text:p>
      <text:p text:style-name="P23">Author: <text:s text:c="12"/>Warren Rainey</text:p>
      <text:p text:style-name="P23">FIRST SET:<text:tab/><text:tab/><text:tab/>{ SVID_T, STR_T }</text:p>
      <text:p text:style-name="P23">PRODUCTION:<text:tab/><text:tab/><text:tab/>&lt;primary string expression&gt; -&gt;<text:tab/>SVID_T| STR_T</text:p>
      <text:p text:style-name="P22"><text:span text:style-name="T11">**********************************************************************/</text:span><text:span text:style-name="T2"> </text:span></text:p>
      <text:p text:style-name="P22"><text:span text:style-name="T8">void</text:span><text:span text:style-name="T2"> </text:span><text:span text:style-name="T7">primary_string_expression</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s text:c="4"/></text:span><text:span text:style-name="T8">case</text:span><text:span text:style-name="T2"> </text:span><text:span text:style-name="T12">STR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text:tab/></text:span></text:p>
      <text:p text:style-name="P22"><text:span text:style-name="T2"><text:s text:c="8"/></text:span><text:span text:style-name="T7">syn_printe</text:span><text:span text:style-name="T6">();</text:span></text:p>
      <text:p text:style-name="P22"><text:span text:style-name="T2"><text:s text:c="4"/></text:span><text:span text:style-name="T6">}</text:span></text:p>
      <text:p text:style-name="P22"><text:span text:style-name="T2"><text:s text:c="4"/></text:span><text:span text:style-name="T7">gen_incode</text:span><text:span text:style-name="T6">(</text:span><text:span text:style-name="T4">"PLATY: Primary string expression parsed\n"</text:span><text:span text:style-name="T6">);</text:span></text:p>
      <text:p text:style-name="P25">}</text:p>
      <text:p text:style-name="P21"/>
      <text:p text:style-name="P23">/********************************************************************</text:p>
      <text:p text:style-name="P23">Function name: <text:s text:c="5"/>conditional_expression()</text:p>
      <text:p text:style-name="P23">Production: <text:s text:c="8"/>Conditional expression grammar production</text:p>
      <text:p text:style-name="P23">Author: <text:s text:c="12"/>Warren Rainey</text:p>
      <text:p text:style-name="P23">FIRST SET:<text:tab/><text:tab/><text:tab/>{ AVID_T, FPL_T, INL_T, SVID_T, STR_T }</text:p>
      <text:p text:style-name="P23">PRODUCTION:<text:tab/><text:tab/><text:tab/>&lt;conditional expression&gt; -&gt; <text:s/>&lt;logical OR <text:s/>expression&gt;</text:p>
      <text:p text:style-name="P22"><text:span text:style-name="T11">**********************************************************************/</text:span><text:span text:style-name="T2"> </text:span></text:p>
      <text:p text:style-name="P22"><text:span text:style-name="T8">void</text:span><text:span text:style-name="T2"> </text:span><text:span text:style-name="T7">conditional_expression</text:span><text:span text:style-name="T6">(){</text:span></text:p>
      <text:p text:style-name="P22"><text:span text:style-name="T2"><text:s text:c="4"/></text:span><text:span text:style-name="T7">logical_or_expression</text:span><text:span text:style-name="T6">();</text:span></text:p>
      <text:p text:style-name="P22"><text:span text:style-name="T2"><text:s text:c="4"/></text:span><text:span text:style-name="T7">gen_incode</text:span><text:span text:style-name="T6">(</text:span><text:span text:style-name="T4">"PLATY: Conditional expression parsed\n"</text:span><text:span text:style-name="T6">);</text:span></text:p>
      <text:p text:style-name="P25">}</text:p>
      <text:p text:style-name="P23">/********************************************************************</text:p>
      <text:p text:style-name="P23">Function name: <text:s text:c="5"/>logical_or_expression()</text:p>
      <text:p text:style-name="P23">Production: <text:s text:c="8"/>Logical OR expression grammar production</text:p>
      <text:p text:style-name="P23">Author: <text:s text:c="12"/>Warren Rainey</text:p>
      <text:p text:style-name="P23">FIRST SET:<text:tab/><text:tab/><text:tab/>{ AVID_T, FPL_T, INL_T, SVID_T, STR_T <text:s/>}</text:p>
      <text:p text:style-name="P23">PRODUCTION:<text:tab/><text:tab/><text:tab/>&lt;logical <text:s/>OR expression&gt; -&gt; &lt;logical AND expression&gt; &lt;logical OR expression’&gt; <text:s text:c="2"/></text:p>
      <text:p text:style-name="P22"><text:span text:style-name="T11">**********************************************************************/</text:span><text:span text:style-name="T2"> </text:span></text:p>
      <text:p text:style-name="P22"><text:span text:style-name="T8">void</text:span><text:span text:style-name="T2"> </text:span><text:span text:style-name="T7">logical_or_expression</text:span><text:span text:style-name="T6">(){</text:span></text:p>
      <text:p text:style-name="P22"><text:span text:style-name="T2"><text:tab/></text:span><text:span text:style-name="T7">logical_and_expression</text:span><text:span text:style-name="T6">();</text:span></text:p>
      <text:p text:style-name="P22"><text:span text:style-name="T2"><text:s text:c="4"/></text:span><text:span text:style-name="T7">logical_or_expression_prime</text:span><text:span text:style-name="T6">();</text:span></text:p>
      <text:p text:style-name="P25">}</text:p>
      <text:p text:style-name="P23">/********************************************************************</text:p>
      <text:p text:style-name="P23"><text:soft-page-break/>Function name: <text:s text:c="5"/>logical_or_expression_prime()</text:p>
      <text:p text:style-name="P23">Production: <text:s text:c="8"/>Logical OR expression prime grammar production</text:p>
      <text:p text:style-name="P23">Author: <text:s text:c="12"/>Warren Rainey</text:p>
      <text:p text:style-name="P23">FIRST SET:<text:tab/><text:tab/><text:tab/>{ .OR., <text:s/>E }</text:p>
      <text:p text:style-name="P23">PRODUCTION:<text:tab/><text:tab/><text:tab/>&lt;logical OR expression’&gt; -&gt; .OR. &lt;logical AND expression&gt;&lt;logical OR expression’&gt; | Ɛ</text:p>
      <text:p text:style-name="P22"><text:span text:style-name="T11">**********************************************************************/</text:span><text:span text:style-name="T2"> <text:s/></text:span></text:p>
      <text:p text:style-name="P22"><text:span text:style-name="T8">void</text:span><text:span text:style-name="T2"> </text:span><text:span text:style-name="T7">logical_or_expression_prime</text:span><text:span text:style-name="T6">(){</text:span></text:p>
      <text:p text:style-name="P22"><text:span text:style-name="T2"><text:tab/> </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LOG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log_op</text:span><text:span text:style-name="T6">){</text:span></text:p>
      <text:p text:style-name="P22"><text:span text:style-name="T2"><text:s text:c="8"/></text:span><text:span text:style-name="T8">case</text:span><text:span text:style-name="T2"> </text:span><text:span text:style-name="T17">AND</text:span><text:span text:style-name="T6">:</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span text:style-name="T2"> </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logical_and_expression</text:span><text:span text:style-name="T6">();</text:span></text:p>
      <text:p text:style-name="P22"><text:span text:style-name="T2"><text:s text:c="8"/></text:span><text:span text:style-name="T7">logical_or_expression_prime</text:span><text:span text:style-name="T6">();</text:span></text:p>
      <text:p text:style-name="P22"><text:span text:style-name="T2"><text:s text:c="8"/></text:span><text:span text:style-name="T7">gen_incode</text:span><text:span text:style-name="T6">(</text:span><text:span text:style-name="T4">"PLATY: Logical OR expression parsed\n"</text:span><text:span text:style-name="T6">);</text:span></text:p>
      <text:p text:style-name="P22"><text:span text:style-name="T2"><text:s text:c="4"/></text:span><text:span text:style-name="T6">}</text:span></text:p>
      <text:p text:style-name="P25">}</text:p>
      <text:p text:style-name="P23">/********************************************************************</text:p>
      <text:p text:style-name="P23">Function name: <text:s text:c="5"/>logical_and_expression()</text:p>
      <text:p text:style-name="P23">Production: <text:s text:c="8"/>Logical AND expression grammar production</text:p>
      <text:p text:style-name="P23">Author: <text:s text:c="12"/>Warren Rainey</text:p>
      <text:p text:style-name="P23">FIRST SET:<text:tab/><text:tab/><text:tab/>{ AVID_T, FPL_T, INL_T, SVID_T, STR_T }</text:p>
      <text:p text:style-name="P23">PRODUCTION:<text:tab/><text:tab/><text:tab/>&lt;logical <text:s/>AND expression&gt; -&gt; &lt;relational expression&gt; &lt;logical AND expression’&gt; <text:s text:c="2"/></text:p>
      <text:p text:style-name="P22"><text:span text:style-name="T11">**********************************************************************/</text:span><text:span text:style-name="T2"> </text:span></text:p>
      <text:p text:style-name="P22"><text:span text:style-name="T8">void</text:span><text:span text:style-name="T2"> </text:span><text:span text:style-name="T7">logical_and_expression</text:span><text:span text:style-name="T6">(){</text:span></text:p>
      <text:p text:style-name="P22"><text:span text:style-name="T2"><text:tab/></text:span><text:span text:style-name="T7">relational_expression</text:span><text:span text:style-name="T6">();</text:span></text:p>
      <text:p text:style-name="P22"><text:span text:style-name="T2"><text:s text:c="4"/></text:span><text:span text:style-name="T7">logical_and_expression_prime</text:span><text:span text:style-name="T6">();</text:span></text:p>
      <text:p text:style-name="P25">}</text:p>
      <text:p text:style-name="P23">/********************************************************************</text:p>
      <text:p text:style-name="P23">Function name: <text:s text:c="5"/>logical_and_expression_prime()</text:p>
      <text:p text:style-name="P23">Production: <text:s text:c="8"/>Logical and expression prime grammar production</text:p>
      <text:p text:style-name="P23">Author: <text:s text:c="12"/>Warren Rainey</text:p>
      <text:p text:style-name="P23">FIRST SET:<text:tab/><text:tab/><text:tab/>{ .AND, E }</text:p>
      <text:p text:style-name="P23">PRODUCTION:<text:tab/><text:tab/><text:tab/>&lt;logical AND expression’&gt; -&gt; .AND. &lt;relational expression&gt;&lt;logical AND expression’&gt; | Ɛ</text:p>
      <text:p text:style-name="P22"><text:span text:style-name="T11">**********************************************************************/</text:span><text:span text:style-name="T2"> </text:span></text:p>
      <text:p text:style-name="P22"><text:span text:style-name="T8">void</text:span><text:span text:style-name="T2"> </text:span><text:span text:style-name="T7">logical_and_expression_prime</text:span><text:span text:style-name="T6">(){</text:span></text:p>
      <text:p text:style-name="P22"><text:span text:style-name="T2"><text:tab/></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LOG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log_op</text:span><text:span text:style-name="T6">){</text:span></text:p>
      <text:p text:style-name="P22"><text:span text:style-name="T2"><text:s text:c="8"/></text:span><text:span text:style-name="T8">case</text:span><text:span text:style-name="T2"> </text:span><text:span text:style-name="T17">OR</text:span><text:span text:style-name="T6">:</text:span></text:p>
      <text:p text:style-name="P22"><text:span text:style-name="T2"><text:s text:c="12"/></text:span><text:span text:style-name="T8">return</text:span><text:span text:style-name="T6">;</text:span></text:p>
      <text:p text:style-name="P22"><text:span text:style-name="T2"><text:s text:c="8"/></text:span><text:span text:style-name="T8">default</text:span><text:span text:style-name="T6">:</text:span></text:p>
      <text:p text:style-name="P22"><text:span text:style-name="T2"><text:s text:c="12"/></text:span><text:span text:style-name="T8">break</text:span><text:span text:style-name="T6">;</text:span></text:p>
      <text:p text:style-name="P22"><text:span text:style-name="T2"><text:s text:c="8"/></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8"/></text:span><text:span text:style-name="T7">relational_expression</text:span><text:span text:style-name="T6">();</text:span></text:p>
      <text:p text:style-name="P22"><text:span text:style-name="T2"><text:s text:c="8"/></text:span><text:span text:style-name="T7">logical_and_expression_prime</text:span><text:span text:style-name="T6">();</text:span></text:p>
      <text:p text:style-name="P22"><text:span text:style-name="T2"><text:s text:c="8"/></text:span><text:span text:style-name="T7">gen_incode</text:span><text:span text:style-name="T6">(</text:span><text:span text:style-name="T4">"PLATY: Logical AND expression parsed\n"</text:span><text:span text:style-name="T6">);</text:span></text:p>
      <text:p text:style-name="P22"><text:span text:style-name="T2"><text:s text:c="4"/></text:span><text:span text:style-name="T6">}</text:span></text:p>
      <text:p text:style-name="P25">}</text:p>
      <text:p text:style-name="P21"/>
      <text:p text:style-name="P23">/********************************************************************</text:p>
      <text:p text:style-name="P23">Function name: <text:s text:c="5"/>relational_expression()</text:p>
      <text:p text:style-name="P23">Production: <text:s text:c="8"/>Relational expression grammar production</text:p>
      <text:p text:style-name="P23">Author: <text:s text:c="12"/>Warren Rainey</text:p>
      <text:p text:style-name="P23">FIRST SET:<text:tab/><text:tab/><text:tab/>{ AVID_T, FPL_T, INL_T, SVID_T, STR_T <text:s/>}</text:p>
      <text:p text:style-name="P23">PRODUCTION:<text:tab/><text:tab/><text:tab/>&lt;relational_expression&gt;-&gt; <text:s text:c="2"/></text:p>
      <text:p text:style-name="P23"><text:soft-page-break/><text:tab/><text:tab/><text:tab/><text:tab/><text:tab/><text:tab/>&lt;primary a_relational_expression&gt;&lt;relational expression’&gt; <text:s/>| &lt;primary a_relational_expression&gt; &lt;relational_expression2’&gt;</text:p>
      <text:p text:style-name="P22"><text:span text:style-name="T11">**********************************************************************/</text:span><text:span text:style-name="T2"> </text:span></text:p>
      <text:p text:style-name="P22"><text:span text:style-name="T8">void</text:span><text:span text:style-name="T2"> </text:span><text:span text:style-name="T7">relational_expression</text:span><text:span text:style-name="T6">(){</text:span></text:p>
      <text:p text:style-name="P22"><text:span text:style-name="T2"><text:tab/></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FPL_T</text:span><text:span text:style-name="T6">:</text:span></text:p>
      <text:p text:style-name="P22"><text:span text:style-name="T2"><text:s text:c="4"/></text:span><text:span text:style-name="T8">case</text:span><text:span text:style-name="T2"> </text:span><text:span text:style-name="T12">INL_T</text:span><text:span text:style-name="T6">:</text:span></text:p>
      <text:p text:style-name="P22"><text:span text:style-name="T2"><text:s text:c="8"/></text:span><text:span text:style-name="T7">primary_a_relational_expression</text:span><text:span text:style-name="T6">();</text:span></text:p>
      <text:p text:style-name="P22"><text:span text:style-name="T2"><text:s text:c="8"/></text:span><text:span text:style-name="T7">relational_expression_prime</text:span><text:span text:style-name="T6">();</text:span></text:p>
      <text:p text:style-name="P22"><text:span text:style-name="T2"><text:s text:c="8"/></text:span><text:span text:style-name="T8">break</text:span><text:span text:style-name="T6">;</text:span></text:p>
      <text:p text:style-name="P22"><text:span text:style-name="T2"><text:s text:c="4"/></text:span><text:span text:style-name="T8">case</text:span><text:span text:style-name="T2"> </text:span><text:span text:style-name="T12">SVID_T</text:span><text:span text:style-name="T6">:</text:span></text:p>
      <text:p text:style-name="P22"><text:span text:style-name="T2"><text:s text:c="4"/></text:span><text:span text:style-name="T8">case</text:span><text:span text:style-name="T2"> </text:span><text:span text:style-name="T12">STR_T</text:span><text:span text:style-name="T6">:</text:span></text:p>
      <text:p text:style-name="P22"><text:span text:style-name="T2"><text:s text:c="8"/></text:span><text:span text:style-name="T7">primary_s_relational_expression</text:span><text:span text:style-name="T6">();</text:span></text:p>
      <text:p text:style-name="P22"><text:span text:style-name="T2"><text:s text:c="8"/></text:span><text:span text:style-name="T7">relational_expression_doubleprime</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p>
      <text:p text:style-name="P22"><text:span text:style-name="T2"><text:s text:c="8"/></text:span><text:span text:style-name="T7">syn_printe</text:span><text:span text:style-name="T6">();</text:span></text:p>
      <text:p text:style-name="P22"><text:span text:style-name="T2"><text:s text:c="4"/></text:span><text:span text:style-name="T6">}</text:span></text:p>
      <text:p text:style-name="P22"><text:span text:style-name="T2"><text:s text:c="4"/></text:span><text:span text:style-name="T7">gen_incode</text:span><text:span text:style-name="T6">(</text:span><text:span text:style-name="T4">"PLATY: Relational expression parsed\n"</text:span><text:span text:style-name="T6">);</text:span></text:p>
      <text:p text:style-name="P25">}</text:p>
      <text:p text:style-name="P23">/********************************************************************</text:p>
      <text:p text:style-name="P23">Function name: <text:s text:c="5"/>relational_expression_prime()</text:p>
      <text:p text:style-name="P23">Production: <text:s text:c="8"/>Relational expression prime grammar production</text:p>
      <text:p text:style-name="P23">Author: <text:s text:c="12"/>Warren Rainey</text:p>
      <text:p text:style-name="P23">FIRST SET:<text:tab/><text:tab/><text:tab/>{ ==, !=, &gt;, &lt; }</text:p>
      <text:p text:style-name="P23">PRODUCTION:<text:tab/><text:tab/><text:tab/>&lt;relational_expression’&gt; -&gt; </text:p>
      <text:p text:style-name="P23"><text:tab/><text:tab/><text:tab/><text:tab/><text:tab/><text:tab/><text:tab/>== &lt;primary a_relational_expression&gt;</text:p>
      <text:p text:style-name="P23"><text:tab/><text:tab/><text:tab/><text:tab/><text:tab/><text:tab/><text:tab/>|&lt;&gt; &lt;primary a_relational_expression&gt; <text:s text:c="23"/></text:p>
      <text:p text:style-name="P23"><text:tab/><text:tab/><text:tab/><text:tab/><text:tab/><text:tab/><text:tab/>| &gt; &lt;primary a_relational_expression&gt; <text:s text:c="5"/></text:p>
      <text:p text:style-name="P23"><text:tab/><text:tab/><text:tab/><text:tab/><text:tab/><text:tab/><text:tab/>| &lt; <text:s/>&lt;primary a_relational_expression&gt; </text:p>
      <text:p text:style-name="P22"><text:span text:style-name="T11">**********************************************************************/</text:span><text:span text:style-name="T2"> </text:span></text:p>
      <text:p text:style-name="P22"><text:span text:style-name="T8">void</text:span><text:span text:style-name="T2"> </text:span><text:span text:style-name="T7">relational_expression_prime</text:span><text:span text:style-name="T6">(){</text:span></text:p>
      <text:p text:style-name="P22"><text:span text:style-name="T2"><text:tab/> </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REL_OP_T</text:span><text:span text:style-name="T6">){</text:span></text:p>
      <text:p text:style-name="P22"><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rel_op</text:span><text:span text:style-name="T6">){</text:span></text:p>
      <text:p text:style-name="P22"><text:span text:style-name="T2"><text:s text:c="8"/></text:span><text:span text:style-name="T8">case</text:span><text:span text:style-name="T2"> </text:span><text:span text:style-name="T17">EQ</text:span><text:span text:style-name="T6">:</text:span></text:p>
      <text:p text:style-name="P22"><text:span text:style-name="T2"><text:s text:c="8"/></text:span><text:span text:style-name="T8">case</text:span><text:span text:style-name="T2"> </text:span><text:span text:style-name="T17">NE</text:span><text:span text:style-name="T6">:</text:span></text:p>
      <text:p text:style-name="P22"><text:span text:style-name="T2"><text:s text:c="8"/></text:span><text:span text:style-name="T8">case</text:span><text:span text:style-name="T2"> </text:span><text:span text:style-name="T17">GT</text:span><text:span text:style-name="T6">:</text:span></text:p>
      <text:p text:style-name="P22"><text:span text:style-name="T2"><text:s text:c="8"/></text:span><text:span text:style-name="T8">case</text:span><text:span text:style-name="T2"> </text:span><text:span text:style-name="T17">LT</text:span><text:span text:style-name="T6">:</text:span></text:p>
      <text:p text:style-name="P22"><text:span text:style-name="T2"><text:s text:c="12"/></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12"/></text:span><text:span text:style-name="T7">primary_a_relational_expression</text:span><text:span text:style-name="T6">();</text:span></text:p>
      <text:p text:style-name="P22"><text:span text:style-name="T2"><text:s text:c="12"/></text:span><text:span text:style-name="T8">break</text:span><text:span text:style-name="T6">;</text:span></text:p>
      <text:p text:style-name="P22"><text:span text:style-name="T2"><text:s text:c="8"/></text:span><text:span text:style-name="T8">default</text:span><text:span text:style-name="T6">:</text:span><text:span text:style-name="T2"> </text:span></text:p>
      <text:p text:style-name="P22"><text:span text:style-name="T2"><text:s text:c="12"/></text:span><text:span text:style-name="T7">syn_printe</text:span><text:span text:style-name="T6">();</text:span></text:p>
      <text:p text:style-name="P22"><text:span text:style-name="T2"><text:s text:c="8"/></text:span><text:span text:style-name="T6">}</text:span></text:p>
      <text:p text:style-name="P22"><text:span text:style-name="T2"><text:s text:c="4"/></text:span><text:span text:style-name="T6">}</text:span><text:span text:style-name="T8">else</text:span><text:span text:style-name="T6">{</text:span><text:span text:style-name="T2"> <text:s/></text:span></text:p>
      <text:p text:style-name="P22"><text:span text:style-name="T2"><text:s text:c="8"/></text:span><text:span text:style-name="T7">syn_printe</text:span><text:span text:style-name="T6">();</text:span></text:p>
      <text:p text:style-name="P22"><text:span text:style-name="T2"><text:tab/> </text:span><text:span text:style-name="T6">}</text:span></text:p>
      <text:p text:style-name="P25">}</text:p>
      <text:p text:style-name="P23">/********************************************************************</text:p>
      <text:p text:style-name="P23">Function name: <text:s text:c="5"/>relational_expression_doubleprime()</text:p>
      <text:p text:style-name="P23">Production: <text:s text:c="8"/>Relational expression double prime grammar production</text:p>
      <text:p text:style-name="P23">Author: <text:s text:c="12"/>Warren Rainey</text:p>
      <text:p text:style-name="P23">FIRST SET:<text:tab/><text:tab/><text:tab/>{ ==, !=, &gt;, &lt; }</text:p>
      <text:p text:style-name="P23">PRODUCTION:<text:tab/><text:tab/><text:tab/>&lt;relational_expression2’&gt; -&gt; </text:p>
      <text:p text:style-name="P23"><text:tab/><text:tab/><text:tab/><text:tab/><text:tab/><text:tab/><text:tab/>== &lt;primary s_relational_expression&gt;</text:p>
      <text:p text:style-name="P23"><text:tab/><text:tab/><text:tab/><text:tab/><text:tab/><text:tab/><text:tab/>|&lt;&gt; &lt;primary s_relational_expression&gt; <text:s text:c="23"/></text:p>
      <text:p text:style-name="P23"><text:tab/><text:tab/><text:tab/><text:tab/><text:tab/><text:tab/><text:tab/>| &gt; &lt;primary s_relational_expression&gt; <text:s text:c="5"/></text:p>
      <text:p text:style-name="P23"><text:tab/><text:tab/><text:tab/><text:tab/><text:tab/><text:tab/><text:tab/>| &lt; <text:s/>&lt;primary s_relational_expression&gt; </text:p>
      <text:p text:style-name="P22"><text:span text:style-name="T11">**********************************************************************/</text:span><text:span text:style-name="T2"> </text:span></text:p>
      <text:p text:style-name="P22"><text:span text:style-name="T8">void</text:span><text:span text:style-name="T2"> </text:span><text:span text:style-name="T7">relational_expression_doubleprime</text:span><text:span text:style-name="T6">(){</text:span></text:p>
      <text:p text:style-name="P22"><text:span text:style-name="T2"><text:tab/></text:span><text:span text:style-name="T8">if</text:span><text:span text:style-name="T2"> </text:span><text:span text:style-name="T6">(</text:span><text:span text:style-name="T7">lookahead</text:span><text:span text:style-name="T6">.</text:span><text:span text:style-name="T13">code</text:span><text:span text:style-name="T2"> </text:span><text:span text:style-name="T6">==</text:span><text:span text:style-name="T2"> </text:span><text:span text:style-name="T12">REL_OP_T</text:span><text:span text:style-name="T6">){</text:span></text:p>
      <text:p text:style-name="P22"><text:soft-page-break/><text:span text:style-name="T2"><text:s text:c="8"/></text:span><text:span text:style-name="T8">switch</text:span><text:span text:style-name="T6">(</text:span><text:span text:style-name="T7">lookahead</text:span><text:span text:style-name="T6">.</text:span><text:span text:style-name="T13">attribute</text:span><text:span text:style-name="T6">.</text:span><text:span text:style-name="T13">rel_op</text:span><text:span text:style-name="T6">){</text:span></text:p>
      <text:p text:style-name="P22"><text:span text:style-name="T2"><text:s text:c="8"/></text:span><text:span text:style-name="T8">case</text:span><text:span text:style-name="T2"> </text:span><text:span text:style-name="T17">EQ</text:span><text:span text:style-name="T6">:</text:span></text:p>
      <text:p text:style-name="P22"><text:span text:style-name="T2"><text:s text:c="8"/></text:span><text:span text:style-name="T8">case</text:span><text:span text:style-name="T2"> </text:span><text:span text:style-name="T17">NE</text:span><text:span text:style-name="T6">:</text:span></text:p>
      <text:p text:style-name="P22"><text:span text:style-name="T2"><text:s text:c="8"/></text:span><text:span text:style-name="T8">case</text:span><text:span text:style-name="T2"> </text:span><text:span text:style-name="T17">GT</text:span><text:span text:style-name="T6">:</text:span></text:p>
      <text:p text:style-name="P22"><text:span text:style-name="T2"><text:s text:c="8"/></text:span><text:span text:style-name="T8">case</text:span><text:span text:style-name="T2"> </text:span><text:span text:style-name="T17">LT</text:span><text:span text:style-name="T6">:</text:span></text:p>
      <text:p text:style-name="P22"><text:span text:style-name="T2"><text:s text:c="12"/></text:span><text:span text:style-name="T7">match</text:span><text:span text:style-name="T6">(</text:span><text:span text:style-name="T7">lookahead</text:span><text:span text:style-name="T6">.</text:span><text:span text:style-name="T13">code</text:span><text:span text:style-name="T6">,</text:span><text:span text:style-name="T2"> </text:span><text:span text:style-name="T7">lookahead</text:span><text:span text:style-name="T6">.</text:span><text:span text:style-name="T13">attribute</text:span><text:span text:style-name="T6">.</text:span><text:span text:style-name="T13">arr_op</text:span><text:span text:style-name="T6">);</text:span></text:p>
      <text:p text:style-name="P22"><text:span text:style-name="T2"><text:s text:c="12"/></text:span><text:span text:style-name="T7">primary_s_relational_expression</text:span><text:span text:style-name="T6">();</text:span></text:p>
      <text:p text:style-name="P22"><text:span text:style-name="T2"><text:s text:c="12"/></text:span><text:span text:style-name="T8">break</text:span><text:span text:style-name="T6">;</text:span></text:p>
      <text:p text:style-name="P22"><text:span text:style-name="T2"><text:s text:c="8"/></text:span><text:span text:style-name="T8">default</text:span><text:span text:style-name="T6">:</text:span></text:p>
      <text:p text:style-name="P22"><text:span text:style-name="T2"><text:s text:c="12"/></text:span><text:span text:style-name="T7">syn_printe</text:span><text:span text:style-name="T6">();</text:span></text:p>
      <text:p text:style-name="P22"><text:span text:style-name="T2"><text:s text:c="8"/></text:span><text:span text:style-name="T6">}</text:span></text:p>
      <text:p text:style-name="P22"><text:span text:style-name="T2"><text:s text:c="4"/></text:span><text:span text:style-name="T6">}</text:span><text:span text:style-name="T8">else</text:span><text:span text:style-name="T6">{</text:span><text:span text:style-name="T2"> <text:s/></text:span></text:p>
      <text:p text:style-name="P22"><text:span text:style-name="T2"><text:s text:c="8"/></text:span><text:span text:style-name="T7">syn_printe</text:span><text:span text:style-name="T6">();</text:span></text:p>
      <text:p text:style-name="P22"><text:span text:style-name="T2"><text:tab/></text:span><text:span text:style-name="T6">}</text:span></text:p>
      <text:p text:style-name="P25">}</text:p>
      <text:p text:style-name="P23">/********************************************************************</text:p>
      <text:p text:style-name="P23">Function name: <text:s text:c="5"/>primary_a_relational_expression()</text:p>
      <text:p text:style-name="P23">Production: <text:s text:c="8"/>Primary a relational expression grammar production</text:p>
      <text:p text:style-name="P23">Author: <text:s text:c="12"/>Warren Rainey</text:p>
      <text:p text:style-name="P23">FIRST SET:<text:tab/><text:tab/><text:tab/>{ AVID_T, FPL_T, INL_T }</text:p>
      <text:p text:style-name="P23">PRODUCTION:<text:tab/><text:tab/><text:tab/>&lt;primary a_relational expression&gt; -&gt; <text:s text:c="2"/>AVID_T | FPL_T | INL_T</text:p>
      <text:p text:style-name="P22"><text:span text:style-name="T11">**********************************************************************/</text:span><text:span text:style-name="T2"> </text:span></text:p>
      <text:p text:style-name="P22"><text:span text:style-name="T8">void</text:span><text:span text:style-name="T2"> </text:span><text:span text:style-name="T7">primary_a_relational_expression</text:span><text:span text:style-name="T6">(){</text:span></text:p>
      <text:p text:style-name="P22"><text:span text:style-name="T2"><text:tab/> </text:span><text:span text:style-name="T8">switch</text:span><text:span text:style-name="T6">(</text:span><text:span text:style-name="T7">lookahead</text:span><text:span text:style-name="T6">.</text:span><text:span text:style-name="T13">code</text:span><text:span text:style-name="T6">){</text:span></text:p>
      <text:p text:style-name="P22"><text:span text:style-name="T2"><text:s text:c="4"/></text:span><text:span text:style-name="T8">case</text:span><text:span text:style-name="T2"> </text:span><text:span text:style-name="T12">AVID_T</text:span><text:span text:style-name="T6">:</text:span></text:p>
      <text:p text:style-name="P22"><text:span text:style-name="T2"><text:s text:c="4"/></text:span><text:span text:style-name="T8">case</text:span><text:span text:style-name="T2"> </text:span><text:span text:style-name="T12">FPL_T</text:span><text:span text:style-name="T6">:</text:span></text:p>
      <text:p text:style-name="P22"><text:span text:style-name="T2"><text:s text:c="4"/></text:span><text:span text:style-name="T8">case</text:span><text:span text:style-name="T2"> </text:span><text:span text:style-name="T12">INL_T</text:span><text:span text:style-name="T6">:</text:span></text:p>
      <text:p text:style-name="P22"><text:span text:style-name="T2"><text:s text:c="8"/></text:span><text:span text:style-name="T7">match</text:span><text:span text:style-name="T6">(</text:span><text:span text:style-name="T7">lookahead</text:span><text:span text:style-name="T6">.</text:span><text:span text:style-name="T13">code</text:span><text:span text:style-name="T6">,</text:span><text:span text:style-name="T2"> </text:span><text:span text:style-name="T12">NO_ATTR</text:span><text:span text:style-name="T6">);</text:span></text:p>
      <text:p text:style-name="P22"><text:span text:style-name="T2"><text:s text:c="8"/></text:span><text:span text:style-name="T8">break</text:span><text:span text:style-name="T6">;</text:span></text:p>
      <text:p text:style-name="P22"><text:span text:style-name="T2"><text:s text:c="4"/></text:span><text:span text:style-name="T8">default</text:span><text:span text:style-name="T6">:</text:span><text:span text:style-name="T2"> </text:span></text:p>
      <text:p text:style-name="P22"><text:span text:style-name="T2"><text:s text:c="8"/></text:span><text:span text:style-name="T7">syn_printe</text:span><text:span text:style-name="T6">();</text:span></text:p>
      <text:p text:style-name="P22"><text:span text:style-name="T2"><text:s text:c="4"/></text:span><text:span text:style-name="T6">}</text:span></text:p>
      <text:p text:style-name="P22"><text:span text:style-name="T2"><text:s text:c="4"/></text:span><text:span text:style-name="T7">gen_incode</text:span><text:span text:style-name="T6">(</text:span><text:span text:style-name="T4">"PLATY: Primary a_relational expression parsed\n"</text:span><text:span text:style-name="T6">);</text:span></text:p>
      <text:p text:style-name="P25">}</text:p>
      <text:p text:style-name="P23">/********************************************************************</text:p>
      <text:p text:style-name="P23">Function name: <text:s text:c="5"/>primary_s_relational_expression()</text:p>
      <text:p text:style-name="P23">Production: <text:s text:c="8"/>Primary s relational expression grammar production</text:p>
      <text:p text:style-name="P23">Author: <text:s text:c="12"/>Warren Rainey</text:p>
      <text:p text:style-name="P23">FIRST SET:<text:tab/><text:tab/><text:tab/>{ SVID_T, STR_T }</text:p>
      <text:p text:style-name="P23">PRODUCTION:<text:tab/><text:tab/><text:tab/>&lt;primary s_relational expression&gt; -&gt; &lt;primary string expression&gt; </text:p>
      <text:p text:style-name="P22"><text:span text:style-name="T11">**********************************************************************/</text:span><text:span text:style-name="T2"> </text:span></text:p>
      <text:p text:style-name="P22"><text:span text:style-name="T8">void</text:span><text:span text:style-name="T2"> </text:span><text:span text:style-name="T7">primary_s_relational_expression</text:span><text:span text:style-name="T6">(){</text:span></text:p>
      <text:p text:style-name="P22"><text:span text:style-name="T2"><text:tab/></text:span><text:span text:style-name="T7">primary_string_expression</text:span><text:span text:style-name="T6">();</text:span></text:p>
      <text:p text:style-name="P22"><text:span text:style-name="T2"><text:s text:c="4"/></text:span><text:span text:style-name="T7">gen_incode</text:span><text:span text:style-name="T6">(</text:span><text:span text:style-name="T4">"PLATY: Primary s_relational expression parsed\n"</text:span><text:span text:style-name="T6">);</text:span></text:p>
      <text:p text:style-name="P25">}</text:p>
      <text:p text:style-name="P21"/>
      <text:p text:style-name="P2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5">/*****************************************************************************************</text:p>
      <text:p text:style-name="P15">File name:<text:tab/>parser.h</text:p>
      <text:p text:style-name="P15">Compiler:<text:tab/>MS Visual Studio 2012</text:p>
      <text:p text:style-name="P15">Author:<text:tab/><text:tab/>Warren Rainey 040740424</text:p>
      <text:p text:style-name="P15">Course:<text:tab/><text:tab/>CST 8152 - Compilers, Lab Section: 011 </text:p>
      <text:p text:style-name="P15">Assignment: 4 Parser</text:p>
      <text:p text:style-name="P15">Date:<text:tab/><text:tab/>December 11 2015 </text:p>
      <text:p text:style-name="P15">Professor:<text:tab/>Sv. Ranev </text:p>
      <text:p text:style-name="P15">Purpose:<text:tab/>Defines functions for PLATYPUS language productions, token matching,</text:p>
      <text:p text:style-name="P15"><text:tab/><text:tab/><text:tab/>and error printing.</text:p>
      <text:p text:style-name="P15">*******************************************************************************************/</text:p>
      <text:p text:style-name="P8"/>
      <text:p text:style-name="P14"><text:span text:style-name="T3">#ifndef</text:span><text:span text:style-name="T2"> </text:span><text:span text:style-name="T14">PARSER_H</text:span></text:p>
      <text:p text:style-name="P14"><text:span text:style-name="T3">#define</text:span><text:span text:style-name="T2"> </text:span><text:span text:style-name="T12">PARSER_H</text:span></text:p>
      <text:p text:style-name="P8"/>
      <text:p text:style-name="P14"><text:span text:style-name="T3">#include</text:span><text:span text:style-name="T2"> </text:span><text:span text:style-name="T4">"token.h"</text:span></text:p>
      <text:p text:style-name="P14"><text:span text:style-name="T3">#include</text:span><text:span text:style-name="T2"> </text:span><text:span text:style-name="T4">"buffer.h"</text:span></text:p>
      <text:p text:style-name="P14"><text:span text:style-name="T3">#include</text:span><text:span text:style-name="T2"> </text:span><text:span text:style-name="T4">"stable.h"</text:span></text:p>
      <text:p text:style-name="P8"/>
      <text:p text:style-name="P14"><text:span text:style-name="T8">static</text:span><text:span text:style-name="T2"> </text:span><text:span text:style-name="T5">Token</text:span><text:span text:style-name="T2"> </text:span><text:span text:style-name="T7">lookahead</text:span><text:span text:style-name="T6">;</text:span></text:p>
      <text:p text:style-name="P14"><text:span text:style-name="T8">static</text:span><text:span text:style-name="T2"> </text:span><text:span text:style-name="T5">Buffer</text:span><text:span text:style-name="T2"> </text:span><text:span text:style-name="T6">*</text:span><text:span text:style-name="T7">sc_buf</text:span><text:span text:style-name="T6">;</text:span></text:p>
      <text:p text:style-name="P14"><text:span text:style-name="T8">int</text:span><text:span text:style-name="T2"> </text:span><text:span text:style-name="T7">synerrno</text:span><text:span text:style-name="T6">;</text:span></text:p>
      <text:p text:style-name="P8"/>
      <text:p text:style-name="P17">enum</text:p>
      <text:p text:style-name="P12">{</text:p>
      <text:p text:style-name="P14"><text:span text:style-name="T2"><text:s text:c="4"/></text:span><text:span text:style-name="T17">ELSE</text:span><text:span text:style-name="T6">,</text:span></text:p>
      <text:p text:style-name="P14"><text:span text:style-name="T2"><text:s text:c="4"/></text:span><text:span text:style-name="T17">IF</text:span><text:span text:style-name="T6">,</text:span></text:p>
      <text:p text:style-name="P14"><text:span text:style-name="T2"><text:s text:c="4"/></text:span><text:span text:style-name="T17">INPUT</text:span><text:span text:style-name="T6">,</text:span></text:p>
      <text:p text:style-name="P14"><text:span text:style-name="T2"><text:s text:c="4"/></text:span><text:span text:style-name="T17">OUTPUT</text:span><text:span text:style-name="T6">,</text:span></text:p>
      <text:p text:style-name="P14"><text:span text:style-name="T2"><text:s text:c="4"/></text:span><text:span text:style-name="T17">PLATYPUS</text:span><text:span text:style-name="T6">,</text:span></text:p>
      <text:p text:style-name="P14"><text:span text:style-name="T2"><text:s text:c="4"/></text:span><text:span text:style-name="T17">REPEAT</text:span><text:span text:style-name="T6">,</text:span></text:p>
      <text:p text:style-name="P14"><text:span text:style-name="T2"><text:s text:c="4"/></text:span><text:span text:style-name="T17">THEN</text:span><text:span text:style-name="T6">,</text:span></text:p>
      <text:p text:style-name="P14"><text:span text:style-name="T2"><text:s text:c="4"/></text:span><text:span text:style-name="T17">USING</text:span></text:p>
      <text:p text:style-name="P12">};</text:p>
      <text:p text:style-name="P8"/>
      <text:p text:style-name="P15">/* <text:s/>DEFINES <text:s/>*/</text:p>
      <text:p text:style-name="P14"><text:span text:style-name="T3">#define</text:span><text:span text:style-name="T2"> </text:span><text:span text:style-name="T12">NO_ATTR</text:span><text:span text:style-name="T2"> </text:span><text:span text:style-name="T6">-</text:span><text:span text:style-name="T10">1</text:span></text:p>
      <text:p text:style-name="P8"/>
      <text:p text:style-name="P14"><text:span text:style-name="T8">extern</text:span><text:span text:style-name="T2"> </text:span><text:span text:style-name="T8">char</text:span><text:span text:style-name="T2"> </text:span><text:span text:style-name="T6">*</text:span><text:span text:style-name="T2"> </text:span><text:span text:style-name="T7">kw_table</text:span><text:span text:style-name="T6">[];</text:span></text:p>
      <text:p text:style-name="P14"><text:span text:style-name="T8">extern</text:span><text:span text:style-name="T2"> </text:span><text:span text:style-name="T8">int</text:span><text:span text:style-name="T2"> </text:span><text:span text:style-name="T7">line</text:span><text:span text:style-name="T6">;</text:span><text:span text:style-name="T2"> <text:s text:c="8"/></text:span></text:p>
      <text:p text:style-name="P14"><text:span text:style-name="T8">extern</text:span><text:span text:style-name="T2"> </text:span><text:span text:style-name="T5">STD</text:span><text:span text:style-name="T2"> </text:span><text:span text:style-name="T7">sym_table</text:span><text:span text:style-name="T6">;</text:span><text:span text:style-name="T2"> <text:s text:c="3"/></text:span></text:p>
      <text:p text:style-name="P14"><text:span text:style-name="T8">extern</text:span><text:span text:style-name="T2"> </text:span><text:span text:style-name="T5">Buffer</text:span><text:span text:style-name="T2"> </text:span><text:span text:style-name="T6">*</text:span><text:span text:style-name="T2"> </text:span><text:span text:style-name="T7">str_LTBL</text:span><text:span text:style-name="T6">;</text:span><text:span text:style-name="T2"> </text:span></text:p>
      <text:p text:style-name="P14"><text:span text:style-name="T8">extern</text:span><text:span text:style-name="T2"> </text:span><text:span text:style-name="T5">Token</text:span><text:span text:style-name="T2"> </text:span><text:span text:style-name="T7">mlwpar_next_token</text:span><text:span text:style-name="T6">(</text:span><text:span text:style-name="T5">Buffer</text:span><text:span text:style-name="T2"> </text:span><text:span text:style-name="T6">*);</text:span></text:p>
      <text:p text:style-name="P8"/>
      <text:p text:style-name="P15">/* <text:s text:c="2"/>FUNCTION DECLARATIONS <text:s/>*/</text:p>
      <text:p text:style-name="P14"><text:span text:style-name="T8">void</text:span><text:span text:style-name="T2"> </text:span><text:span text:style-name="T7">parser</text:span><text:span text:style-name="T6">(</text:span><text:span text:style-name="T5">Buffer</text:span><text:span text:style-name="T2"> </text:span><text:span text:style-name="T6">*);</text:span></text:p>
      <text:p text:style-name="P14"><text:span text:style-name="T8">void</text:span><text:span text:style-name="T2"> </text:span><text:span text:style-name="T7">match</text:span><text:span text:style-name="T6">(</text:span><text:span text:style-name="T8">int</text:span><text:span text:style-name="T2"> </text:span><text:span text:style-name="T14">pr_token_code</text:span><text:span text:style-name="T6">,</text:span><text:span text:style-name="T8">int</text:span><text:span text:style-name="T2"> </text:span><text:span text:style-name="T14">pr_token_attribute</text:span><text:span text:style-name="T6">);</text:span></text:p>
      <text:p text:style-name="P14"><text:span text:style-name="T8">void</text:span><text:span text:style-name="T2"> </text:span><text:span text:style-name="T7">syn_eh</text:span><text:span text:style-name="T6">(</text:span><text:span text:style-name="T8">int</text:span><text:span text:style-name="T2"> </text:span><text:span text:style-name="T14">sync_token_code</text:span><text:span text:style-name="T6">);</text:span></text:p>
      <text:p text:style-name="P14"><text:span text:style-name="T8">void</text:span><text:span text:style-name="T2"> </text:span><text:span text:style-name="T7">syn_printe</text:span><text:span text:style-name="T6">();</text:span></text:p>
      <text:p text:style-name="P14"><text:span text:style-name="T8">void</text:span><text:span text:style-name="T2"> </text:span><text:span text:style-name="T7">gengen_incode</text:span><text:span text:style-name="T6">(</text:span><text:span text:style-name="T8">char</text:span><text:span text:style-name="T2"> </text:span><text:span text:style-name="T6">*);</text:span></text:p>
      <text:p text:style-name="P14"><text:span text:style-name="T8">void</text:span><text:span text:style-name="T2"> </text:span><text:span text:style-name="T7">program</text:span><text:span text:style-name="T6">(</text:span><text:span text:style-name="T8">void</text:span><text:span text:style-name="T6">);</text:span></text:p>
      <text:p text:style-name="P14"><text:span text:style-name="T8">void</text:span><text:span text:style-name="T2"> </text:span><text:span text:style-name="T7">opt_statements</text:span><text:span text:style-name="T6">();</text:span></text:p>
      <text:p text:style-name="P14"><text:span text:style-name="T8">void</text:span><text:span text:style-name="T2"> </text:span><text:span text:style-name="T7">statements</text:span><text:span text:style-name="T6">();</text:span></text:p>
      <text:p text:style-name="P14"><text:span text:style-name="T8">void</text:span><text:span text:style-name="T2"> </text:span><text:span text:style-name="T7">statement</text:span><text:span text:style-name="T6">();</text:span></text:p>
      <text:p text:style-name="P14"><text:span text:style-name="T8">void</text:span><text:span text:style-name="T2"> </text:span><text:span text:style-name="T7">statements_prime</text:span><text:span text:style-name="T6">();</text:span></text:p>
      <text:p text:style-name="P15">/*Add The rest here*/</text:p>
      <text:p text:style-name="P14"><text:span text:style-name="T8">void</text:span><text:span text:style-name="T2"> </text:span><text:span text:style-name="T7">assignment_statement</text:span><text:span text:style-name="T6">();</text:span></text:p>
      <text:p text:style-name="P14"><text:span text:style-name="T8">void</text:span><text:span text:style-name="T2"> </text:span><text:span text:style-name="T7">assignment_expression</text:span><text:span text:style-name="T6">();</text:span></text:p>
      <text:p text:style-name="P14"><text:span text:style-name="T8">void</text:span><text:span text:style-name="T2"> </text:span><text:span text:style-name="T7">selection_statement</text:span><text:span text:style-name="T6">();</text:span></text:p>
      <text:p text:style-name="P14"><text:span text:style-name="T8">void</text:span><text:span text:style-name="T2"> </text:span><text:span text:style-name="T7">iteration_statement</text:span><text:span text:style-name="T6">();</text:span></text:p>
      <text:p text:style-name="P14"><text:span text:style-name="T8">void</text:span><text:span text:style-name="T2"> </text:span><text:span text:style-name="T7">input_statement</text:span><text:span text:style-name="T6">();</text:span></text:p>
      <text:p text:style-name="P14"><text:soft-page-break/><text:span text:style-name="T8">void</text:span><text:span text:style-name="T2"> </text:span><text:span text:style-name="T7">variable_list</text:span><text:span text:style-name="T6">();</text:span></text:p>
      <text:p text:style-name="P14"><text:span text:style-name="T8">void</text:span><text:span text:style-name="T2"> </text:span><text:span text:style-name="T7">variable_identifier_prime</text:span><text:span text:style-name="T6">();</text:span></text:p>
      <text:p text:style-name="P14"><text:span text:style-name="T8">void</text:span><text:span text:style-name="T2"> </text:span><text:span text:style-name="T7">variable_identifier</text:span><text:span text:style-name="T6">();</text:span></text:p>
      <text:p text:style-name="P14"><text:span text:style-name="T8">void</text:span><text:span text:style-name="T2"> </text:span><text:span text:style-name="T7">output_statement</text:span><text:span text:style-name="T6">();</text:span></text:p>
      <text:p text:style-name="P14"><text:span text:style-name="T8">void</text:span><text:span text:style-name="T2"> </text:span><text:span text:style-name="T7">opt_variable_list</text:span><text:span text:style-name="T6">();</text:span></text:p>
      <text:p text:style-name="P14"><text:span text:style-name="T8">void</text:span><text:span text:style-name="T2"> </text:span><text:span text:style-name="T7">arithmetic_expression</text:span><text:span text:style-name="T6">();</text:span></text:p>
      <text:p text:style-name="P14"><text:span text:style-name="T8">void</text:span><text:span text:style-name="T2"> </text:span><text:span text:style-name="T7">unary_arithmetic_expression</text:span><text:span text:style-name="T6">();</text:span></text:p>
      <text:p text:style-name="P14"><text:span text:style-name="T8">void</text:span><text:span text:style-name="T2"> </text:span><text:span text:style-name="T7">additive_arithmetic_expression</text:span><text:span text:style-name="T6">();</text:span></text:p>
      <text:p text:style-name="P14"><text:span text:style-name="T8">void</text:span><text:span text:style-name="T2"> </text:span><text:span text:style-name="T7">additive_arithmetic_expression_prime</text:span><text:span text:style-name="T6">();</text:span></text:p>
      <text:p text:style-name="P14"><text:span text:style-name="T8">void</text:span><text:span text:style-name="T2"> </text:span><text:span text:style-name="T7">multiplicative_arithmetic_expression</text:span><text:span text:style-name="T6">();</text:span></text:p>
      <text:p text:style-name="P14"><text:span text:style-name="T8">void</text:span><text:span text:style-name="T2"> </text:span><text:span text:style-name="T7">multiplicative_arithmetic_expression_prime</text:span><text:span text:style-name="T6">();</text:span></text:p>
      <text:p text:style-name="P14"><text:span text:style-name="T8">void</text:span><text:span text:style-name="T2"> </text:span><text:span text:style-name="T7">primary_arithmetic_expression</text:span><text:span text:style-name="T6">();</text:span></text:p>
      <text:p text:style-name="P14"><text:span text:style-name="T8">void</text:span><text:span text:style-name="T2"> </text:span><text:span text:style-name="T7">string_expression</text:span><text:span text:style-name="T6">();</text:span></text:p>
      <text:p text:style-name="P14"><text:span text:style-name="T8">void</text:span><text:span text:style-name="T2"> </text:span><text:span text:style-name="T7">string_expression_prime</text:span><text:span text:style-name="T6">();</text:span></text:p>
      <text:p text:style-name="P14"><text:span text:style-name="T8">void</text:span><text:span text:style-name="T2"> </text:span><text:span text:style-name="T7">primary_string_expression</text:span><text:span text:style-name="T6">();</text:span></text:p>
      <text:p text:style-name="P14"><text:span text:style-name="T8">void</text:span><text:span text:style-name="T2"> </text:span><text:span text:style-name="T7">conditional_expression</text:span><text:span text:style-name="T6">();</text:span></text:p>
      <text:p text:style-name="P14"><text:span text:style-name="T8">void</text:span><text:span text:style-name="T2"> </text:span><text:span text:style-name="T7">logical_or_expression</text:span><text:span text:style-name="T6">();</text:span></text:p>
      <text:p text:style-name="P14"><text:span text:style-name="T8">void</text:span><text:span text:style-name="T2"> </text:span><text:span text:style-name="T7">logical_or_expression_prime</text:span><text:span text:style-name="T6">();</text:span></text:p>
      <text:p text:style-name="P14"><text:span text:style-name="T8">void</text:span><text:span text:style-name="T2"> </text:span><text:span text:style-name="T7">logical_and_expression</text:span><text:span text:style-name="T6">();</text:span></text:p>
      <text:p text:style-name="P14"><text:span text:style-name="T8">void</text:span><text:span text:style-name="T2"> </text:span><text:span text:style-name="T7">logical_and_expression_prime</text:span><text:span text:style-name="T6">();</text:span></text:p>
      <text:p text:style-name="P14"><text:span text:style-name="T8">void</text:span><text:span text:style-name="T2"> </text:span><text:span text:style-name="T7">relational_expression</text:span><text:span text:style-name="T6">();</text:span></text:p>
      <text:p text:style-name="P14"><text:span text:style-name="T8">void</text:span><text:span text:style-name="T2"> </text:span><text:span text:style-name="T7">relational_expression_prime</text:span><text:span text:style-name="T6">();</text:span></text:p>
      <text:p text:style-name="P14"><text:span text:style-name="T8">void</text:span><text:span text:style-name="T2"> </text:span><text:span text:style-name="T7">relational_expression_doubleprime</text:span><text:span text:style-name="T6">();</text:span></text:p>
      <text:p text:style-name="P14"><text:span text:style-name="T8">void</text:span><text:span text:style-name="T2"> </text:span><text:span text:style-name="T7">primary_a_relational_expression</text:span><text:span text:style-name="T6">();</text:span></text:p>
      <text:p text:style-name="P14"><text:span text:style-name="T8">void</text:span><text:span text:style-name="T2"> </text:span><text:span text:style-name="T7">primary_s_relational_expression</text:span><text:span text:style-name="T6">();</text:span></text:p>
      <text:p text:style-name="P8"/>
      <text:p text:style-name="P13">#endif</text:p>
      <text:p text:style-name="P13"/>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6">/* File name: platy.c</text:p>
      <text:p text:style-name="P15"><text:s/>* Purpose:This is the main program for Assignment#4 - Platypus Parser</text:p>
      <text:p text:style-name="P15"><text:s/>* <text:s/>CST8152 - Compilers</text:p>
      <text:p text:style-name="P15"><text:s/>* <text:s/>Version: 1.15.02</text:p>
      <text:p text:style-name="P15"><text:s/>* <text:s/>Author: Svillen Ranev</text:p>
      <text:p text:style-name="P15"><text:s/>* <text:s/>Date: 9 November 2015</text:p>
      <text:p text:style-name="P14"><text:span text:style-name="T11"><text:s/>*/</text:span><text:span text:style-name="T2"> </text:span></text:p>
      <text:p text:style-name="P8"/>
      <text:p text:style-name="P15">/* The #define _CRT_SECURE_NO_WARNINGS should be used in MS Visual Studio projects</text:p>
      <text:p text:style-name="P15"><text:s/>* to suppress the warnings about using "unsafe" functions like fopen()</text:p>
      <text:p text:style-name="P15"><text:s/>* and standard sting library functions defined in string.h.</text:p>
      <text:p text:style-name="P15"><text:s/>* The define does not have any effect in other compilers <text:s/>projects.</text:p>
      <text:p text:style-name="P15"><text:s/>*/</text:p>
      <text:p text:style-name="P14"><text:span text:style-name="T3">#define</text:span><text:span text:style-name="T2"> </text:span><text:span text:style-name="T12">_CRT_SECURE_NO_WARNINGS</text:span></text:p>
      <text:p text:style-name="P8"/>
      <text:p text:style-name="P14"><text:span text:style-name="T3">#include</text:span><text:span text:style-name="T2"> </text:span><text:span text:style-name="T4">&lt;stdio.h&gt;</text:span></text:p>
      <text:p text:style-name="P14"><text:span text:style-name="T3">#include</text:span><text:span text:style-name="T2"> </text:span><text:span text:style-name="T4">&lt;stdlib.h&gt;</text:span><text:span text:style-name="T2"> </text:span><text:span text:style-name="T11">/* Constants for calls to exit()*/</text:span></text:p>
      <text:p text:style-name="P8"/>
      <text:p text:style-name="P14"><text:span text:style-name="T3">#include</text:span><text:span text:style-name="T2"> </text:span><text:span text:style-name="T4">&lt;string.h&gt;</text:span></text:p>
      <text:p text:style-name="P14"><text:span text:style-name="T3">#include</text:span><text:span text:style-name="T2"> </text:span><text:span text:style-name="T4">&lt;stdarg.h&gt;</text:span></text:p>
      <text:p text:style-name="P8"/>
      <text:p text:style-name="P14"><text:span text:style-name="T3">#include</text:span><text:span text:style-name="T2"> </text:span><text:span text:style-name="T4">"buffer.h"</text:span></text:p>
      <text:p text:style-name="P14"><text:span text:style-name="T3">#include</text:span><text:span text:style-name="T2"> </text:span><text:span text:style-name="T4">"token.h"</text:span></text:p>
      <text:p text:style-name="P14"><text:span text:style-name="T3">#include</text:span><text:span text:style-name="T2"> </text:span><text:span text:style-name="T4">"stable.h"</text:span><text:span text:style-name="T2"> </text:span><text:span text:style-name="T11">/*Do not remove this line. SiR */</text:span></text:p>
      <text:p text:style-name="P14"><text:span text:style-name="T3">#include</text:span><text:span text:style-name="T2"> </text:span><text:span text:style-name="T4">"stable.h"</text:span><text:span text:style-name="T2"> </text:span><text:span text:style-name="T11">/*Do not remove this line. SiR */</text:span></text:p>
      <text:p text:style-name="P15">/* Input buffer parameters */</text:p>
      <text:p text:style-name="P14"><text:span text:style-name="T3">#define</text:span><text:span text:style-name="T2"> </text:span><text:span text:style-name="T12">INIT_CAPACITY</text:span><text:span text:style-name="T2"> </text:span><text:span text:style-name="T10">200</text:span><text:span text:style-name="T2"> </text:span><text:span text:style-name="T11">/* initial buffer capacity */</text:span></text:p>
      <text:p text:style-name="P14"><text:span text:style-name="T3">#define</text:span><text:span text:style-name="T2"> </text:span><text:span text:style-name="T12">INC_FACTOR</text:span><text:span text:style-name="T2"> </text:span><text:span text:style-name="T10">15</text:span><text:span text:style-name="T2"> <text:s text:c="6"/></text:span><text:span text:style-name="T11">/* increment factor */</text:span></text:p>
      <text:p text:style-name="P15">/* String Literal Table parameters */</text:p>
      <text:p text:style-name="P14"><text:span text:style-name="T3">#define</text:span><text:span text:style-name="T2"> </text:span><text:span text:style-name="T12">STR_INIT_CAPACITY</text:span><text:span text:style-name="T2"> </text:span><text:span text:style-name="T10">100</text:span><text:span text:style-name="T2"> </text:span><text:span text:style-name="T11">/* initial string literal table capacity */</text:span></text:p>
      <text:p text:style-name="P14"><text:span text:style-name="T3">#define</text:span><text:span text:style-name="T2"> </text:span><text:span text:style-name="T12">STR_CAPACITY_INC</text:span><text:span text:style-name="T2"> <text:s/></text:span><text:span text:style-name="T10">50</text:span><text:span text:style-name="T2"> <text:s text:c="2"/></text:span><text:span text:style-name="T11">/* initial string literal table capacity inc */</text:span></text:p>
      <text:p text:style-name="P15">/* Symbol Table default size */</text:p>
      <text:p text:style-name="P14"><text:span text:style-name="T3">#define</text:span><text:span text:style-name="T2"> </text:span><text:span text:style-name="T12">ST_DEF_SIZE</text:span><text:span text:style-name="T2"> </text:span><text:span text:style-name="T10">100</text:span><text:span text:style-name="T2"> </text:span></text:p>
      <text:p text:style-name="P8"/>
      <text:p text:style-name="P15">/*check for ANSI C compliancy */</text:p>
      <text:p text:style-name="P14"><text:span text:style-name="T3">#define</text:span><text:span text:style-name="T2"> </text:span><text:span text:style-name="T12">ANSI_C</text:span><text:span text:style-name="T2"> </text:span><text:span text:style-name="T10">0</text:span></text:p>
      <text:p text:style-name="P14"><text:span text:style-name="T3">#if</text:span><text:span text:style-name="T2"> </text:span><text:span text:style-name="T3">defined</text:span><text:span text:style-name="T6">(</text:span><text:span text:style-name="T14">__STDC__</text:span><text:span text:style-name="T6">)</text:span></text:p>
      <text:p text:style-name="P14"><text:span text:style-name="T3">#undef</text:span><text:span text:style-name="T2"> </text:span><text:span text:style-name="T14">ANSI_C</text:span></text:p>
      <text:p text:style-name="P14"><text:span text:style-name="T3">#define</text:span><text:span text:style-name="T2"> </text:span><text:span text:style-name="T14">ANSI_C</text:span><text:span text:style-name="T2"> </text:span><text:span text:style-name="T10">1</text:span></text:p>
      <text:p text:style-name="P13">#endif</text:p>
      <text:p text:style-name="P8"/>
      <text:p text:style-name="P15">/* Global objects - variables */</text:p>
      <text:p text:style-name="P14"><text:span text:style-name="T8">static</text:span><text:span text:style-name="T2"> </text:span><text:span text:style-name="T5">Buffer</text:span><text:span text:style-name="T2"> </text:span><text:span text:style-name="T6">*</text:span><text:span text:style-name="T7">sc_buf</text:span><text:span text:style-name="T6">;</text:span><text:span text:style-name="T2"> </text:span><text:span text:style-name="T11">/* pointer to input (source) buffer */</text:span></text:p>
      <text:p text:style-name="P14"><text:span text:style-name="T5">Buffer</text:span><text:span text:style-name="T2"> </text:span><text:span text:style-name="T6">*</text:span><text:span text:style-name="T2"> </text:span><text:span text:style-name="T7">str_LTBL</text:span><text:span text:style-name="T6">;</text:span><text:span text:style-name="T2"> </text:span><text:span text:style-name="T11">/* this buffer implements String Literal Table */</text:span></text:p>
      <text:p text:style-name="P14"><text:span text:style-name="T2"><text:s text:c="18"/></text:span><text:span text:style-name="T11">/* it is used as a repository for string literals */</text:span></text:p>
      <text:p text:style-name="P14"><text:span text:style-name="T8">int</text:span><text:span text:style-name="T2"> </text:span><text:span text:style-name="T7">scerrnum</text:span><text:span text:style-name="T6">;</text:span><text:span text:style-name="T2"> <text:s text:c="4"/></text:span><text:span text:style-name="T11">/* run-time error number = 0 by default (ANSI) */</text:span></text:p>
      <text:p text:style-name="P14"><text:span text:style-name="T5">STD</text:span><text:span text:style-name="T2"> </text:span><text:span text:style-name="T7">sym_table</text:span><text:span text:style-name="T6">;</text:span><text:span text:style-name="T2"> <text:s text:c="3"/></text:span><text:span text:style-name="T11">/* Symbol Table Descriptor */</text:span></text:p>
      <text:p text:style-name="P15">/*external objects */</text:p>
      <text:p text:style-name="P14"><text:span text:style-name="T8">extern</text:span><text:span text:style-name="T2"> </text:span><text:span text:style-name="T8">int</text:span><text:span text:style-name="T2"> </text:span><text:span text:style-name="T7">synerrno</text:span><text:span text:style-name="T2"> </text:span><text:span text:style-name="T11">/* number of syntax errors reported by the parser */</text:span><text:span text:style-name="T6">;</text:span></text:p>
      <text:p text:style-name="P14"><text:span text:style-name="T8">extern</text:span><text:span text:style-name="T2"> </text:span><text:span text:style-name="T8">int</text:span><text:span text:style-name="T2"> </text:span><text:span text:style-name="T7">line</text:span><text:span text:style-name="T6">;</text:span><text:span text:style-name="T2"> </text:span><text:span text:style-name="T11">/* source code line number - defined in scanner.c */</text:span></text:p>
      <text:p text:style-name="P15">/* function declarations (prototypes) */</text:p>
      <text:p text:style-name="P14"><text:span text:style-name="T8">extern</text:span><text:span text:style-name="T2"> </text:span><text:span text:style-name="T8">void</text:span><text:span text:style-name="T2"> </text:span><text:span text:style-name="T7">parser</text:span><text:span text:style-name="T6">(</text:span><text:span text:style-name="T5">Buffer</text:span><text:span text:style-name="T2"> </text:span><text:span text:style-name="T6">*</text:span><text:span text:style-name="T2"> </text:span><text:span text:style-name="T14">sc_buf</text:span><text:span text:style-name="T6">);</text:span></text:p>
      <text:p text:style-name="P15">/* For testing purposes */</text:p>
      <text:p text:style-name="P14"><text:span text:style-name="T2"><text:s/></text:span><text:span text:style-name="T8">extern</text:span><text:span text:style-name="T2"> </text:span><text:span text:style-name="T8">void</text:span><text:span text:style-name="T2"> </text:span><text:span text:style-name="T7">scanner_init</text:span><text:span text:style-name="T6">(</text:span><text:span text:style-name="T5">Buffer</text:span><text:span text:style-name="T2"> </text:span><text:span text:style-name="T6">*</text:span><text:span text:style-name="T2"> </text:span><text:span text:style-name="T14">sc_buf</text:span><text:span text:style-name="T6">);</text:span></text:p>
      <text:p text:style-name="P15">/* extern Token malpar_next_token(Buffer * sc_buf);*/</text:p>
      <text:p text:style-name="P8"/>
      <text:p text:style-name="P14"><text:span text:style-name="T8">void</text:span><text:span text:style-name="T2"> </text:span><text:span text:style-name="T7">err_printf</text:span><text:span text:style-name="T6">(</text:span><text:span text:style-name="T8">char</text:span><text:span text:style-name="T2"> </text:span><text:span text:style-name="T6">*</text:span><text:span text:style-name="T14">fmt</text:span><text:span text:style-name="T6">,</text:span><text:span text:style-name="T2"> </text:span><text:span text:style-name="T6">...);</text:span></text:p>
      <text:p text:style-name="P14"><text:span text:style-name="T8">void</text:span><text:span text:style-name="T2"> </text:span><text:span text:style-name="T7">display</text:span><text:span text:style-name="T2"> </text:span><text:span text:style-name="T6">(</text:span><text:span text:style-name="T5">Buffer</text:span><text:span text:style-name="T2"> </text:span><text:span text:style-name="T6">*</text:span><text:span text:style-name="T14">ptrBuffer</text:span><text:span text:style-name="T6">);</text:span><text:span text:style-name="T2"> </text:span></text:p>
      <text:p text:style-name="P14"><text:span text:style-name="T8">long</text:span><text:span text:style-name="T2"> </text:span><text:span text:style-name="T7">get_filesize</text:span><text:span text:style-name="T6">(</text:span><text:span text:style-name="T8">char</text:span><text:span text:style-name="T2"> </text:span><text:span text:style-name="T6">*</text:span><text:span text:style-name="T14">fname</text:span><text:span text:style-name="T6">);</text:span></text:p>
      <text:p text:style-name="P14"><text:span text:style-name="T8">void</text:span><text:span text:style-name="T2"> </text:span><text:span text:style-name="T7">garbage_collect</text:span><text:span text:style-name="T6">(</text:span><text:span text:style-name="T8">void</text:span><text:span text:style-name="T6">);</text:span></text:p>
      <text:p text:style-name="P8"/>
      <text:p text:style-name="P8"><text:soft-page-break/></text:p>
      <text:p text:style-name="P15">/* <text:s/>main function takes a PLATYPUS source file as</text:p>
      <text:p text:style-name="P15"><text:s/>* <text:s/>an argument at the command line.</text:p>
      <text:p text:style-name="P15"><text:s/>* <text:s/>usage: parser source_file_name [-stz size][-sts:A | -sts:D]</text:p>
      <text:p text:style-name="P14"><text:span text:style-name="T11"><text:s/>*/</text:span><text:span text:style-name="T2"> <text:s text:c="3"/></text:span></text:p>
      <text:p text:style-name="P14"><text:span text:style-name="T8">int</text:span><text:span text:style-name="T2"> </text:span><text:span text:style-name="T7">main</text:span><text:span text:style-name="T6">(</text:span><text:span text:style-name="T8">int</text:span><text:span text:style-name="T2"> </text:span><text:span text:style-name="T9">argc</text:span><text:span text:style-name="T6">,</text:span><text:span text:style-name="T2"> </text:span><text:span text:style-name="T8">char</text:span><text:span text:style-name="T2"> </text:span><text:span text:style-name="T6">**</text:span><text:span text:style-name="T2"> </text:span><text:span text:style-name="T9">argv</text:span><text:span text:style-name="T6">){</text:span></text:p>
      <text:p text:style-name="P8"/>
      <text:p text:style-name="P14"><text:span text:style-name="T2"><text:tab/></text:span><text:span text:style-name="T5">FILE</text:span><text:span text:style-name="T2"> </text:span><text:span text:style-name="T6">*</text:span><text:span text:style-name="T7">fi</text:span><text:span text:style-name="T6">;</text:span><text:span text:style-name="T2"> <text:s text:c="6"/></text:span><text:span text:style-name="T11">/* input file handle */</text:span><text:span text:style-name="T2"><text:tab/></text:span></text:p>
      <text:p text:style-name="P14"><text:span text:style-name="T2"><text:s text:c="8"/></text:span><text:span text:style-name="T8">int</text:span><text:span text:style-name="T2"> </text:span><text:span text:style-name="T7">loadsize</text:span><text:span text:style-name="T2"> </text:span><text:span text:style-name="T6">=</text:span><text:span text:style-name="T2"> </text:span><text:span text:style-name="T10">0</text:span><text:span text:style-name="T6">;</text:span><text:span text:style-name="T2"> </text:span><text:span text:style-name="T11">/*the size of the file loaded in the buffer */</text:span></text:p>
      <text:p text:style-name="P14"><text:span text:style-name="T2"><text:s text:c="8"/></text:span><text:span text:style-name="T8">int</text:span><text:span text:style-name="T2"> </text:span><text:span text:style-name="T7">st_def_size</text:span><text:span text:style-name="T2"> </text:span><text:span text:style-name="T6">=</text:span><text:span text:style-name="T2"> </text:span><text:span text:style-name="T12">ST_DEF_SIZE</text:span><text:span text:style-name="T6">;</text:span><text:span text:style-name="T2"> </text:span><text:span text:style-name="T11">/* Sumbol Table default size */</text:span></text:p>
      <text:p text:style-name="P14"><text:span text:style-name="T2"><text:s text:c="8"/></text:span><text:span text:style-name="T8">char</text:span><text:span text:style-name="T2"> </text:span><text:span text:style-name="T7">sort_st</text:span><text:span text:style-name="T2"> </text:span><text:span text:style-name="T6">=</text:span><text:span text:style-name="T2"> </text:span><text:span text:style-name="T10">0</text:span><text:span text:style-name="T6">;</text:span><text:span text:style-name="T2"> <text:s text:c="5"/></text:span><text:span text:style-name="T11">/*Symbol Table sort switch */</text:span></text:p>
      <text:p text:style-name="P14"><text:span text:style-name="T2"><text:s text:c="8"/></text:span><text:span text:style-name="T8">int</text:span><text:span text:style-name="T2"> </text:span><text:span text:style-name="T7">ansi_c</text:span><text:span text:style-name="T2"> </text:span><text:span text:style-name="T6">=</text:span><text:span text:style-name="T2"> </text:span><text:span text:style-name="T6">!</text:span><text:span text:style-name="T12">ANSI_C</text:span><text:span text:style-name="T6">;</text:span><text:span text:style-name="T2"> </text:span><text:span text:style-name="T11">/* ANSI C flag */</text:span></text:p>
      <text:p text:style-name="P15">/* Check if the compiler option is set to compile ANSI C */</text:p>
      <text:p text:style-name="P15">/* __DATE__, __TIME__, __LINE__, __FILE__, __STDC__ are predefined preprocessor macros*/</text:p>
      <text:p text:style-name="P14"><text:span text:style-name="T2"><text:s text:c="2"/></text:span><text:span text:style-name="T8">if</text:span><text:span text:style-name="T6">(</text:span><text:span text:style-name="T7">ansi_c</text:span><text:span text:style-name="T6">){</text:span></text:p>
      <text:p text:style-name="P14"><text:span text:style-name="T2"><text:s text:c="4"/></text:span><text:span text:style-name="T7">err_printf</text:span><text:span text:style-name="T6">(</text:span><text:span text:style-name="T4">"Date: %s <text:s/>Time: %s"</text:span><text:span text:style-name="T6">,</text:span><text:span text:style-name="T12">__DATE__</text:span><text:span text:style-name="T6">,</text:span><text:span text:style-name="T2"> </text:span><text:span text:style-name="T12">__TIME__</text:span><text:span text:style-name="T6">);</text:span></text:p>
      <text:p text:style-name="P14"><text:span text:style-name="T2"><text:s text:c="4"/></text:span><text:span text:style-name="T7">err_printf</text:span><text:span text:style-name="T6">(</text:span><text:span text:style-name="T4">"ERROR: Compiler is not ANSI C compliant!\n"</text:span><text:span text:style-name="T6">);</text:span></text:p>
      <text:p text:style-name="P14"><text:span text:style-name="T2"><text:s text:c="4"/></text:span><text:span text:style-name="T7">exit</text:span><text:span text:style-name="T6">(</text:span><text:span text:style-name="T10">1</text:span><text:span text:style-name="T6">);</text:span></text:p>
      <text:p text:style-name="P14"><text:span text:style-name="T2"><text:s text:c="2"/></text:span><text:span text:style-name="T6">}</text:span></text:p>
      <text:p text:style-name="P8"/>
      <text:p text:style-name="P15">/*check for correct arrguments - source file name */</text:p>
      <text:p text:style-name="P14"><text:span text:style-name="T2"><text:s text:c="6"/></text:span><text:span text:style-name="T8">if</text:span><text:span text:style-name="T2"> </text:span><text:span text:style-name="T6">(</text:span><text:span text:style-name="T9">argc</text:span><text:span text:style-name="T2"> </text:span><text:span text:style-name="T6">&lt;=</text:span><text:span text:style-name="T2"> </text:span><text:span text:style-name="T10">1</text:span><text:span text:style-name="T6">){</text:span></text:p>
      <text:p text:style-name="P15">/* __DATE__, __TIME__, __LINE__, __FILE__ are predefined preprocessor macros*/</text:p>
      <text:p text:style-name="P14"><text:span text:style-name="T2"><text:s text:c="7"/></text:span><text:span text:style-name="T7">err_printf</text:span><text:span text:style-name="T6">(</text:span><text:span text:style-name="T4">"Date: %s <text:s/>Time: %s"</text:span><text:span text:style-name="T6">,</text:span><text:span text:style-name="T12">__DATE__</text:span><text:span text:style-name="T6">,</text:span><text:span text:style-name="T2"> </text:span><text:span text:style-name="T12">__TIME__</text:span><text:span text:style-name="T6">);</text:span></text:p>
      <text:p text:style-name="P14"><text:span text:style-name="T2"><text:s text:c="7"/></text:span><text:span text:style-name="T7">err_printf</text:span><text:span text:style-name="T6">(</text:span><text:span text:style-name="T4">"Runtime error at line %d in file %s"</text:span><text:span text:style-name="T6">,</text:span><text:span text:style-name="T2"> </text:span><text:span text:style-name="T12">__LINE__</text:span><text:span text:style-name="T6">,</text:span><text:span text:style-name="T2"> </text:span><text:span text:style-name="T12">__FILE__</text:span><text:span text:style-name="T6">);</text:span></text:p>
      <text:p text:style-name="P14"><text:span text:style-name="T2"><text:s text:c="7"/></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Missing source file name."</text:span><text:span text:style-name="T6">);</text:span></text:p>
      <text:p text:style-name="P14"><text:span text:style-name="T2"><text:s text:c="7"/></text:span><text:span text:style-name="T7">err_printf</text:span><text:span text:style-name="T6">(</text:span><text:span text:style-name="T4">"%s%s%s"</text:span><text:span text:style-name="T6">,</text:span><text:span text:style-name="T4">"Usage: "</text:span><text:span text:style-name="T6">,</text:span><text:span text:style-name="T2"> </text:span><text:span text:style-name="T4">"parser"</text:span><text:span text:style-name="T6">,</text:span><text:span text:style-name="T2"> </text:span><text:span text:style-name="T4">" <text:s/>source_file_name [-stz size][-sts:A | -sts:D]"</text:span><text:span text:style-name="T6">);</text:span></text:p>
      <text:p text:style-name="P14"><text:span text:style-name="T2"><text:s text:c="8"/></text:span><text:span text:style-name="T7">exit</text:span><text:span text:style-name="T6">(</text:span><text:span text:style-name="T12">EXIT_FAILURE</text:span><text:span text:style-name="T6">);</text:span></text:p>
      <text:p text:style-name="P14"><text:span text:style-name="T2"><text:tab/></text:span><text:span text:style-name="T6">}</text:span><text:span text:style-name="T2"><text:tab/></text:span></text:p>
      <text:p text:style-name="P8"/>
      <text:p text:style-name="P14"><text:span text:style-name="T2"><text:s/></text:span><text:span text:style-name="T11">/* check for optional switches - symbol table size and/or sort */</text:span></text:p>
      <text:p text:style-name="P14"><text:span text:style-name="T2"><text:s/></text:span><text:span text:style-name="T8">if</text:span><text:span text:style-name="T2"> </text:span><text:span text:style-name="T6">(</text:span><text:span text:style-name="T9">argc</text:span><text:span text:style-name="T2"> </text:span><text:span text:style-name="T6">==</text:span><text:span text:style-name="T2"> </text:span><text:span text:style-name="T10">3</text:span><text:span text:style-name="T6">){</text:span></text:p>
      <text:p text:style-name="P14"><text:span text:style-name="T2"><text:s text:c="4"/></text:span><text:span text:style-name="T8">if</text:span><text:span text:style-name="T2"> </text:span><text:span text:style-name="T6">(</text:span><text:span text:style-name="T7">strcmp</text:span><text:span text:style-name="T6">(</text:span><text:span text:style-name="T9">argv</text:span><text:span text:style-name="T6">[</text:span><text:span text:style-name="T10">2</text:span><text:span text:style-name="T6">],</text:span><text:span text:style-name="T4">"-sts:A"</text:span><text:span text:style-name="T6">)</text:span><text:span text:style-name="T2"> </text:span><text:span text:style-name="T6">&amp;&amp;</text:span><text:span text:style-name="T2"> </text:span><text:span text:style-name="T7">strcmp</text:span><text:span text:style-name="T6">(</text:span><text:span text:style-name="T9">argv</text:span><text:span text:style-name="T6">[</text:span><text:span text:style-name="T10">2</text:span><text:span text:style-name="T6">],</text:span><text:span text:style-name="T4">"-sts:D"</text:span><text:span text:style-name="T6">)</text:span><text:span text:style-name="T2"> </text:span><text:span text:style-name="T6">){</text:span></text:p>
      <text:p text:style-name="P14"><text:span text:style-name="T2"><text:s text:c="6"/></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s text:c="6"/></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s text:c="6"/></text:span><text:span text:style-name="T7">exit</text:span><text:span text:style-name="T6">(</text:span><text:span text:style-name="T12">EXIT_FAILURE</text:span><text:span text:style-name="T6">);</text:span></text:p>
      <text:p text:style-name="P14"><text:span text:style-name="T2"><text:s text:c="4"/></text:span><text:span text:style-name="T6">}</text:span></text:p>
      <text:p text:style-name="P14"><text:span text:style-name="T2"><text:s text:c="4"/></text:span><text:span text:style-name="T8">if</text:span><text:span text:style-name="T6">(</text:span><text:span text:style-name="T7">strcmp</text:span><text:span text:style-name="T6">(</text:span><text:span text:style-name="T9">argv</text:span><text:span text:style-name="T6">[</text:span><text:span text:style-name="T10">2</text:span><text:span text:style-name="T6">],</text:span><text:span text:style-name="T4">"-sts:A"</text:span><text:span text:style-name="T6">))</text:span></text:p>
      <text:p text:style-name="P14"><text:span text:style-name="T2"><text:s text:c="5"/></text:span><text:span text:style-name="T7">sort_st</text:span><text:span text:style-name="T2"> </text:span><text:span text:style-name="T6">=</text:span><text:span text:style-name="T2"> </text:span><text:span text:style-name="T4">'D'</text:span><text:span text:style-name="T6">;</text:span></text:p>
      <text:p text:style-name="P14"><text:span text:style-name="T2"><text:s text:c="4"/></text:span><text:span text:style-name="T8">else</text:span><text:span text:style-name="T2"> </text:span></text:p>
      <text:p text:style-name="P14"><text:span text:style-name="T2"><text:s text:c="5"/></text:span><text:span text:style-name="T7">sort_st</text:span><text:span text:style-name="T2"> </text:span><text:span text:style-name="T6">=</text:span><text:span text:style-name="T2"> </text:span><text:span text:style-name="T4">'A'</text:span><text:span text:style-name="T6">;</text:span></text:p>
      <text:p text:style-name="P14"><text:span text:style-name="T2"><text:s/></text:span><text:span text:style-name="T6">}</text:span></text:p>
      <text:p text:style-name="P14"><text:span text:style-name="T11">/* symbol table size specified */</text:span><text:span text:style-name="T2"> </text:span></text:p>
      <text:p text:style-name="P14"><text:span text:style-name="T2"><text:s/></text:span><text:span text:style-name="T8">if</text:span><text:span text:style-name="T2"> </text:span><text:span text:style-name="T6">(</text:span><text:span text:style-name="T9">argc</text:span><text:span text:style-name="T2"> </text:span><text:span text:style-name="T6">==</text:span><text:span text:style-name="T2"> </text:span><text:span text:style-name="T10">4</text:span><text:span text:style-name="T6">){</text:span></text:p>
      <text:p text:style-name="P14"><text:span text:style-name="T2"><text:s text:c="3"/></text:span><text:span text:style-name="T8">if</text:span><text:span text:style-name="T2"> </text:span><text:span text:style-name="T6">(</text:span><text:span text:style-name="T7">strcmp</text:span><text:span text:style-name="T6">(</text:span><text:span text:style-name="T9">argv</text:span><text:span text:style-name="T6">[</text:span><text:span text:style-name="T10">2</text:span><text:span text:style-name="T6">],</text:span><text:span text:style-name="T4">"-stz"</text:span><text:span text:style-name="T6">)){</text:span></text:p>
      <text:p text:style-name="P14"><text:span text:style-name="T2"><text:s text:c="5"/></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s text:c="5"/></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s text:c="5"/></text:span><text:span text:style-name="T7">exit</text:span><text:span text:style-name="T6">(</text:span><text:span text:style-name="T12">EXIT_FAILURE</text:span><text:span text:style-name="T6">);</text:span></text:p>
      <text:p text:style-name="P14"><text:span text:style-name="T2"><text:s text:c="3"/></text:span><text:span text:style-name="T6">}</text:span></text:p>
      <text:p text:style-name="P15">/* convert the symbol table size */</text:p>
      <text:p text:style-name="P14"><text:span text:style-name="T2"><text:s text:c="4"/></text:span><text:span text:style-name="T7">st_def_size</text:span><text:span text:style-name="T2"> </text:span><text:span text:style-name="T6">=</text:span><text:span text:style-name="T2"> </text:span><text:span text:style-name="T7">atoi</text:span><text:span text:style-name="T6">(</text:span><text:span text:style-name="T9">argv</text:span><text:span text:style-name="T6">[</text:span><text:span text:style-name="T10">3</text:span><text:span text:style-name="T6">]);</text:span></text:p>
      <text:p text:style-name="P14"><text:span text:style-name="T2"><text:s text:c="6"/></text:span><text:span text:style-name="T8">if</text:span><text:span text:style-name="T2"> </text:span><text:span text:style-name="T6">(</text:span><text:span text:style-name="T7">st_def_size</text:span><text:span text:style-name="T2"> </text:span><text:span text:style-name="T6">&lt;=</text:span><text:span text:style-name="T2"> </text:span><text:span text:style-name="T10">0</text:span><text:span text:style-name="T6">){</text:span></text:p>
      <text:p text:style-name="P14"><text:span text:style-name="T2"><text:tab/></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tab/></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tab/></text:span><text:span text:style-name="T7">exit</text:span><text:span text:style-name="T6">(</text:span><text:span text:style-name="T12">EXIT_FAILURE</text:span><text:span text:style-name="T6">);</text:span></text:p>
      <text:p text:style-name="P14"><text:span text:style-name="T2"><text:s text:c="6"/></text:span><text:span text:style-name="T6">}</text:span></text:p>
      <text:p text:style-name="P14"><text:span text:style-name="T2"><text:s/></text:span><text:span text:style-name="T6">}</text:span></text:p>
      <text:p text:style-name="P14"><text:span text:style-name="T8">if</text:span><text:span text:style-name="T2"> </text:span><text:span text:style-name="T6">(</text:span><text:span text:style-name="T9">argc</text:span><text:span text:style-name="T2"> </text:span><text:span text:style-name="T6">==</text:span><text:span text:style-name="T2"> </text:span><text:span text:style-name="T10">5</text:span><text:span text:style-name="T6">){</text:span><text:span text:style-name="T2"> <text:s/></text:span></text:p>
      <text:p text:style-name="P14"><text:soft-page-break/><text:span text:style-name="T2"><text:s text:c="4"/></text:span><text:span text:style-name="T8">if</text:span><text:span text:style-name="T2"> </text:span><text:span text:style-name="T6">(</text:span><text:span text:style-name="T7">strcmp</text:span><text:span text:style-name="T6">(</text:span><text:span text:style-name="T9">argv</text:span><text:span text:style-name="T6">[</text:span><text:span text:style-name="T10">2</text:span><text:span text:style-name="T6">],</text:span><text:span text:style-name="T4">"-stz"</text:span><text:span text:style-name="T6">)){</text:span></text:p>
      <text:p text:style-name="P14"><text:span text:style-name="T2"><text:s text:c="5"/></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s text:c="5"/></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s text:c="5"/></text:span><text:span text:style-name="T7">exit</text:span><text:span text:style-name="T6">(</text:span><text:span text:style-name="T12">EXIT_FAILURE</text:span><text:span text:style-name="T6">);</text:span></text:p>
      <text:p text:style-name="P14"><text:span text:style-name="T2"><text:s text:c="3"/></text:span><text:span text:style-name="T6">}</text:span></text:p>
      <text:p text:style-name="P15">/* convert the symbol table size */</text:p>
      <text:p text:style-name="P14"><text:span text:style-name="T2"><text:s text:c="4"/></text:span><text:span text:style-name="T7">st_def_size</text:span><text:span text:style-name="T2"> </text:span><text:span text:style-name="T6">=</text:span><text:span text:style-name="T2"> </text:span><text:span text:style-name="T7">atoi</text:span><text:span text:style-name="T6">(</text:span><text:span text:style-name="T9">argv</text:span><text:span text:style-name="T6">[</text:span><text:span text:style-name="T10">3</text:span><text:span text:style-name="T6">]);</text:span></text:p>
      <text:p text:style-name="P14"><text:span text:style-name="T2"><text:s text:c="6"/></text:span><text:span text:style-name="T8">if</text:span><text:span text:style-name="T2"> </text:span><text:span text:style-name="T6">(</text:span><text:span text:style-name="T7">st_def_size</text:span><text:span text:style-name="T2"> </text:span><text:span text:style-name="T6">&lt;=</text:span><text:span text:style-name="T2"> </text:span><text:span text:style-name="T10">0</text:span><text:span text:style-name="T6">){</text:span></text:p>
      <text:p text:style-name="P14"><text:span text:style-name="T2"><text:tab/></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tab/></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tab/></text:span><text:span text:style-name="T7">exit</text:span><text:span text:style-name="T6">(</text:span><text:span text:style-name="T12">EXIT_FAILURE</text:span><text:span text:style-name="T6">);</text:span></text:p>
      <text:p text:style-name="P14"><text:span text:style-name="T2"><text:s text:c="3"/></text:span><text:span text:style-name="T6">}</text:span></text:p>
      <text:p text:style-name="P8"><text:s text:c="4"/></text:p>
      <text:p text:style-name="P14"><text:span text:style-name="T2"><text:s text:c="4"/></text:span><text:span text:style-name="T8">if</text:span><text:span text:style-name="T2"> </text:span><text:span text:style-name="T6">(</text:span><text:span text:style-name="T7">strcmp</text:span><text:span text:style-name="T6">(</text:span><text:span text:style-name="T9">argv</text:span><text:span text:style-name="T6">[</text:span><text:span text:style-name="T10">4</text:span><text:span text:style-name="T6">],</text:span><text:span text:style-name="T4">"-sts:A"</text:span><text:span text:style-name="T6">)&amp;&amp;</text:span><text:span text:style-name="T2"> </text:span><text:span text:style-name="T7">strcmp</text:span><text:span text:style-name="T6">(</text:span><text:span text:style-name="T9">argv</text:span><text:span text:style-name="T6">[</text:span><text:span text:style-name="T10">4</text:span><text:span text:style-name="T6">],</text:span><text:span text:style-name="T4">"-sts:D"</text:span><text:span text:style-name="T6">)</text:span><text:span text:style-name="T2"> </text:span><text:span text:style-name="T6">){</text:span></text:p>
      <text:p text:style-name="P14"><text:span text:style-name="T2"><text:s text:c="6"/></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Invalid switch."</text:span><text:span text:style-name="T6">);</text:span></text:p>
      <text:p text:style-name="P14"><text:span text:style-name="T2"><text:s text:c="6"/></text:span><text:span text:style-name="T7">err_printf</text:span><text:span text:style-name="T6">(</text:span><text:span text:style-name="T4">"%s%s\b\b\b\b%s"</text:span><text:span text:style-name="T6">,</text:span><text:span text:style-name="T4">"Usage: "</text:span><text:span text:style-name="T6">,</text:span><text:span text:style-name="T2"> </text:span><text:span text:style-name="T9">argv</text:span><text:span text:style-name="T6">[</text:span><text:span text:style-name="T10">0</text:span><text:span text:style-name="T6">],</text:span><text:span text:style-name="T2"> </text:span><text:span text:style-name="T4">" source file name [-stz size][-sts:A | -sts:D]"</text:span><text:span text:style-name="T6">);</text:span></text:p>
      <text:p text:style-name="P14"><text:span text:style-name="T2"><text:s text:c="6"/></text:span><text:span text:style-name="T7">exit</text:span><text:span text:style-name="T6">(</text:span><text:span text:style-name="T12">EXIT_FAILURE</text:span><text:span text:style-name="T6">);</text:span></text:p>
      <text:p text:style-name="P14"><text:span text:style-name="T2"><text:s text:c="4"/></text:span><text:span text:style-name="T6">}</text:span></text:p>
      <text:p text:style-name="P14"><text:span text:style-name="T2"><text:s text:c="3"/></text:span><text:span text:style-name="T8">if</text:span><text:span text:style-name="T6">(</text:span><text:span text:style-name="T7">strcmp</text:span><text:span text:style-name="T6">(</text:span><text:span text:style-name="T9">argv</text:span><text:span text:style-name="T6">[</text:span><text:span text:style-name="T10">4</text:span><text:span text:style-name="T6">],</text:span><text:span text:style-name="T4">"-sts:A"</text:span><text:span text:style-name="T6">))</text:span></text:p>
      <text:p text:style-name="P14"><text:span text:style-name="T2"><text:s text:c="5"/></text:span><text:span text:style-name="T7">sort_st</text:span><text:span text:style-name="T2"> </text:span><text:span text:style-name="T6">=</text:span><text:span text:style-name="T2"> </text:span><text:span text:style-name="T4">'D'</text:span><text:span text:style-name="T6">;</text:span></text:p>
      <text:p text:style-name="P14"><text:span text:style-name="T2"><text:s text:c="4"/></text:span><text:span text:style-name="T8">else</text:span><text:span text:style-name="T2"> </text:span></text:p>
      <text:p text:style-name="P14"><text:span text:style-name="T2"><text:s text:c="5"/></text:span><text:span text:style-name="T7">sort_st</text:span><text:span text:style-name="T2"> </text:span><text:span text:style-name="T6">=</text:span><text:span text:style-name="T2"> </text:span><text:span text:style-name="T4">'A'</text:span><text:span text:style-name="T6">;</text:span></text:p>
      <text:p text:style-name="P14"><text:span text:style-name="T2"><text:s/></text:span><text:span text:style-name="T6">}</text:span></text:p>
      <text:p text:style-name="P14"><text:span text:style-name="T11">/* create a source code input buffer - multiplicative mode */</text:span><text:span text:style-name="T2"><text:tab/></text:span></text:p>
      <text:p text:style-name="P14"><text:span text:style-name="T2"><text:tab/></text:span><text:span text:style-name="T7">sc_buf</text:span><text:span text:style-name="T2"> </text:span><text:span text:style-name="T6">=</text:span><text:span text:style-name="T2"> </text:span><text:span text:style-name="T7">b_create</text:span><text:span text:style-name="T6">(</text:span><text:span text:style-name="T12">INIT_CAPACITY</text:span><text:span text:style-name="T6">,</text:span><text:span text:style-name="T12">INC_FACTOR</text:span><text:span text:style-name="T6">,</text:span><text:span text:style-name="T4">'m'</text:span><text:span text:style-name="T6">);</text:span></text:p>
      <text:p text:style-name="P14"><text:span text:style-name="T2"><text:tab/></text:span><text:span text:style-name="T8">if</text:span><text:span text:style-name="T2"> </text:span><text:span text:style-name="T6">(</text:span><text:span text:style-name="T7">sc_buf</text:span><text:span text:style-name="T2"> </text:span><text:span text:style-name="T6">==</text:span><text:span text:style-name="T2"> </text:span><text:span text:style-name="T12">NULL</text:span><text:span text:style-name="T6">){</text:span></text:p>
      <text:p text:style-name="P14"><text:span text:style-name="T2"><text:tab/> <text:s/></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Could not create source buffer"</text:span><text:span text:style-name="T6">);</text:span></text:p>
      <text:p text:style-name="P14"><text:span text:style-name="T2"><text:tab/> <text:s/></text:span><text:span text:style-name="T7">exit</text:span><text:span text:style-name="T6">(</text:span><text:span text:style-name="T12">EXIT_FAILURE</text:span><text:span text:style-name="T6">);</text:span></text:p>
      <text:p text:style-name="P14"><text:span text:style-name="T2"><text:tab/></text:span><text:span text:style-name="T6">}</text:span></text:p>
      <text:p text:style-name="P8"/>
      <text:p text:style-name="P15">/* create symbol table */</text:p>
      <text:p text:style-name="P14"><text:span text:style-name="T2"><text:s text:c="2"/></text:span><text:span text:style-name="T7">sym_table</text:span><text:span text:style-name="T2"> </text:span><text:span text:style-name="T6">=</text:span><text:span text:style-name="T2"> </text:span><text:span text:style-name="T7">st_create</text:span><text:span text:style-name="T6">(</text:span><text:span text:style-name="T7">st_def_size</text:span><text:span text:style-name="T6">);</text:span></text:p>
      <text:p text:style-name="P14"><text:span text:style-name="T2"><text:s text:c="2"/></text:span><text:span text:style-name="T8">if</text:span><text:span text:style-name="T2"> </text:span><text:span text:style-name="T6">(!</text:span><text:span text:style-name="T7">sym_table</text:span><text:span text:style-name="T6">.</text:span><text:span text:style-name="T13">st_size</text:span><text:span text:style-name="T6">){</text:span></text:p>
      <text:p text:style-name="P14"><text:span text:style-name="T2"><text:s text:c="4"/></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Could not create symbol table"</text:span><text:span text:style-name="T6">);</text:span></text:p>
      <text:p text:style-name="P14"><text:span text:style-name="T2"><text:s text:c="4"/></text:span><text:span text:style-name="T7">exit</text:span><text:span text:style-name="T2"> </text:span><text:span text:style-name="T6">(</text:span><text:span text:style-name="T12">EXIT_FAILURE</text:span><text:span text:style-name="T6">);</text:span></text:p>
      <text:p text:style-name="P14"><text:span text:style-name="T2"><text:s text:c="2"/></text:span><text:span text:style-name="T6">}</text:span></text:p>
      <text:p text:style-name="P8"/>
      <text:p text:style-name="P15">/*open source file */</text:p>
      <text:p text:style-name="P14"><text:span text:style-name="T2"><text:tab/></text:span><text:span text:style-name="T8">if</text:span><text:span text:style-name="T2"> </text:span><text:span text:style-name="T6">((</text:span><text:span text:style-name="T7">fi</text:span><text:span text:style-name="T2"> </text:span><text:span text:style-name="T6">=</text:span><text:span text:style-name="T2"> </text:span><text:span text:style-name="T7">fopen</text:span><text:span text:style-name="T6">(</text:span><text:span text:style-name="T9">argv</text:span><text:span text:style-name="T6">[</text:span><text:span text:style-name="T10">1</text:span><text:span text:style-name="T6">],</text:span><text:span text:style-name="T4">"r"</text:span><text:span text:style-name="T6">))</text:span><text:span text:style-name="T2"> </text:span><text:span text:style-name="T6">==</text:span><text:span text:style-name="T2"> </text:span><text:span text:style-name="T12">NULL</text:span><text:span text:style-name="T6">){</text:span></text:p>
      <text:p text:style-name="P14"><text:span text:style-name="T2"><text:tab/><text:tab/></text:span><text:span text:style-name="T7">err_printf</text:span><text:span text:style-name="T6">(</text:span><text:span text:style-name="T4">"%s%s%s%s"</text:span><text:span text:style-name="T6">,</text:span><text:span text:style-name="T9">argv</text:span><text:span text:style-name="T6">[</text:span><text:span text:style-name="T10">0</text:span><text:span text:style-name="T6">],</text:span><text:span text:style-name="T4">": "</text:span><text:span text:style-name="T6">,</text:span><text:span text:style-name="T2"> </text:span><text:span text:style-name="T4">"Cannot open file: "</text:span><text:span text:style-name="T6">,</text:span><text:span text:style-name="T9">argv</text:span><text:span text:style-name="T6">[</text:span><text:span text:style-name="T10">1</text:span><text:span text:style-name="T6">]);</text:span></text:p>
      <text:p text:style-name="P14"><text:span text:style-name="T2"><text:tab/><text:tab/></text:span><text:span text:style-name="T7">exit</text:span><text:span text:style-name="T2"> </text:span><text:span text:style-name="T6">(</text:span><text:span text:style-name="T10">1</text:span><text:span text:style-name="T6">);</text:span></text:p>
      <text:p text:style-name="P14"><text:span text:style-name="T2"><text:tab/></text:span><text:span text:style-name="T6">}</text:span></text:p>
      <text:p text:style-name="P15">/* load source file into input buffer <text:s/>*/</text:p>
      <text:p text:style-name="P14"><text:span text:style-name="T2"><text:s text:c="5"/></text:span><text:span text:style-name="T7">printf</text:span><text:span text:style-name="T6">(</text:span><text:span text:style-name="T4">"Reading file %s ....Please wait\n"</text:span><text:span text:style-name="T6">,</text:span><text:span text:style-name="T9">argv</text:span><text:span text:style-name="T6">[</text:span><text:span text:style-name="T10">1</text:span><text:span text:style-name="T6">]);</text:span></text:p>
      <text:p text:style-name="P14"><text:span text:style-name="T2"><text:s text:c="5"/></text:span><text:span text:style-name="T7">loadsize</text:span><text:span text:style-name="T2"> </text:span><text:span text:style-name="T6">=</text:span><text:span text:style-name="T2"> </text:span><text:span text:style-name="T7">b_load</text:span><text:span text:style-name="T2"> </text:span><text:span text:style-name="T6">(</text:span><text:span text:style-name="T7">fi</text:span><text:span text:style-name="T6">,</text:span><text:span text:style-name="T7">sc_buf</text:span><text:span text:style-name="T6">);</text:span></text:p>
      <text:p text:style-name="P14"><text:span text:style-name="T2"><text:s text:c="5"/></text:span><text:span text:style-name="T8">if</text:span><text:span text:style-name="T6">(</text:span><text:span text:style-name="T7">loadsize</text:span><text:span text:style-name="T2"> </text:span><text:span text:style-name="T6">==</text:span><text:span text:style-name="T2"> </text:span><text:span text:style-name="T12">R_FAIL_1</text:span><text:span text:style-name="T6">)</text:span></text:p>
      <text:p text:style-name="P14"><text:span text:style-name="T2"><text:s text:c="7"/></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Error in loading buffer."</text:span><text:span text:style-name="T6">);</text:span></text:p>
      <text:p text:style-name="P8"/>
      <text:p text:style-name="P14"><text:span text:style-name="T11">/* close source file */</text:span><text:span text:style-name="T2"><text:tab/></text:span></text:p>
      <text:p text:style-name="P14"><text:span text:style-name="T2"><text:s/><text:tab/></text:span><text:span text:style-name="T7">fclose</text:span><text:span text:style-name="T6">(</text:span><text:span text:style-name="T7">fi</text:span><text:span text:style-name="T6">);</text:span></text:p>
      <text:p text:style-name="P15">/*find the size of the file <text:s/>*/</text:p>
      <text:p text:style-name="P14"><text:span text:style-name="T2"><text:s text:c="4"/></text:span><text:span text:style-name="T8">if</text:span><text:span text:style-name="T2"> </text:span><text:span text:style-name="T6">(</text:span><text:span text:style-name="T7">loadsize</text:span><text:span text:style-name="T2"> </text:span><text:span text:style-name="T6">==</text:span><text:span text:style-name="T2"> </text:span><text:span text:style-name="T12">LOAD_FAIL</text:span><text:span text:style-name="T6">){</text:span></text:p>
      <text:p text:style-name="P14"><text:span text:style-name="T2"><text:s text:c="5"/></text:span><text:span text:style-name="T7">printf</text:span><text:span text:style-name="T6">(</text:span><text:span text:style-name="T4">"The input file %s %s\n"</text:span><text:span text:style-name="T6">,</text:span><text:span text:style-name="T2"> </text:span><text:span text:style-name="T9">argv</text:span><text:span text:style-name="T6">[</text:span><text:span text:style-name="T10">1</text:span><text:span text:style-name="T6">],</text:span><text:span text:style-name="T4">"is not completely loaded."</text:span><text:span text:style-name="T6">);</text:span></text:p>
      <text:p text:style-name="P14"><text:span text:style-name="T2"><text:s text:c="5"/></text:span><text:span text:style-name="T7">printf</text:span><text:span text:style-name="T6">(</text:span><text:span text:style-name="T4">"Input file size: %ld\n"</text:span><text:span text:style-name="T6">,</text:span><text:span text:style-name="T2"> </text:span><text:span text:style-name="T7">get_filesize</text:span><text:span text:style-name="T6">(</text:span><text:span text:style-name="T9">argv</text:span><text:span text:style-name="T6">[</text:span><text:span text:style-name="T10">1</text:span><text:span text:style-name="T6">]));</text:span></text:p>
      <text:p text:style-name="P14"><text:span text:style-name="T2"><text:s text:c="4"/></text:span><text:span text:style-name="T6">}</text:span></text:p>
      <text:p text:style-name="P15">/* pack and display the source buffer */</text:p>
      <text:p text:style-name="P8"/>
      <text:p text:style-name="P14"><text:span text:style-name="T2"><text:s text:c="7"/></text:span><text:span text:style-name="T8">if</text:span><text:span text:style-name="T6">(</text:span><text:span text:style-name="T7">b_pack</text:span><text:span text:style-name="T6">(</text:span><text:span text:style-name="T7">sc_buf</text:span><text:span text:style-name="T6">)){</text:span></text:p>
      <text:p text:style-name="P14"><text:span text:style-name="T2"><text:s text:c="9"/></text:span><text:span text:style-name="T7">display</text:span><text:span text:style-name="T6">(</text:span><text:span text:style-name="T7">sc_buf</text:span><text:span text:style-name="T6">);</text:span></text:p>
      <text:p text:style-name="P14"><text:soft-page-break/><text:span text:style-name="T2"><text:s text:c="2"/></text:span><text:span text:style-name="T6">}</text:span></text:p>
      <text:p text:style-name="P15">/* create string Literal Table */</text:p>
      <text:p text:style-name="P14"><text:span text:style-name="T2"><text:s text:c="2"/></text:span><text:span text:style-name="T7">str_LTBL</text:span><text:span text:style-name="T2"> </text:span><text:span text:style-name="T6">=</text:span><text:span text:style-name="T2"> </text:span><text:span text:style-name="T7">b_create</text:span><text:span text:style-name="T6">(</text:span><text:span text:style-name="T12">INIT_CAPACITY</text:span><text:span text:style-name="T6">,</text:span><text:span text:style-name="T12">INC_FACTOR</text:span><text:span text:style-name="T6">,</text:span><text:span text:style-name="T4">'a'</text:span><text:span text:style-name="T6">);</text:span></text:p>
      <text:p text:style-name="P14"><text:span text:style-name="T2"><text:tab/></text:span><text:span text:style-name="T8">if</text:span><text:span text:style-name="T2"> </text:span><text:span text:style-name="T6">(</text:span><text:span text:style-name="T7">str_LTBL</text:span><text:span text:style-name="T2"> </text:span><text:span text:style-name="T6">==</text:span><text:span text:style-name="T2"> </text:span><text:span text:style-name="T12">NULL</text:span><text:span text:style-name="T6">){</text:span></text:p>
      <text:p text:style-name="P14"><text:span text:style-name="T2"><text:tab/><text:tab/></text:span><text:span text:style-name="T7">err_printf</text:span><text:span text:style-name="T6">(</text:span><text:span text:style-name="T4">"%s%s%s"</text:span><text:span text:style-name="T6">,</text:span><text:span text:style-name="T9">argv</text:span><text:span text:style-name="T6">[</text:span><text:span text:style-name="T10">0</text:span><text:span text:style-name="T6">],</text:span><text:span text:style-name="T4">": "</text:span><text:span text:style-name="T6">,</text:span><text:span text:style-name="T4">"Could not create string buffer"</text:span><text:span text:style-name="T6">);</text:span></text:p>
      <text:p text:style-name="P14"><text:span text:style-name="T2"><text:tab/><text:tab/></text:span><text:span text:style-name="T7">exit</text:span><text:span text:style-name="T6">(</text:span><text:span text:style-name="T12">EXIT_FAILURE</text:span><text:span text:style-name="T6">);</text:span></text:p>
      <text:p text:style-name="P14"><text:span text:style-name="T2"><text:tab/></text:span><text:span text:style-name="T6">}</text:span></text:p>
      <text:p text:style-name="P8"/>
      <text:p text:style-name="P14"><text:span text:style-name="T11">/*registrer exit function */</text:span><text:span text:style-name="T2"><text:tab/></text:span></text:p>
      <text:p text:style-name="P14"><text:span text:style-name="T2"><text:s/></text:span><text:span text:style-name="T7">atexit</text:span><text:span text:style-name="T6">(</text:span><text:span text:style-name="T7">garbage_collect</text:span><text:span text:style-name="T6">);</text:span></text:p>
      <text:p text:style-name="P8"><text:tab/></text:p>
      <text:p text:style-name="P15">/*Testbed for buffer, scanner,symbol table and parser*/</text:p>
      <text:p text:style-name="P8"/>
      <text:p text:style-name="P15">/* Initialize scanner <text:s/>*/</text:p>
      <text:p text:style-name="P14"><text:span text:style-name="T2"><text:tab/></text:span><text:span text:style-name="T7">scanner_init</text:span><text:span text:style-name="T6">(</text:span><text:span text:style-name="T7">sc_buf</text:span><text:span text:style-name="T6">);</text:span></text:p>
      <text:p text:style-name="P14"><text:span text:style-name="T11">/* Add SEOF to input buffer */</text:span><text:span text:style-name="T2"> </text:span></text:p>
      <text:p text:style-name="P14"><text:span text:style-name="T2"><text:tab/></text:span><text:span text:style-name="T7">b_addc</text:span><text:span text:style-name="T6">(</text:span><text:span text:style-name="T7">sc_buf</text:span><text:span text:style-name="T6">,</text:span><text:span text:style-name="T2"> </text:span><text:span text:style-name="T12">EOF</text:span><text:span text:style-name="T6">);</text:span></text:p>
      <text:p text:style-name="P15">/* Start parsing */</text:p>
      <text:p text:style-name="P14"><text:span text:style-name="T2"><text:tab/></text:span><text:span text:style-name="T7">printf</text:span><text:span text:style-name="T6">(</text:span><text:span text:style-name="T4">"\nParsing the source file...\n\n"</text:span><text:span text:style-name="T6">);</text:span></text:p>
      <text:p text:style-name="P8"><text:tab/></text:p>
      <text:p text:style-name="P14"><text:span text:style-name="T2"><text:s text:c="8"/></text:span><text:span text:style-name="T7">parser</text:span><text:span text:style-name="T6">(</text:span><text:span text:style-name="T7">sc_buf</text:span><text:span text:style-name="T6">);</text:span></text:p>
      <text:p text:style-name="P8"><text:s text:c="8"/></text:p>
      <text:p text:style-name="P14"><text:span text:style-name="T11">/* print Symbol Table */</text:span><text:span text:style-name="T2"> <text:s text:c="3"/></text:span></text:p>
      <text:p text:style-name="P15">/* </text:p>
      <text:p text:style-name="P15"><text:tab/><text:tab/>if(sym_table.st_size &amp;&amp; sort_st){ <text:s text:c="2"/></text:p>
      <text:p text:style-name="P15"><text:s text:c="11"/>st_print(sym_table);</text:p>
      <text:p text:style-name="P15"><text:s text:c="9"/>if(sort_st){</text:p>
      <text:p text:style-name="P15"><text:s text:c="11"/>printf("\nSorting symbol table...\n");</text:p>
      <text:p text:style-name="P15"><text:s text:c="11"/>st_sort(sym_table,sort_st);</text:p>
      <text:p text:style-name="P15"><text:s text:c="11"/>st_print(sym_table);</text:p>
      <text:p text:style-name="P15"><text:s text:c="9"/>}</text:p>
      <text:p text:style-name="P15"><text:s text:c="7"/>}</text:p>
      <text:p text:style-name="P14"><text:span text:style-name="T11">*/</text:span><text:span text:style-name="T2"> <text:s text:c="6"/></text:span></text:p>
      <text:p text:style-name="P14"><text:span text:style-name="T2"><text:tab/></text:span><text:span text:style-name="T8">return</text:span><text:span text:style-name="T2"> </text:span><text:span text:style-name="T6">(</text:span><text:span text:style-name="T12">EXIT_SUCCESS</text:span><text:span text:style-name="T6">);</text:span><text:span text:style-name="T2"> </text:span><text:span text:style-name="T11">/* same effect as exit(0) */</text:span></text:p>
      <text:p text:style-name="P14"><text:span text:style-name="T6">}</text:span><text:span text:style-name="T11">/*end of main */</text:span></text:p>
      <text:p text:style-name="P8"/>
      <text:p text:style-name="P15">/* Error printing function with variable number of arguments</text:p>
      <text:p text:style-name="P15"><text:s/>*/</text:p>
      <text:p text:style-name="P14"><text:span text:style-name="T8">void</text:span><text:span text:style-name="T2"> </text:span><text:span text:style-name="T7">err_printf</text:span><text:span text:style-name="T6">(</text:span><text:span text:style-name="T2"> </text:span><text:span text:style-name="T8">char</text:span><text:span text:style-name="T2"> </text:span><text:span text:style-name="T6">*</text:span><text:span text:style-name="T9">fmt</text:span><text:span text:style-name="T6">,</text:span><text:span text:style-name="T2"> </text:span><text:span text:style-name="T6">...</text:span><text:span text:style-name="T2"> </text:span><text:span text:style-name="T6">){</text:span></text:p>
      <text:p text:style-name="P8"/>
      <text:p text:style-name="P14"><text:span text:style-name="T2"><text:s text:c="2"/></text:span><text:span text:style-name="T5">va_list</text:span><text:span text:style-name="T2"> </text:span><text:span text:style-name="T7">ap</text:span><text:span text:style-name="T6">;</text:span></text:p>
      <text:p text:style-name="P14"><text:span text:style-name="T2"><text:s text:c="2"/></text:span><text:span text:style-name="T12">va_start</text:span><text:span text:style-name="T6">(</text:span><text:span text:style-name="T7">ap</text:span><text:span text:style-name="T6">,</text:span><text:span text:style-name="T2"> </text:span><text:span text:style-name="T9">fmt</text:span><text:span text:style-name="T6">);</text:span></text:p>
      <text:p text:style-name="P8"/>
      <text:p text:style-name="P14"><text:span text:style-name="T2"><text:s text:c="2"/></text:span><text:span text:style-name="T6">(</text:span><text:span text:style-name="T8">void</text:span><text:span text:style-name="T6">)</text:span><text:span text:style-name="T7">vfprintf</text:span><text:span text:style-name="T6">(</text:span><text:span text:style-name="T12">stderr</text:span><text:span text:style-name="T6">,</text:span><text:span text:style-name="T2"> </text:span><text:span text:style-name="T9">fmt</text:span><text:span text:style-name="T6">,</text:span><text:span text:style-name="T2"> </text:span><text:span text:style-name="T7">ap</text:span><text:span text:style-name="T6">);</text:span></text:p>
      <text:p text:style-name="P14"><text:span text:style-name="T2"><text:tab/></text:span><text:span text:style-name="T12">va_end</text:span><text:span text:style-name="T6">(</text:span><text:span text:style-name="T7">ap</text:span><text:span text:style-name="T6">);</text:span></text:p>
      <text:p text:style-name="P8"/>
      <text:p text:style-name="P14"><text:span text:style-name="T2"><text:s text:c="2"/></text:span><text:span text:style-name="T11">/* Move to new line */</text:span></text:p>
      <text:p text:style-name="P14"><text:span text:style-name="T2"><text:s text:c="2"/></text:span><text:span text:style-name="T8">if</text:span><text:span text:style-name="T6">(</text:span><text:span text:style-name="T2"> </text:span><text:span text:style-name="T7">strchr</text:span><text:span text:style-name="T6">(</text:span><text:span text:style-name="T9">fmt</text:span><text:span text:style-name="T6">,</text:span><text:span text:style-name="T4">'\n'</text:span><text:span text:style-name="T6">)</text:span><text:span text:style-name="T2"> </text:span><text:span text:style-name="T6">==</text:span><text:span text:style-name="T2"> </text:span><text:span text:style-name="T12">NULL</text:span><text:span text:style-name="T2"> </text:span><text:span text:style-name="T6">)</text:span></text:p>
      <text:p text:style-name="P14"><text:span text:style-name="T2"><text:tab/> <text:s/></text:span><text:span text:style-name="T7">fprintf</text:span><text:span text:style-name="T6">(</text:span><text:span text:style-name="T12">stderr</text:span><text:span text:style-name="T6">,</text:span><text:span text:style-name="T4">"\n"</text:span><text:span text:style-name="T6">);</text:span></text:p>
      <text:p text:style-name="P12">}</text:p>
      <text:p text:style-name="P8"/>
      <text:p text:style-name="P15">/* The function return the size of an open file </text:p>
      <text:p text:style-name="P15"><text:s/>*/</text:p>
      <text:p text:style-name="P14"><text:span text:style-name="T8">long</text:span><text:span text:style-name="T2"> </text:span><text:span text:style-name="T7">get_filesize</text:span><text:span text:style-name="T6">(</text:span><text:span text:style-name="T8">char</text:span><text:span text:style-name="T2"> <text:s/></text:span><text:span text:style-name="T6">*</text:span><text:span text:style-name="T9">fname</text:span><text:span text:style-name="T6">){</text:span></text:p>
      <text:p text:style-name="P14"><text:span text:style-name="T2"><text:s text:c="3"/></text:span><text:span text:style-name="T5">FILE</text:span><text:span text:style-name="T2"> </text:span><text:span text:style-name="T6">*</text:span><text:span text:style-name="T7">input</text:span><text:span text:style-name="T6">;</text:span></text:p>
      <text:p text:style-name="P14"><text:span text:style-name="T2"><text:s text:c="3"/></text:span><text:span text:style-name="T8">long</text:span><text:span text:style-name="T2"> </text:span><text:span text:style-name="T7">flength</text:span><text:span text:style-name="T6">;</text:span></text:p>
      <text:p text:style-name="P14"><text:span text:style-name="T2"><text:s text:c="3"/></text:span><text:span text:style-name="T7">input</text:span><text:span text:style-name="T2"> </text:span><text:span text:style-name="T6">=</text:span><text:span text:style-name="T2"> </text:span><text:span text:style-name="T7">fopen</text:span><text:span text:style-name="T6">(</text:span><text:span text:style-name="T9">fname</text:span><text:span text:style-name="T6">,</text:span><text:span text:style-name="T2"> </text:span><text:span text:style-name="T4">"r"</text:span><text:span text:style-name="T6">);</text:span></text:p>
      <text:p text:style-name="P14"><text:span text:style-name="T2"><text:s text:c="3"/></text:span><text:span text:style-name="T8">if</text:span><text:span text:style-name="T6">(</text:span><text:span text:style-name="T7">input</text:span><text:span text:style-name="T2"> </text:span><text:span text:style-name="T6">==</text:span><text:span text:style-name="T2"> </text:span><text:span text:style-name="T12">NULL</text:span><text:span text:style-name="T6">)</text:span></text:p>
      <text:p text:style-name="P14"><text:span text:style-name="T2"><text:s text:c="6"/></text:span><text:span text:style-name="T7">err_printf</text:span><text:span text:style-name="T6">(</text:span><text:span text:style-name="T4">"%s%s"</text:span><text:span text:style-name="T6">,</text:span><text:span text:style-name="T4">"Cannot open file: "</text:span><text:span text:style-name="T6">,</text:span><text:span text:style-name="T9">fname</text:span><text:span text:style-name="T6">);</text:span><text:span text:style-name="T2"> <text:s text:c="2"/></text:span></text:p>
      <text:p text:style-name="P14"><text:span text:style-name="T2"><text:s text:c="3"/></text:span><text:span text:style-name="T7">fseek</text:span><text:span text:style-name="T6">(</text:span><text:span text:style-name="T7">input</text:span><text:span text:style-name="T6">,</text:span><text:span text:style-name="T2"> </text:span><text:span text:style-name="T10">0L</text:span><text:span text:style-name="T6">,</text:span><text:span text:style-name="T2"> </text:span><text:span text:style-name="T12">SEEK_END</text:span><text:span text:style-name="T6">);</text:span></text:p>
      <text:p text:style-name="P14"><text:span text:style-name="T2"><text:s text:c="3"/></text:span><text:span text:style-name="T7">flength</text:span><text:span text:style-name="T2"> </text:span><text:span text:style-name="T6">=</text:span><text:span text:style-name="T2"> </text:span><text:span text:style-name="T7">ftell</text:span><text:span text:style-name="T6">(</text:span><text:span text:style-name="T7">input</text:span><text:span text:style-name="T6">);</text:span><text:span text:style-name="T2"> <text:s text:c="2"/></text:span></text:p>
      <text:p text:style-name="P14"><text:span text:style-name="T2"><text:s text:c="3"/></text:span><text:span text:style-name="T7">fclose</text:span><text:span text:style-name="T6">(</text:span><text:span text:style-name="T7">input</text:span><text:span text:style-name="T6">);</text:span></text:p>
      <text:p text:style-name="P14"><text:soft-page-break/><text:span text:style-name="T2"><text:s text:c="3"/></text:span><text:span text:style-name="T8">return</text:span><text:span text:style-name="T2"> </text:span><text:span text:style-name="T7">flength</text:span><text:span text:style-name="T6">;</text:span></text:p>
      <text:p text:style-name="P12">}</text:p>
      <text:p text:style-name="P8"/>
      <text:p text:style-name="P15">/* The function display buffer contents </text:p>
      <text:p text:style-name="P15"><text:s/>*/</text:p>
      <text:p text:style-name="P14"><text:span text:style-name="T8">void</text:span><text:span text:style-name="T2"> </text:span><text:span text:style-name="T7">display</text:span><text:span text:style-name="T2"> </text:span><text:span text:style-name="T6">(</text:span><text:span text:style-name="T5">Buffer</text:span><text:span text:style-name="T2"> </text:span><text:span text:style-name="T6">*</text:span><text:span text:style-name="T9">ptrBuffer</text:span><text:span text:style-name="T6">){</text:span></text:p>
      <text:p text:style-name="P14"><text:span text:style-name="T2"><text:s text:c="2"/></text:span><text:span text:style-name="T7">printf</text:span><text:span text:style-name="T6">(</text:span><text:span text:style-name="T4">"\nPrinting input buffer parameters:\n\n"</text:span><text:span text:style-name="T6">);</text:span></text:p>
      <text:p text:style-name="P14"><text:span text:style-name="T2"><text:s text:c="2"/></text:span><text:span text:style-name="T7">printf</text:span><text:span text:style-name="T6">(</text:span><text:span text:style-name="T4">"The capacity of the buffer is: <text:s/>%d\n"</text:span><text:span text:style-name="T6">,</text:span><text:span text:style-name="T7">b_capacity</text:span><text:span text:style-name="T6">(</text:span><text:span text:style-name="T9">ptrBuffer</text:span><text:span text:style-name="T6">));</text:span></text:p>
      <text:p text:style-name="P14"><text:span text:style-name="T2"><text:s text:c="2"/></text:span><text:span text:style-name="T7">printf</text:span><text:span text:style-name="T6">(</text:span><text:span text:style-name="T4">"The current size of the buffer is: <text:s/>%d\n"</text:span><text:span text:style-name="T6">,</text:span><text:span text:style-name="T7">b_size</text:span><text:span text:style-name="T6">(</text:span><text:span text:style-name="T9">ptrBuffer</text:span><text:span text:style-name="T6">));</text:span><text:span text:style-name="T2"> </text:span></text:p>
      <text:p text:style-name="P14"><text:span text:style-name="T2"><text:s text:c="2"/></text:span><text:span text:style-name="T7">printf</text:span><text:span text:style-name="T6">(</text:span><text:span text:style-name="T4">"\nPrinting input buffer contents:\n\n"</text:span><text:span text:style-name="T6">);</text:span></text:p>
      <text:p text:style-name="P14"><text:span text:style-name="T2"><text:s text:c="2"/></text:span><text:span text:style-name="T7">b_print</text:span><text:span text:style-name="T6">(</text:span><text:span text:style-name="T9">ptrBuffer</text:span><text:span text:style-name="T6">);</text:span></text:p>
      <text:p text:style-name="P12">}</text:p>
      <text:p text:style-name="P8"/>
      <text:p text:style-name="P15">/* the functions frees the allocated memory */</text:p>
      <text:p text:style-name="P14"><text:span text:style-name="T8">void</text:span><text:span text:style-name="T2"> </text:span><text:span text:style-name="T7">garbage_collect</text:span><text:span text:style-name="T6">(</text:span><text:span text:style-name="T8">void</text:span><text:span text:style-name="T6">){</text:span></text:p>
      <text:p text:style-name="P14"><text:span text:style-name="T2"><text:s text:c="2"/></text:span><text:span text:style-name="T8">if</text:span><text:span text:style-name="T6">(</text:span><text:span text:style-name="T7">synerrno</text:span><text:span text:style-name="T6">)</text:span></text:p>
      <text:p text:style-name="P14"><text:span text:style-name="T2"><text:s text:c="4"/></text:span><text:span text:style-name="T7">printf</text:span><text:span text:style-name="T6">(</text:span><text:span text:style-name="T4">"\nSyntax errors: %d\n"</text:span><text:span text:style-name="T6">,</text:span><text:span text:style-name="T7">synerrno</text:span><text:span text:style-name="T6">);</text:span></text:p>
      <text:p text:style-name="P14"><text:span text:style-name="T2"><text:s text:c="2"/></text:span><text:span text:style-name="T7">printf</text:span><text:span text:style-name="T6">(</text:span><text:span text:style-name="T4">"\nCollecting garbage...\n"</text:span><text:span text:style-name="T6">);</text:span></text:p>
      <text:p text:style-name="P14"><text:span text:style-name="T2"><text:s text:c="2"/></text:span><text:span text:style-name="T7">b_destroy</text:span><text:span text:style-name="T6">(</text:span><text:span text:style-name="T7">sc_buf</text:span><text:span text:style-name="T6">);</text:span></text:p>
      <text:p text:style-name="P14"><text:span text:style-name="T2"><text:s text:c="2"/></text:span><text:span text:style-name="T7">b_destroy</text:span><text:span text:style-name="T6">(</text:span><text:span text:style-name="T7">str_LTBL</text:span><text:span text:style-name="T6">);</text:span><text:span text:style-name="T2"> <text:s/></text:span></text:p>
      <text:p text:style-name="P14"><text:span text:style-name="T2"><text:s text:c="2"/></text:span><text:span text:style-name="T7">st_destroy</text:span><text:span text:style-name="T6">(</text:span><text:span text:style-name="T7">sym_table</text:span><text:span text:style-name="T6">);</text:span></text:p>
      <text:p text:style-name="P12">}</text:p>
      <text:p text:style-name="P8"/>
      <text:p text:style-name="P8"/>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st Plan &amp; Files</text:p>
      <text:p text:style-name="P9"/>
      <text:p text:style-name="P7"><text:tab/>For the testing of the parser it was very important to create output files that matched with those that were provided. <text:line-break/><text:line-break/><text:tab/>The First part of the Parser assignment is to take the completed LR Platypus Grammar and transform it into LL grammar. This meant that the imidiate left reccursion must be taken out. The transformations to the productions were made inorder to do so. This required the use of prime productions. After the immidiate left recursion was dealt with the FIRST set must be made for the syntactic grammar.<text:line-break/><text:line-break/><text:tab/>The FIRST set must be made for each nonterminal. After replacing the FIRST sets you eventually arive at a FIRST set of terminals. Each set must be unique which is what allows the predictive parser to function.<text:line-break/><text:line-break/><text:tab/>Once my grammar was at an appropriate level of completeness I started to right the coresponding functions to the production from the grammar. After many of the productions were made I tried running the program with a test that only accessed the functions/productions I had completed. The test yielded the same result each time, that Opt_statments had been parsed. I then realized this was because I had not finished the match() and <text:s/>syn_eh() functions.<text:line-break/><text:line-break/><text:tab/>Once the match() and syn_eh() functions were added I proceeded to run the tests again. The program would continue to run and run and not exit. I thought the issue for this may be the lack of finding an SEOF_T. The issue turned out to be in the table.h SEOF being '\0' so I then changed it to 255. The program then worked for the empty file and returned the predicted output.<text:line-break/><text:line-break/><text:tab/>After the empty file was tested ass4r.out was tested and yielded the expected results. Ass4w1 and ass4w2 were tested and returned positive results. Ass4w3 and ass4w4 both returned negative results. Ass4w3 was then fixed by changing the concatination acceptance in the scanner. There was also found to be an issue with the printing of the input statement which was then corrected.</text:p>
      <text:p text:style-name="P19"/>
      <text:p text:style-name="P3"><text:span text:style-name="T16"><text:tab/>Once the other test files were produced ass4w4.pls was still giving issues. The program would run in a loop and when it was manually terminated the outut would be missing the last few lines including the errors. The first solution was to check the scanner to see how it was looking for he last " as that was one of the error differences between my output and the desried output. When checking next_c for SEOF it was only checking 255 and not EOF, or \0. Both of those were added and the program now ran. This was closer but still missing some of the desired test syntax error reporting. </text:span><text:span text:style-name="T15"><text:line-break/></text:span></text:p>
      <text:p text:style-name="P7"/>
      <text:p text:style-name="P6">ass4e.out</text:p>
      <text:p text:style-name="P7">Reading file ass4e.pls ....Please wait</text:p>
      <text:p text:style-name="P7"/>
      <text:p text:style-name="P7">Printing input buffer parameters:</text:p>
      <text:p text:style-name="P7"/>
      <text:p text:style-name="P7">The capacity of the buffer is: <text:s/>152</text:p>
      <text:p text:style-name="P7">The current size of the buffer is: <text:s/>151</text:p>
      <text:p text:style-name="P7"/>
      <text:p text:style-name="P7">Printing input buffer contents:</text:p>
      <text:p text:style-name="P7"><text:soft-page-break/></text:p>
      <text:p text:style-name="P7">!&lt;This is the greatest of all programs</text:p>
      <text:p text:style-name="P7">!&lt;The law of computer programming:</text:p>
      <text:p text:style-name="P7">!&lt;"If a program is useless, it will have to be well documented." </text:p>
      <text:p text:style-name="P7"/>
      <text:p text:style-name="P7">PLATYPUS{}</text:p>
      <text:p text:style-name="P7"/>
      <text:p text:style-name="P7">Parsing the source file...</text:p>
      <text:p text:style-name="P7"/>
      <text:p text:style-name="P7">PLATY: Opt_statements parsed</text:p>
      <text:p text:style-name="P7">PLATY: Program parsed</text:p>
      <text:p text:style-name="P7">PLATY: Source file parsed</text:p>
      <text:p text:style-name="P7"/>
      <text:p text:style-name="P7">Collecting garbage...</text:p>
      <text:p text:style-name="P7"/>
      <text:p text:style-name="P7"/>
      <text:p text:style-name="P6">ass4r.out</text:p>
      <text:p text:style-name="P7">Reading file ass4r.pls ....Please wait</text:p>
      <text:p text:style-name="P7"/>
      <text:p text:style-name="P7">Printing input buffer parameters:</text:p>
      <text:p text:style-name="P7"/>
      <text:p text:style-name="P7">The capacity of the buffer is: <text:s/>451</text:p>
      <text:p text:style-name="P7">The current size of the buffer is: <text:s/>450</text:p>
      <text:p text:style-name="P7"/>
      <text:p text:style-name="P7">Printing input buffer contents:</text:p>
      <text:p text:style-name="P7"/>
      <text:p text:style-name="P7">!&lt;This is a syntactically correct PLATYPUS program</text:p>
      <text:p text:style-name="P7">!&lt;Weiler's law:</text:p>
      <text:p text:style-name="P7">!&lt;"Nothing is impossible for the man who doesn't have to do it himself."</text:p>
      <text:p text:style-name="P7">!&lt;"Parsing is passing." S^R &amp; Compilers' law</text:p>
      <text:p text:style-name="P7"/>
      <text:p text:style-name="P7">PLATYPUS{</text:p>
      <text:p text:style-name="P7"><text:s/>a=-01;</text:p>
      <text:p text:style-name="P7"><text:s/>b=+0.;</text:p>
      <text:p text:style-name="P7"><text:s/>INPUT(c);</text:p>
      <text:p text:style-name="P7"><text:s/>INPUT(d,e,f);</text:p>
      <text:p text:style-name="P7"><text:s/>c=((d+e)/a)*f-(((d-e)*a)/f);</text:p>
      <text:p text:style-name="P7"><text:s/>USING(a = a,a&lt;&gt;b .OR. c==d .AND. e&lt;f .OR. a&gt;0,c = e)REPEAT{</text:p>
      <text:p text:style-name="P7"><text:s text:c="3"/>IF(a==1 .AND. b==0.0)THEN</text:p>
      <text:p text:style-name="P7"><text:s text:c="4"/>c=-(5.9);</text:p>
      <text:p text:style-name="P7"><text:s text:c="3"/>ELSE {c=-c;}; <text:s/></text:p>
      <text:p text:style-name="P7"><text:s/>}; <text:s text:c="2"/></text:p>
      <text:p text:style-name="P7"><text:s/>OUTPUT();</text:p>
      <text:p text:style-name="P7"><text:s/>OUTPUT("Results: ");</text:p>
      <text:p text:style-name="P7"><text:s/>OUTPUT(d,e,f,a);</text:p>
      <text:p text:style-name="P7">}</text:p>
      <text:p text:style-name="P7"/>
      <text:p text:style-name="P7">Parsing the source file...</text:p>
      <text:p text:style-name="P7"/>
      <text:p text:style-name="P7">PLATY: Primary arithmetic expression parsed</text:p>
      <text:p text:style-name="P7"><text:soft-page-break/>PLATY: Unary arithmetic expression parsed</text:p>
      <text:p text:style-name="P7">PLATY: Arithmetic expression parsed</text:p>
      <text:p text:style-name="P7">PLATY: Assignment expression (arithmetic) parsed</text:p>
      <text:p text:style-name="P7">PLATY: Assignment statement parsed</text:p>
      <text:p text:style-name="P7">PLATY: Primary arithmetic expression parsed</text:p>
      <text:p text:style-name="P7">PLATY: Unary arithmetic expression parsed</text:p>
      <text:p text:style-name="P7">PLATY: Arithmetic expression parsed</text:p>
      <text:p text:style-name="P7">PLATY: Assignment expression (arithmetic) parsed</text:p>
      <text:p text:style-name="P7">PLATY: Assignment statement parsed</text:p>
      <text:p text:style-name="P7">PLATY: Variable list parsed</text:p>
      <text:p text:style-name="P7">PLATY: INPUT statement parsed</text:p>
      <text:p text:style-name="P7">PLATY: Variable list parsed</text:p>
      <text:p text:style-name="P7">PLATY: INPUT statement parsed</text:p>
      <text:p text:style-name="P7">PLATY: Primary arithmetic expression parsed</text:p>
      <text:p text:style-name="P7">PLATY: Primary arithmetic expression parsed</text:p>
      <text:p text:style-name="P7">PLATY: Addi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Primary arithmetic expression parsed</text:p>
      <text:p text:style-name="P7">PLATY: Primary arithmetic expression parsed</text:p>
      <text:p text:style-name="P7">PLATY: Addi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Arithmetic expression parsed</text:p>
      <text:p text:style-name="P7">PLATY: Primary arithmetic expression parsed</text:p>
      <text:p text:style-name="P7">PLATY: Additive arithmetic expression parsed</text:p>
      <text:p text:style-name="P7">PLATY: Arithmetic expression parsed</text:p>
      <text:p text:style-name="P7">PLATY: Assignment expression (arithmetic) parsed</text:p>
      <text:p text:style-name="P7">PLATY: Assignment statement parsed</text:p>
      <text:p text:style-name="P7">PLATY: Primary arithmetic expression parsed</text:p>
      <text:p text:style-name="P7">PLATY: Arithmetic expression parsed</text:p>
      <text:p text:style-name="P7">PLATY: Assignment expression (arithmetic) parsed</text:p>
      <text:p text:style-name="P7">PLATY: Primary a_relational expression parsed</text:p>
      <text:p text:style-name="P7">PLATY: Primary a_relational expression parsed</text:p>
      <text:p text:style-name="P7">PLATY: Relational expression parsed</text:p>
      <text:p text:style-name="P7">PLATY: Primary a_relational expression parsed</text:p>
      <text:p text:style-name="P7">PLATY: Primary a_relational expression parsed</text:p>
      <text:p text:style-name="P7">PLATY: Relational expression parsed</text:p>
      <text:p text:style-name="P7"><text:soft-page-break/>PLATY: Primary a_relational expression parsed</text:p>
      <text:p text:style-name="P7">PLATY: Primary a_relational expression parsed</text:p>
      <text:p text:style-name="P7">PLATY: Relational expression parsed</text:p>
      <text:p text:style-name="P7">PLATY: Logical AND expression parsed</text:p>
      <text:p text:style-name="P7">PLATY: Primary a_relational expression parsed</text:p>
      <text:p text:style-name="P7">PLATY: Primary a_relational expression parsed</text:p>
      <text:p text:style-name="P7">PLATY: Relational expression parsed</text:p>
      <text:p text:style-name="P7">PLATY: Logical OR expression parsed</text:p>
      <text:p text:style-name="P7">PLATY: Logical OR expression parsed</text:p>
      <text:p text:style-name="P7">PLATY: Conditional expression parsed</text:p>
      <text:p text:style-name="P7">PLATY: Primary arithmetic expression parsed</text:p>
      <text:p text:style-name="P7">PLATY: Arithmetic expression parsed</text:p>
      <text:p text:style-name="P7">PLATY: Assignment expression (arithmetic) parsed</text:p>
      <text:p text:style-name="P7">PLATY: Primary a_relational expression parsed</text:p>
      <text:p text:style-name="P7">PLATY: Primary a_relational expression parsed</text:p>
      <text:p text:style-name="P7">PLATY: Relational expression parsed</text:p>
      <text:p text:style-name="P7">PLATY: Primary a_relational expression parsed</text:p>
      <text:p text:style-name="P7">PLATY: Primary a_relational expression parsed</text:p>
      <text:p text:style-name="P7">PLATY: Relational expression parsed</text:p>
      <text:p text:style-name="P7">PLATY: Logical AND expression parsed</text:p>
      <text:p text:style-name="P7">PLATY: Conditional expression parsed</text:p>
      <text:p text:style-name="P7">PLATY: Primary arithmetic expression parsed</text:p>
      <text:p text:style-name="P7">PLATY: Arithmetic expression parsed</text:p>
      <text:p text:style-name="P7">PLATY: Primary arithmetic expression parsed</text:p>
      <text:p text:style-name="P7">PLATY: Unary arithmetic expression parsed</text:p>
      <text:p text:style-name="P7">PLATY: Arithmetic expression parsed</text:p>
      <text:p text:style-name="P7">PLATY: Assignment expression (arithmetic) parsed</text:p>
      <text:p text:style-name="P7">PLATY: Assignment statement parsed</text:p>
      <text:p text:style-name="P7">PLATY: Primary arithmetic expression parsed</text:p>
      <text:p text:style-name="P7">PLATY: Unary arithmetic expression parsed</text:p>
      <text:p text:style-name="P7">PLATY: Arithmetic expression parsed</text:p>
      <text:p text:style-name="P7">PLATY: Assignment expression (arithmetic) parsed</text:p>
      <text:p text:style-name="P7">PLATY: Assignment statement parsed</text:p>
      <text:p text:style-name="P7">PLATY: IF statement parsed</text:p>
      <text:p text:style-name="P7">PLATY: USING statement parsed</text:p>
      <text:p text:style-name="P7">PLATY: Output list (empty) parsed</text:p>
      <text:p text:style-name="P7">PLATY: OUTPUT statement parsed</text:p>
      <text:p text:style-name="P7">PLATY: Output list (string literal) parsed</text:p>
      <text:p text:style-name="P7">PLATY: OUTPUT statement parsed</text:p>
      <text:p text:style-name="P7">PLATY: Variable list parsed</text:p>
      <text:p text:style-name="P7">PLATY: OUTPUT statement parsed</text:p>
      <text:p text:style-name="P7">PLATY: Program parsed</text:p>
      <text:p text:style-name="P7">PLATY: Source file parsed</text:p>
      <text:p text:style-name="P7"/>
      <text:p text:style-name="P7">Collecting garbage...</text:p>
      <text:p text:style-name="P7"/>
      <text:p text:style-name="P6">ass4w1.out</text:p>
      <text:p text:style-name="P7">Reading file ass4w1.pls ....Please wait</text:p>
      <text:p text:style-name="P7"/>
      <text:p text:style-name="P7">Printing input buffer parameters:</text:p>
      <text:p text:style-name="P7"><text:soft-page-break/></text:p>
      <text:p text:style-name="P7">The capacity of the buffer is: <text:s/>286</text:p>
      <text:p text:style-name="P7">The current size of the buffer is: <text:s/>285</text:p>
      <text:p text:style-name="P7"/>
      <text:p text:style-name="P7">Printing input buffer contents:</text:p>
      <text:p text:style-name="P7"/>
      <text:p text:style-name="P7">!&lt;This program contains a syntax error</text:p>
      <text:p text:style-name="P7"/>
      <text:p text:style-name="P7">PLATYPUS{</text:p>
      <text:p text:style-name="P7">OUTPUT("If there is a possibility of several things going wrong,</text:p>
      <text:p text:style-name="P7"><text:s text:c="9"/>the one that will cause the most damage will be the first</text:p>
      <text:p text:style-name="P7"><text:s text:c="9"/>one to go wrong. Murphy's law");</text:p>
      <text:p text:style-name="P7"><text:s/>c=(-(d+e))*f-</text:p>
      <text:p text:style-name="P7"><text:s text:c="3"/>((d-e)*a)/f); !&lt; Missing "(" or extra ")"</text:p>
      <text:p text:style-name="P7">}</text:p>
      <text:p text:style-name="P7"/>
      <text:p text:style-name="P7">Parsing the source file...</text:p>
      <text:p text:style-name="P7"/>
      <text:p text:style-name="P7">PLATY: Output list (string literal) parsed</text:p>
      <text:p text:style-name="P7">PLATY: OUTPUT statement parsed</text:p>
      <text:p text:style-name="P7">PLATY: Primary arithmetic expression parsed</text:p>
      <text:p text:style-name="P7">PLATY: Primary arithmetic expression parsed</text:p>
      <text:p text:style-name="P7">PLATY: Additive arithmetic expression parsed</text:p>
      <text:p text:style-name="P7">PLATY: Arithmetic expression parsed</text:p>
      <text:p text:style-name="P7">PLATY: Primary arithmetic expression parsed</text:p>
      <text:p text:style-name="P7">PLATY: Unary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Primary arithmetic expression parsed</text:p>
      <text:p text:style-name="P7">PLATY: Primary arithmetic expression parsed</text:p>
      <text:p text:style-name="P7">PLATY: Addi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Arithmetic expression parsed</text:p>
      <text:p text:style-name="P7">PLATY: Primary arithmetic expression parsed</text:p>
      <text:p text:style-name="P7">PLATY: Primary arithmetic expression parsed</text:p>
      <text:p text:style-name="P7">PLATY: Multiplicative arithmetic expression parsed</text:p>
      <text:p text:style-name="P7">PLATY: Additive arithmetic expression parsed</text:p>
      <text:p text:style-name="P7">PLATY: Arithmetic expression parsed</text:p>
      <text:p text:style-name="P7">PLATY: Assignment expression (arithmetic) parsed</text:p>
      <text:p text:style-name="P7">PLATY: Syntax error: <text:s/>Line: <text:s/>8</text:p>
      <text:p text:style-name="P7">***** <text:s/>Token code: 13 Attribute: NA</text:p>
      <text:p text:style-name="P7">PLATY: Assignment statement parsed</text:p>
      <text:p text:style-name="P7">PLATY: Program parsed</text:p>
      <text:p text:style-name="P7">PLATY: Source file parsed</text:p>
      <text:p text:style-name="P7"/>
      <text:p text:style-name="P7"><text:soft-page-break/>Syntax errors: 1</text:p>
      <text:p text:style-name="P7"/>
      <text:p text:style-name="P7">Collecting garbage...</text:p>
      <text:p text:style-name="P7"/>
      <text:p text:style-name="P6">ass4w2.out</text:p>
      <text:p text:style-name="P7">Reading file ass4w2.pls ....Please wait</text:p>
      <text:p text:style-name="P7"/>
      <text:p text:style-name="P7">Printing input buffer parameters:</text:p>
      <text:p text:style-name="P7"/>
      <text:p text:style-name="P7">The capacity of the buffer is: <text:s/>171</text:p>
      <text:p text:style-name="P7">The current size of the buffer is: <text:s/>170</text:p>
      <text:p text:style-name="P7"/>
      <text:p text:style-name="P7">Printing input buffer contents:</text:p>
      <text:p text:style-name="P7"/>
      <text:p text:style-name="P7">!&lt;This program contains syntax errors</text:p>
      <text:p text:style-name="P7">!&lt;Ginsberg's theorems:</text:p>
      <text:p text:style-name="P7">!&lt;1.You can't win</text:p>
      <text:p text:style-name="P7">!&lt;2.You can't break even</text:p>
      <text:p text:style-name="P7">!&lt;3.You can't even quit the game</text:p>
      <text:p text:style-name="P7">PLATYPUS{</text:p>
      <text:p text:style-name="P7"><text:s text:c="2"/>a_ = a + . (- b);</text:p>
      <text:p text:style-name="P7">};</text:p>
      <text:p text:style-name="P7"/>
      <text:p text:style-name="P7"/>
      <text:p text:style-name="P7">Parsing the source file...</text:p>
      <text:p text:style-name="P7"/>
      <text:p text:style-name="P7">PLATY: Syntax error: <text:s/>Line: <text:s/>7</text:p>
      <text:p text:style-name="P7">***** <text:s/>Token code: <text:s/>0 Attribute: _</text:p>
      <text:p text:style-name="P7">PLATY: Primary arithmetic expression parsed</text:p>
      <text:p text:style-name="P7">PLATY: Syntax error: <text:s/>Line: <text:s/>7</text:p>
      <text:p text:style-name="P7">***** <text:s/>Token code: <text:s/>0 Attribute: .</text:p>
      <text:p text:style-name="P7">PLATY: Primary arithmetic expression parsed</text:p>
      <text:p text:style-name="P7">PLATY: Unary arithmetic expression parsed</text:p>
      <text:p text:style-name="P7">PLATY: Arithmetic expression parsed</text:p>
      <text:p text:style-name="P7">PLATY: Primary arithmetic expression parsed</text:p>
      <text:p text:style-name="P7">PLATY: Additive arithmetic expression parsed</text:p>
      <text:p text:style-name="P7">PLATY: Arithmetic expression parsed</text:p>
      <text:p text:style-name="P7">PLATY: Assignment expression (arithmetic) parsed</text:p>
      <text:p text:style-name="P7">PLATY: Assignment statement parsed</text:p>
      <text:p text:style-name="P7">PLATY: Program parsed</text:p>
      <text:p text:style-name="P7">PLATY: Syntax error: <text:s/>Line: <text:s/>8</text:p>
      <text:p text:style-name="P7">***** <text:s/>Token code: 18 Attribute: NA</text:p>
      <text:p text:style-name="P7">PLATY: Source file parsed</text:p>
      <text:p text:style-name="P7"/>
      <text:p text:style-name="P7">Syntax errors: 3</text:p>
      <text:p text:style-name="P7"/>
      <text:p text:style-name="P7">Collecting garbage...</text:p>
      <text:p text:style-name="P7"/>
      <text:p text:style-name="P6">ass4w3.out</text:p>
      <text:p text:style-name="P7">Reading file ass4w3.pls ....Please wait</text:p>
      <text:p text:style-name="P7"><text:soft-page-break/></text:p>
      <text:p text:style-name="P7">Printing input buffer parameters:</text:p>
      <text:p text:style-name="P7"/>
      <text:p text:style-name="P7">The capacity of the buffer is: <text:s/>348</text:p>
      <text:p text:style-name="P7">The current size of the buffer is: <text:s/>347</text:p>
      <text:p text:style-name="P7"/>
      <text:p text:style-name="P7">Printing input buffer contents:</text:p>
      <text:p text:style-name="P7"/>
      <text:p text:style-name="P7">!&lt;This program contains a syntax error</text:p>
      <text:p text:style-name="P7">!&lt;Forsyth's second corollary to Murphy's law:</text:p>
      <text:p text:style-name="P7">!&lt;"Just when you see the light at the end of the tunnel, the roof caves."</text:p>
      <text:p text:style-name="P7"/>
      <text:p text:style-name="P7">PLATYPUS{</text:p>
      <text:p text:style-name="P7"><text:s/>INPUT(IF);</text:p>
      <text:p text:style-name="P7"><text:s/>a% = "";</text:p>
      <text:p text:style-name="P7"><text:s/>INPUT(b,a,b%);</text:p>
      <text:p text:style-name="P7"><text:s/>IF(if == "begin" .AND a% |= a)THEN</text:p>
      <text:p text:style-name="P7"><text:s text:c="3"/>a% = "begin" # a% # b% # "end";</text:p>
      <text:p text:style-name="P7"><text:s/></text:p>
      <text:p text:style-name="P7">^@#$&amp; ELSE{REPEAT};</text:p>
      <text:p text:style-name="P7">PLATYPUS !&lt;What is this creature doing here?</text:p>
      <text:p text:style-name="P7">}</text:p>
      <text:p text:style-name="P7"/>
      <text:p text:style-name="P7">Parsing the source file...</text:p>
      <text:p text:style-name="P7"/>
      <text:p text:style-name="P7">PLATY: Syntax error: <text:s/>Line: <text:s/>6</text:p>
      <text:p text:style-name="P7">***** <text:s/>Token code: 16 Attribute: IF</text:p>
      <text:p text:style-name="P7">PLATY: Variable list parsed</text:p>
      <text:p text:style-name="P7">PLATY: Syntax error: <text:s/>Line: <text:s/>6</text:p>
      <text:p text:style-name="P7">***** <text:s/>Token code: 16 Attribute: IF</text:p>
      <text:p text:style-name="P7">PLATY: INPUT statement parsed</text:p>
      <text:p text:style-name="P7">PLATY: Primary string expression parsed</text:p>
      <text:p text:style-name="P7">PLATY: String expression parsed</text:p>
      <text:p text:style-name="P7">PLATY: Assignment expression (string) parsed</text:p>
      <text:p text:style-name="P7">PLATY: Assignment statement parsed</text:p>
      <text:p text:style-name="P7">PLATY: Variable list parsed</text:p>
      <text:p text:style-name="P7">PLATY: INPUT statement parsed</text:p>
      <text:p text:style-name="P7">PLATY: Primary a_relational expression parsed</text:p>
      <text:p text:style-name="P7">PLATY: Syntax error: <text:s/>Line: <text:s/>9</text:p>
      <text:p text:style-name="P7">***** <text:s/>Token code: <text:s/>6 Attribute: begin</text:p>
      <text:p text:style-name="P7">PLATY: Primary a_relational expression parsed</text:p>
      <text:p text:style-name="P7">PLATY: Relational expression parsed</text:p>
      <text:p text:style-name="P7">PLATY: Conditional expression parsed</text:p>
      <text:p text:style-name="P7">PLATY: Syntax error: <text:s/>Line: <text:s/>9</text:p>
      <text:p text:style-name="P7">***** <text:s/>Token code: <text:s/>6 Attribute: begin</text:p>
      <text:p text:style-name="P7">PLATY: Primary string expression parsed</text:p>
      <text:p text:style-name="P7">PLATY: Primary string expression parsed</text:p>
      <text:p text:style-name="P7">PLATY: Primary string expression parsed</text:p>
      <text:p text:style-name="P7">PLATY: Primary string expression parsed</text:p>
      <text:p text:style-name="P7">PLATY: String expression parsed</text:p>
      <text:p text:style-name="P7"><text:soft-page-break/>PLATY: Assignment expression (string) parsed</text:p>
      <text:p text:style-name="P7">PLATY: Syntax error: <text:s/>Line: 12</text:p>
      <text:p text:style-name="P7">***** <text:s/>Token code: <text:s/>0 Attribute: ^</text:p>
      <text:p text:style-name="P7">PLATY: Assignment statement parsed</text:p>
      <text:p text:style-name="P7">PLATY: Syntax error: <text:s/>Line: 12</text:p>
      <text:p text:style-name="P7">***** <text:s/>Token code: <text:s/>0 Attribute: @</text:p>
      <text:p text:style-name="P7">PLATY: Opt_statements parsed</text:p>
      <text:p text:style-name="P7">PLATY: Syntax error: <text:s/>Line: 12</text:p>
      <text:p text:style-name="P7">***** <text:s/>Token code: 16 Attribute: REPEAT</text:p>
      <text:p text:style-name="P7">PLATY: IF statement parsed</text:p>
      <text:p text:style-name="P7">PLATY: Syntax error: <text:s/>Line: 13</text:p>
      <text:p text:style-name="P7">***** <text:s/>Token code: 16 Attribute: PLATYPUS</text:p>
      <text:p text:style-name="P7">PLATY: Program parsed</text:p>
      <text:p text:style-name="P7">PLATY: Source file parsed</text:p>
      <text:p text:style-name="P7"/>
      <text:p text:style-name="P7">Syntax errors: 6</text:p>
      <text:p text:style-name="P7"/>
      <text:p text:style-name="P7">Collecting garbage...</text:p>
      <text:p text:style-name="P6"/>
      <text:p text:style-name="P6">ass4w4.out</text:p>
      <text:p text:style-name="P7">Reading file ass4w4.pls ....Please wait</text:p>
      <text:p text:style-name="P7"/>
      <text:p text:style-name="P7">Printing input buffer parameters:</text:p>
      <text:p text:style-name="P7"/>
      <text:p text:style-name="P7">The capacity of the buffer is: <text:s/>418</text:p>
      <text:p text:style-name="P7">The current size of the buffer is: <text:s/>417</text:p>
      <text:p text:style-name="P7"/>
      <text:p text:style-name="P7">Printing input buffer contents:</text:p>
      <text:p text:style-name="P7"/>
      <text:p text:style-name="P7">!&lt;This program contains syntax errors</text:p>
      <text:p text:style-name="P7">!&lt;Addition to Murphy's laws:</text:p>
      <text:p text:style-name="P7">!&lt;"In nature, nothing is ever right. Therefore,</text:p>
      <text:p text:style-name="P7">!&lt;if everything is going right ... something is wrong."</text:p>
      <text:p text:style-name="P7"/>
      <text:p text:style-name="P7">PLATYPUS{</text:p>
      <text:p text:style-name="P7"><text:s text:c="2"/>USING(a=a,a == b * c,c=c)REPEAT{</text:p>
      <text:p text:style-name="P7"><text:s text:c="3"/>IF()THEN a=b&lt;&gt;c; ELSE ELSE{};</text:p>
      <text:p text:style-name="P7"><text:s text:c="4"/>USING(a=a,good% &lt;&gt; "a",)REPEAT{};</text:p>
      <text:p text:style-name="P7"><text:s text:c="4"/>a = (a <text:s/>badLong89%) + (good badLong89) * (good 7.);</text:p>
      <text:p text:style-name="P7"><text:s text:c="3"/>};</text:p>
      <text:p text:style-name="P7"><text:s text:c="2"/>IF (c &gt; 0)THEN ELSE{};</text:p>
      <text:p text:style-name="P7"><text:s text:c="2"/>OUTPUT("Imagine all the scanners );</text:p>
      <text:p text:style-name="P7"><text:s/>}</text:p>
      <text:p text:style-name="P7">}</text:p>
      <text:p text:style-name="P7"/>
      <text:p text:style-name="P7">Parsing the source file...</text:p>
      <text:p text:style-name="P7"/>
      <text:p text:style-name="P7">PLATY: Primary arithmetic expression parsed</text:p>
      <text:p text:style-name="P7">PLATY: Arithmetic expression parsed</text:p>
      <text:p text:style-name="P7">PLATY: Assignment expression (arithmetic) parsed</text:p>
      <text:p text:style-name="P7"><text:soft-page-break/>PLATY: Primary a_relational expression parsed</text:p>
      <text:p text:style-name="P7">PLATY: Primary a_relational expression parsed</text:p>
      <text:p text:style-name="P7">PLATY: Relational expression parsed</text:p>
      <text:p text:style-name="P7">PLATY: Conditional expression parsed</text:p>
      <text:p text:style-name="P7">PLATY: Syntax error: <text:s/>Line: <text:s/>7</text:p>
      <text:p text:style-name="P7">***** <text:s/>Token code: <text:s/>9 Attribute: 2</text:p>
      <text:p text:style-name="P7">PLATY: Primary arithmetic expression parsed</text:p>
      <text:p text:style-name="P7">PLATY: Arithmetic expression parsed</text:p>
      <text:p text:style-name="P7">PLATY: Assignment expression (arithmetic) parsed</text:p>
      <text:p text:style-name="P7">PLATY: Syntax error: <text:s/>Line: <text:s/>8</text:p>
      <text:p text:style-name="P7">***** <text:s/>Token code: 13 Attribute: NA</text:p>
      <text:p text:style-name="P7">PLATY: Relational expression parsed</text:p>
      <text:p text:style-name="P7">PLATY: Conditional expression parsed</text:p>
      <text:p text:style-name="P7">PLATY: Primary arithmetic expression parsed</text:p>
      <text:p text:style-name="P7">PLATY: Arithmetic expression parsed</text:p>
      <text:p text:style-name="P7">PLATY: Assignment expression (arithmetic) parsed</text:p>
      <text:p text:style-name="P7">PLATY: Syntax error: <text:s/>Line: <text:s/>8</text:p>
      <text:p text:style-name="P7">***** <text:s/>Token code: 10 Attribute: 1</text:p>
      <text:p text:style-name="P7">PLATY: Assignment statement parsed</text:p>
      <text:p text:style-name="P7">PLATY: Syntax error: <text:s/>Line: <text:s/>8</text:p>
      <text:p text:style-name="P7">***** <text:s/>Token code: 16 Attribute: ELSE</text:p>
      <text:p text:style-name="P7">PLATY: Opt_statements parsed</text:p>
      <text:p text:style-name="P7">PLATY: IF statement parsed</text:p>
      <text:p text:style-name="P7">PLATY: Primary arithmetic expression parsed</text:p>
      <text:p text:style-name="P7">PLATY: Arithmetic expression parsed</text:p>
      <text:p text:style-name="P7">PLATY: Assignment expression (arithmetic) parsed</text:p>
      <text:p text:style-name="P7">PLATY: Primary string expression parsed</text:p>
      <text:p text:style-name="P7">PLATY: Primary s_relational expression parsed</text:p>
      <text:p text:style-name="P7">PLATY: Primary string expression parsed</text:p>
      <text:p text:style-name="P7">PLATY: Primary s_relational expression parsed</text:p>
      <text:p text:style-name="P7">PLATY: Relational expression parsed</text:p>
      <text:p text:style-name="P7">PLATY: Conditional expression parsed</text:p>
      <text:p text:style-name="P7">PLATY: Syntax error: <text:s/>Line: <text:s/>9</text:p>
      <text:p text:style-name="P7">***** <text:s/>Token code: 13 Attribute: NA</text:p>
      <text:p text:style-name="P7">PLATY: Opt_statements parsed</text:p>
      <text:p text:style-name="P7">PLATY: USING statement parsed</text:p>
      <text:p text:style-name="P7">PLATY: Primary arithmetic expression parsed</text:p>
      <text:p text:style-name="P7">PLATY: Arithmetic expression parsed</text:p>
      <text:p text:style-name="P7">PLATY: Syntax error: <text:s/>Line: 10</text:p>
      <text:p text:style-name="P7">***** <text:s/>Token code: <text:s/>3 Attribute: badLong%</text:p>
      <text:p text:style-name="P7">PLATY: Primary arithmetic expression parsed</text:p>
      <text:p text:style-name="P7">PLATY: Primary arithmetic expression parsed</text:p>
      <text:p text:style-name="P7">PLATY: Arithmetic expression parsed</text:p>
      <text:p text:style-name="P7">PLATY: Syntax error: <text:s/>Line: 10</text:p>
      <text:p text:style-name="P7">***** <text:s/>Token code: <text:s/>2 Attribute: badLong8</text:p>
      <text:p text:style-name="P7">PLATY: Primary arithmetic expression parsed</text:p>
      <text:p text:style-name="P7">PLATY: Primary arithmetic expression parsed</text:p>
      <text:p text:style-name="P7">PLATY: Arithmetic expression parsed</text:p>
      <text:p text:style-name="P7">PLATY: Syntax error: <text:s/>Line: 10</text:p>
      <text:p text:style-name="P7">***** <text:s/>Token code: <text:s/>4 Attribute: <text:s text:c="2"/>7.0</text:p>
      <text:p text:style-name="P7"><text:soft-page-break/>PLATY: Primary arithmetic expression parsed</text:p>
      <text:p text:style-name="P7">PLATY: Multiplicative arithmetic expression parsed</text:p>
      <text:p text:style-name="P7">PLATY: Additive arithmetic expression parsed</text:p>
      <text:p text:style-name="P7">PLATY: Arithmetic expression parsed</text:p>
      <text:p text:style-name="P7">PLATY: Assignment expression (arithmetic) parsed</text:p>
      <text:p text:style-name="P7">PLATY: Assignment statement parsed</text:p>
      <text:p text:style-name="P7">PLATY: USING statement parsed</text:p>
      <text:p text:style-name="P7">PLATY: Primary a_relational expression parsed</text:p>
      <text:p text:style-name="P7">PLATY: Primary a_relational expression parsed</text:p>
      <text:p text:style-name="P7">PLATY: Relational expression parsed</text:p>
      <text:p text:style-name="P7">PLATY: Conditional expression parsed</text:p>
      <text:p text:style-name="P7">PLATY: Opt_statements parsed</text:p>
      <text:p text:style-name="P7">PLATY: Opt_statements parsed</text:p>
      <text:p text:style-name="P7">PLATY: IF statement parsed</text:p>
      <text:p text:style-name="P7">PLATY: Syntax error: <text:s/>Line: 15</text:p>
      <text:p text:style-name="P7">***** <text:s/>Token code: <text:s/>0 Attribute: "Imagine all the ...</text:p>
      <text:p text:style-name="P7">PLATY: Variable list parsed</text:p>
      <text:p text:style-name="P7">PLATY: OUTPUT statement parsed</text:p>
      <text:p text:style-name="P7">PLATY: Program parsed</text:p>
      <text:p text:style-name="P7">PLATY: Syntax error: <text:s/>Line: 17</text:p>
      <text:p text:style-name="P7">***** <text:s/>Token code: 15 Attribute: NA</text:p>
      <text:p text:style-name="P7">PLATY: Source file parsed</text:p>
      <text:p text:style-name="P7"/>
      <text:p text:style-name="P7">Syntax errors: 8</text:p>
      <text:p text:style-name="P7"/>
      <text:p text:style-name="P7">Collecting garbage...</text:p>
      <text:p text:style-name="P6"/>
      <text:p text:style-name="P7"/>
      <text:p text:style-name="P7"/>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Page_20_Number"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59S</meta:editing-duration>
    <meta:editing-cycles>34</meta:editing-cycles>
    <meta:generator>OpenOffice/4.0.1$Win32 OpenOffice.org_project/401m5$Build-9714</meta:generator>
    <dc:date>2015-12-12T15:07:54.39</dc:date>
    <dc:creator>Warren Rainey</dc:creator>
    <meta:document-statistic meta:table-count="0" meta:image-count="0" meta:object-count="0" meta:page-count="33" meta:paragraph-count="1583" meta:word-count="5725" meta:character-count="56667"/>
    <meta:user-defined meta:name="Info 1"/>
    <meta:user-defined meta:name="Info 2"/>
    <meta:user-defined meta:name="Info 3"/>
    <meta:user-defined meta:name="Info 4"/>
  </office:meta>
</office:document-meta>
</file>